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fo:background-color="transparent" style:cell-protect="protected"/>
    </style:style>
    <style:style style:name="ce3" style:family="table-cell" style:parent-style-name="Default" style:data-style-name="N37"/>
    <style:style style:name="co1" style:family="table-column">
      <style:table-column-properties fo:break-before="auto" style:column-width="1.95791666666667cm" style:use-optimal-column-width="true"/>
    </style:style>
    <style:style style:name="co2" style:family="table-column">
      <style:table-column-properties fo:break-before="auto" style:column-width="1.76388888888889cm"/>
    </style:style>
    <style:style style:name="co3" style:family="table-column">
      <style:table-column-properties fo:break-before="auto" style:column-width="1.94027777777778cm" style:use-optimal-column-width="true"/>
    </style:style>
    <style:style style:name="co4" style:family="table-column">
      <style:table-column-properties fo:break-before="auto" style:column-width="1.71097222222222cm" style:use-optimal-column-width="true"/>
    </style:style>
    <style:style style:name="co5" style:family="table-column">
      <style:table-column-properties fo:break-before="auto" style:column-width="1.74625cm" style:use-optimal-column-width="true"/>
    </style:style>
    <style:style style:name="co6" style:family="table-column">
      <style:table-column-properties fo:break-before="auto" style:column-width="2.13430555555556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5" table:default-cell-style-name="ce1"/>
        <table:table-column table:style-name="co4" table:default-cell-style-name="ce1"/>
        <table:table-column table:style-name="co5" table:number-columns-repeated="5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5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4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6" table:number-columns-repeated="2" table:default-cell-style-name="ce1"/>
        <table:table-column table:style-name="co3" table:number-columns-repeated="4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number-columns-repeated="16323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Y51</text:p>
          </table:table-cell>
          <table:table-cell office:value-type="string" table:style-name="ce1">
            <text:p>Y52</text:p>
          </table:table-cell>
          <table:table-cell office:value-type="string" table:style-name="ce1">
            <text:p>Y53</text:p>
          </table:table-cell>
          <table:table-cell office:value-type="string" table:style-name="ce1">
            <text:p>Y54</text:p>
          </table:table-cell>
          <table:table-cell office:value-type="string" table:style-name="ce1">
            <text:p>Y55</text:p>
          </table:table-cell>
          <table:table-cell office:value-type="string" table:style-name="ce1">
            <text:p>Y56</text:p>
          </table:table-cell>
          <table:table-cell office:value-type="string" table:style-name="ce1">
            <text:p>Y57</text:p>
          </table:table-cell>
          <table:table-cell office:value-type="string" table:style-name="ce1">
            <text:p>Y58</text:p>
          </table:table-cell>
          <table:table-cell office:value-type="string" table:style-name="ce1">
            <text:p>Y59</text:p>
          </table:table-cell>
          <table:table-cell office:value-type="string" table:style-name="ce1">
            <text:p>Y60</text:p>
          </table:table-cell>
          <table:table-cell office:value-type="string" table:style-name="ce1">
            <text:p>Y61</text:p>
          </table:table-cell>
          <table:table-cell office:value-type="string" table:style-name="ce1">
            <text:p>Y62</text:p>
          </table:table-cell>
          <table:table-cell office:value-type="string" table:style-name="ce1">
            <text:p>Y63</text:p>
          </table:table-cell>
          <table:table-cell office:value-type="string" table:style-name="ce1">
            <text:p>Y64</text:p>
          </table:table-cell>
          <table:table-cell office:value-type="string" table:style-name="ce1">
            <text:p>Y65</text:p>
          </table:table-cell>
          <table:table-cell office:value-type="string" table:style-name="ce1">
            <text:p>Y66</text:p>
          </table:table-cell>
          <table:table-cell office:value-type="string" table:style-name="ce1">
            <text:p>Y67</text:p>
          </table:table-cell>
          <table:table-cell office:value-type="string" table:style-name="ce1">
            <text:p>Y68</text:p>
          </table:table-cell>
          <table:table-cell office:value-type="string" table:style-name="ce1">
            <text:p>Y69</text:p>
          </table:table-cell>
          <table:table-cell office:value-type="string" table:style-name="ce1">
            <text:p>Y70</text:p>
          </table:table-cell>
          <table:table-cell office:value-type="string" table:style-name="ce1">
            <text:p>Y71</text:p>
          </table:table-cell>
          <table:table-cell office:value-type="string" table:style-name="ce1">
            <text:p>Y72</text:p>
          </table:table-cell>
          <table:table-cell office:value-type="string" table:style-name="ce1">
            <text:p>Y73</text:p>
          </table:table-cell>
          <table:table-cell office:value-type="string" table:style-name="ce1">
            <text:p>Y74</text:p>
          </table:table-cell>
          <table:table-cell office:value-type="string" table:style-name="ce1">
            <text:p>Y75</text:p>
          </table:table-cell>
          <table:table-cell office:value-type="string" table:style-name="ce1">
            <text:p>Y76</text:p>
          </table:table-cell>
          <table:table-cell office:value-type="string" table:style-name="ce1">
            <text:p>Y77</text:p>
          </table:table-cell>
          <table:table-cell office:value-type="string" table:style-name="ce1">
            <text:p>Y78</text:p>
          </table:table-cell>
          <table:table-cell office:value-type="string" table:style-name="ce1">
            <text:p>Y79</text:p>
          </table:table-cell>
          <table:table-cell office:value-type="string" table:style-name="ce1">
            <text:p>Y80</text:p>
          </table:table-cell>
          <table:table-cell office:value-type="string" table:style-name="ce1">
            <text:p>Y81</text:p>
          </table:table-cell>
          <table:table-cell office:value-type="string" table:style-name="ce1">
            <text:p>Y82</text:p>
          </table:table-cell>
          <table:table-cell office:value-type="string" table:style-name="ce1">
            <text:p>Y83</text:p>
          </table:table-cell>
          <table:table-cell office:value-type="string" table:style-name="ce1">
            <text:p>Y84</text:p>
          </table:table-cell>
          <table:table-cell office:value-type="string" table:style-name="ce1">
            <text:p>Y85</text:p>
          </table:table-cell>
          <table:table-cell office:value-type="string" table:style-name="ce1">
            <text:p>Y86</text:p>
          </table:table-cell>
          <table:table-cell office:value-type="string" table:style-name="ce1">
            <text:p>Y87</text:p>
          </table:table-cell>
          <table:table-cell office:value-type="string" table:style-name="ce1">
            <text:p>Y88</text:p>
          </table:table-cell>
          <table:table-cell office:value-type="string" table:style-name="ce1">
            <text:p>Y89</text:p>
          </table:table-cell>
          <table:table-cell office:value-type="string" table:style-name="ce1">
            <text:p>Y90</text:p>
          </table:table-cell>
          <table:table-cell office:value-type="string" table:style-name="ce1">
            <text:p>Y91</text:p>
          </table:table-cell>
          <table:table-cell office:value-type="string" table:style-name="ce1">
            <text:p>Y92</text:p>
          </table:table-cell>
          <table:table-cell office:value-type="string" table:style-name="ce1">
            <text:p>Y93</text:p>
          </table:table-cell>
          <table:table-cell office:value-type="string" table:style-name="ce1">
            <text:p>Y94</text:p>
          </table:table-cell>
          <table:table-cell office:value-type="string" table:style-name="ce1">
            <text:p>Y95</text:p>
          </table:table-cell>
          <table:table-cell office:value-type="string" table:style-name="ce1">
            <text:p>Y96</text:p>
          </table:table-cell>
          <table:table-cell office:value-type="string" table:style-name="ce1">
            <text:p>Y97</text:p>
          </table:table-cell>
          <table:table-cell office:value-type="string" table:style-name="ce1">
            <text:p>Y98</text:p>
          </table:table-cell>
          <table:table-cell office:value-type="string" table:style-name="ce1">
            <text:p>Y99</text:p>
          </table:table-cell>
          <table:table-cell office:value-type="string" table:style-name="ce1">
            <text:p>Y100</text:p>
          </table:table-cell>
          <table:table-cell office:value-type="string" table:style-name="ce1">
            <text:p>Y101</text:p>
          </table:table-cell>
          <table:table-cell office:value-type="string" table:style-name="ce1">
            <text:p>Y102</text:p>
          </table:table-cell>
          <table:table-cell office:value-type="string" table:style-name="ce1">
            <text:p>Y103</text:p>
          </table:table-cell>
          <table:table-cell office:value-type="string" table:style-name="ce1">
            <text:p>Y104</text:p>
          </table:table-cell>
          <table:table-cell office:value-type="string" table:style-name="ce1">
            <text:p>Y105</text:p>
          </table:table-cell>
          <table:table-cell office:value-type="string" table:style-name="ce1">
            <text:p>Y106</text:p>
          </table:table-cell>
          <table:table-cell office:value-type="string" table:style-name="ce1">
            <text:p>Y107</text:p>
          </table:table-cell>
          <table:table-cell office:value-type="string" table:style-name="ce1">
            <text:p>Y108</text:p>
          </table:table-cell>
          <table:table-cell office:value-type="string" table:style-name="ce1">
            <text:p>Y109</text:p>
          </table:table-cell>
          <table:table-cell office:value-type="string" table:style-name="ce1">
            <text:p>Y110</text:p>
          </table:table-cell>
          <table:table-cell table:number-columns-repeated="16323" table:style-name="ce1"/>
        </table:table-row>
        <table:table-row table:style-name="ro1">
          <table:table-cell office:value-type="date" office:date-value="1960-12-01T00:00:00" table:style-name="ce2">
            <text:p>1960-12-01</text:p>
          </table:table-cell>
          <table:table-cell table:number-columns-repeated="64" table:style-name="ce3"/>
          <table:table-cell table:number-columns-repeated="16319"/>
        </table:table-row>
        <table:table-row table:style-name="ro1">
          <table:table-cell office:value-type="date" office:date-value="1961-12-01T00:00:00" table:style-name="ce2">
            <text:p>1961-12-01</text:p>
          </table:table-cell>
          <table:table-cell table:number-columns-repeated="64" table:style-name="ce3"/>
          <table:table-cell table:number-columns-repeated="16319"/>
        </table:table-row>
        <table:table-row table:style-name="ro1">
          <table:table-cell office:value-type="date" office:date-value="1962-12-01T00:00:00" table:style-name="ce2">
            <text:p>1962-12-01</text:p>
          </table:table-cell>
          <table:table-cell table:number-columns-repeated="64" table:style-name="ce3"/>
          <table:table-cell table:number-columns-repeated="16319"/>
        </table:table-row>
        <table:table-row table:style-name="ro1">
          <table:table-cell office:value-type="date" office:date-value="1963-12-01T00:00:00" table:style-name="ce2">
            <text:p>1963-12-01</text:p>
          </table:table-cell>
          <table:table-cell table:number-columns-repeated="64" table:style-name="ce3"/>
          <table:table-cell table:number-columns-repeated="16319"/>
        </table:table-row>
        <table:table-row table:style-name="ro1">
          <table:table-cell office:value-type="date" office:date-value="1964-12-01T00:00:00" table:style-name="ce2">
            <text:p>1964-12-01</text:p>
          </table:table-cell>
          <table:table-cell table:number-columns-repeated="64" table:style-name="ce3"/>
          <table:table-cell table:number-columns-repeated="16319"/>
        </table:table-row>
        <table:table-row table:style-name="ro1">
          <table:table-cell office:value-type="date" office:date-value="1965-12-01T00:00:00" table:style-name="ce2">
            <text:p>1965-12-01</text:p>
          </table:table-cell>
          <table:table-cell table:number-columns-repeated="64" table:style-name="ce3"/>
          <table:table-cell table:number-columns-repeated="16319"/>
        </table:table-row>
        <table:table-row table:style-name="ro1">
          <table:table-cell office:value-type="date" office:date-value="1966-12-01T00:00:00" table:style-name="ce2">
            <text:p>1966-12-01</text:p>
          </table:table-cell>
          <table:table-cell table:number-columns-repeated="64" table:style-name="ce3"/>
          <table:table-cell table:number-columns-repeated="16319"/>
        </table:table-row>
        <table:table-row table:style-name="ro1">
          <table:table-cell office:value-type="date" office:date-value="1967-12-01T00:00:00" table:style-name="ce2">
            <text:p>1967-12-01</text:p>
          </table:table-cell>
          <table:table-cell table:number-columns-repeated="64" table:style-name="ce3"/>
          <table:table-cell table:number-columns-repeated="16319"/>
        </table:table-row>
        <table:table-row table:style-name="ro1">
          <table:table-cell office:value-type="date" office:date-value="1968-12-01T00:00:00" table:style-name="ce2">
            <text:p>1968-12-01</text:p>
          </table:table-cell>
          <table:table-cell table:number-columns-repeated="64" table:style-name="ce3"/>
          <table:table-cell table:number-columns-repeated="16319"/>
        </table:table-row>
        <table:table-row table:style-name="ro1">
          <table:table-cell office:value-type="date" office:date-value="1969-12-01T00:00:00" table:style-name="ce2">
            <text:p>1969-12-01</text:p>
          </table:table-cell>
          <table:table-cell table:number-columns-repeated="64" table:style-name="ce3"/>
          <table:table-cell table:number-columns-repeated="16319"/>
        </table:table-row>
        <table:table-row table:style-name="ro1">
          <table:table-cell office:value-type="date" office:date-value="1970-12-01T00:00:00" table:style-name="ce2">
            <text:p>1970-12-01</text:p>
          </table:table-cell>
          <table:table-cell table:number-columns-repeated="64" table:style-name="ce3"/>
          <table:table-cell table:number-columns-repeated="16319"/>
        </table:table-row>
        <table:table-row table:style-name="ro1">
          <table:table-cell office:value-type="date" office:date-value="1971-12-01T00:00:00" table:style-name="ce2">
            <text:p>1971-12-01</text:p>
          </table:table-cell>
          <table:table-cell table:number-columns-repeated="64" table:style-name="ce3"/>
          <table:table-cell table:number-columns-repeated="16319"/>
        </table:table-row>
        <table:table-row table:style-name="ro1">
          <table:table-cell office:value-type="date" office:date-value="1972-12-01T00:00:00" table:style-name="ce2">
            <text:p>1972-12-01</text:p>
          </table:table-cell>
          <table:table-cell table:number-columns-repeated="51" table:style-name="ce3"/>
          <table:table-cell office:value-type="float" office:value="227921" table:style-name="ce3">
            <text:p>227921.00<text:s/></text:p>
          </table:table-cell>
          <table:table-cell office:value-type="float" office:value="18441" table:style-name="ce3">
            <text:p>18441.00<text:s/></text:p>
          </table:table-cell>
          <table:table-cell office:value-type="float" office:value="27186" table:style-name="ce3">
            <text:p>27186.00<text:s/></text:p>
          </table:table-cell>
          <table:table-cell office:value-type="float" office:value="43595" table:style-name="ce3">
            <text:p>43595.00<text:s/></text:p>
          </table:table-cell>
          <table:table-cell office:value-type="float" office:value="86060" table:style-name="ce3">
            <text:p>86060.00<text:s/></text:p>
          </table:table-cell>
          <table:table-cell office:value-type="float" office:value="486677" table:style-name="ce3">
            <text:p>486677.00<text:s/></text:p>
          </table:table-cell>
          <table:table-cell office:value-type="float" office:value="12829" table:style-name="ce3">
            <text:p>12829.00<text:s/></text:p>
          </table:table-cell>
          <table:table-cell office:value-type="float" office:value="17913" table:style-name="ce3">
            <text:p>17913.00<text:s/></text:p>
          </table:table-cell>
          <table:table-cell office:value-type="float" office:value="50020" table:style-name="ce3">
            <text:p>50020.00<text:s/></text:p>
          </table:table-cell>
          <table:table-cell table:number-columns-repeated="4" table:style-name="ce3"/>
          <table:table-cell table:number-columns-repeated="16319"/>
        </table:table-row>
        <table:table-row table:style-name="ro1">
          <table:table-cell office:value-type="date" office:date-value="1973-12-01T00:00:00" table:style-name="ce2">
            <text:p>1973-12-01</text:p>
          </table:table-cell>
          <table:table-cell table:number-columns-repeated="51" table:style-name="ce3"/>
          <table:table-cell office:value-type="float" office:value="230995" table:style-name="ce3">
            <text:p>230995.00<text:s/></text:p>
          </table:table-cell>
          <table:table-cell office:value-type="float" office:value="21934" table:style-name="ce3">
            <text:p>21934.00<text:s/></text:p>
          </table:table-cell>
          <table:table-cell office:value-type="float" office:value="27921" table:style-name="ce3">
            <text:p>27921.00<text:s/></text:p>
          </table:table-cell>
          <table:table-cell office:value-type="float" office:value="43032" table:style-name="ce3">
            <text:p>43032.00<text:s/></text:p>
          </table:table-cell>
          <table:table-cell office:value-type="float" office:value="105429" table:style-name="ce3">
            <text:p>105429.00<text:s/></text:p>
          </table:table-cell>
          <table:table-cell office:value-type="float" office:value="423098" table:style-name="ce3">
            <text:p>423098.00<text:s/></text:p>
          </table:table-cell>
          <table:table-cell office:value-type="float" office:value="15676" table:style-name="ce3">
            <text:p>15676.00<text:s/></text:p>
          </table:table-cell>
          <table:table-cell office:value-type="float" office:value="27161" table:style-name="ce3">
            <text:p>27161.00<text:s/></text:p>
          </table:table-cell>
          <table:table-cell office:value-type="float" office:value="58718" table:style-name="ce3">
            <text:p>58718.00<text:s/></text:p>
          </table:table-cell>
          <table:table-cell table:number-columns-repeated="4" table:style-name="ce3"/>
          <table:table-cell table:number-columns-repeated="16319"/>
        </table:table-row>
        <table:table-row table:style-name="ro1">
          <table:table-cell office:value-type="date" office:date-value="1974-12-01T00:00:00" table:style-name="ce2">
            <text:p>1974-12-01</text:p>
          </table:table-cell>
          <table:table-cell table:number-columns-repeated="51" table:style-name="ce3"/>
          <table:table-cell office:value-type="float" office:value="183635" table:style-name="ce3">
            <text:p>183635.00<text:s/></text:p>
          </table:table-cell>
          <table:table-cell office:value-type="float" office:value="23739" table:style-name="ce3">
            <text:p>23739.00<text:s/></text:p>
          </table:table-cell>
          <table:table-cell office:value-type="float" office:value="32385" table:style-name="ce3">
            <text:p>32385.00<text:s/></text:p>
          </table:table-cell>
          <table:table-cell office:value-type="float" office:value="47474" table:style-name="ce3">
            <text:p>47474.00<text:s/></text:p>
          </table:table-cell>
          <table:table-cell office:value-type="float" office:value="127112" table:style-name="ce3">
            <text:p>127112.00<text:s/></text:p>
          </table:table-cell>
          <table:table-cell office:value-type="float" office:value="382740" table:style-name="ce3">
            <text:p>382740.00<text:s/></text:p>
          </table:table-cell>
          <table:table-cell office:value-type="float" office:value="18136" table:style-name="ce3">
            <text:p>18136.00<text:s/></text:p>
          </table:table-cell>
          <table:table-cell office:value-type="float" office:value="31997" table:style-name="ce3">
            <text:p>31997.00<text:s/></text:p>
          </table:table-cell>
          <table:table-cell office:value-type="float" office:value="80898" table:style-name="ce3">
            <text:p>80898.00<text:s/></text:p>
          </table:table-cell>
          <table:table-cell table:number-columns-repeated="4" table:style-name="ce3"/>
          <table:table-cell table:number-columns-repeated="16319"/>
        </table:table-row>
        <table:table-row table:style-name="ro1">
          <table:table-cell office:value-type="date" office:date-value="1975-12-01T00:00:00" table:style-name="ce2">
            <text:p>1975-12-01</text:p>
          </table:table-cell>
          <table:table-cell table:number-columns-repeated="2" table:style-name="ce3"/>
          <table:table-cell office:value-type="float" office:value="64411" table:style-name="ce3">
            <text:p>64411.00<text:s/></text:p>
          </table:table-cell>
          <table:table-cell table:number-columns-repeated="48" table:style-name="ce3"/>
          <table:table-cell office:value-type="float" office:value="238605" table:style-name="ce3">
            <text:p>238605.00<text:s/></text:p>
          </table:table-cell>
          <table:table-cell office:value-type="float" office:value="34087" table:style-name="ce3">
            <text:p>34087.00<text:s/></text:p>
          </table:table-cell>
          <table:table-cell office:value-type="float" office:value="38746" table:style-name="ce3">
            <text:p>38746.00<text:s/></text:p>
          </table:table-cell>
          <table:table-cell office:value-type="float" office:value="55141" table:style-name="ce3">
            <text:p>55141.00<text:s/></text:p>
          </table:table-cell>
          <table:table-cell office:value-type="float" office:value="157360" table:style-name="ce3">
            <text:p>157360.00<text:s/></text:p>
          </table:table-cell>
          <table:table-cell office:value-type="float" office:value="437931" table:style-name="ce3">
            <text:p>437931.00<text:s/></text:p>
          </table:table-cell>
          <table:table-cell office:value-type="float" office:value="24748" table:style-name="ce3">
            <text:p>24748.00<text:s/></text:p>
          </table:table-cell>
          <table:table-cell office:value-type="float" office:value="38761" table:style-name="ce3">
            <text:p>38761.00<text:s/></text:p>
          </table:table-cell>
          <table:table-cell office:value-type="float" office:value="88240" table:style-name="ce3">
            <text:p>88240.00<text:s/></text:p>
          </table:table-cell>
          <table:table-cell table:number-columns-repeated="4" table:style-name="ce3"/>
          <table:table-cell table:number-columns-repeated="16319"/>
        </table:table-row>
        <table:table-row table:style-name="ro1">
          <table:table-cell office:value-type="date" office:date-value="1976-12-01T00:00:00" table:style-name="ce2">
            <text:p>1976-12-01</text:p>
          </table:table-cell>
          <table:table-cell table:number-columns-repeated="2" table:style-name="ce3"/>
          <table:table-cell office:value-type="float" office:value="75688" table:style-name="ce3">
            <text:p>75688.00<text:s/></text:p>
          </table:table-cell>
          <table:table-cell table:number-columns-repeated="48" table:style-name="ce3"/>
          <table:table-cell office:value-type="float" office:value="254186" table:style-name="ce3">
            <text:p>254186.00<text:s/></text:p>
          </table:table-cell>
          <table:table-cell office:value-type="float" office:value="40817" table:style-name="ce3">
            <text:p>40817.00<text:s/></text:p>
          </table:table-cell>
          <table:table-cell office:value-type="float" office:value="41356" table:style-name="ce3">
            <text:p>41356.00<text:s/></text:p>
          </table:table-cell>
          <table:table-cell office:value-type="float" office:value="62946" table:style-name="ce3">
            <text:p>62946.00<text:s/></text:p>
          </table:table-cell>
          <table:table-cell office:value-type="float" office:value="154849" table:style-name="ce3">
            <text:p>154849.00<text:s/></text:p>
          </table:table-cell>
          <table:table-cell office:value-type="float" office:value="485495" table:style-name="ce3">
            <text:p>485495.00<text:s/></text:p>
          </table:table-cell>
          <table:table-cell office:value-type="float" office:value="45672" table:style-name="ce3">
            <text:p>45672.00<text:s/></text:p>
          </table:table-cell>
          <table:table-cell office:value-type="float" office:value="52844" table:style-name="ce3">
            <text:p>52844.00<text:s/></text:p>
          </table:table-cell>
          <table:table-cell office:value-type="float" office:value="80775" table:style-name="ce3">
            <text:p>80775.00<text:s/></text:p>
          </table:table-cell>
          <table:table-cell table:number-columns-repeated="4" table:style-name="ce3"/>
          <table:table-cell table:number-columns-repeated="16319"/>
        </table:table-row>
        <table:table-row table:style-name="ro1">
          <table:table-cell office:value-type="date" office:date-value="1977-12-01T00:00:00" table:style-name="ce2">
            <text:p>1977-12-01</text:p>
          </table:table-cell>
          <table:table-cell table:number-columns-repeated="2" table:style-name="ce3"/>
          <table:table-cell office:value-type="float" office:value="76236" table:style-name="ce3">
            <text:p>76236.00<text:s/></text:p>
          </table:table-cell>
          <table:table-cell table:number-columns-repeated="48" table:style-name="ce3"/>
          <table:table-cell office:value-type="float" office:value="284642" table:style-name="ce3">
            <text:p>284642.00<text:s/></text:p>
          </table:table-cell>
          <table:table-cell office:value-type="float" office:value="46489" table:style-name="ce3">
            <text:p>46489.00<text:s/></text:p>
          </table:table-cell>
          <table:table-cell office:value-type="float" office:value="51851" table:style-name="ce3">
            <text:p>51851.00<text:s/></text:p>
          </table:table-cell>
          <table:table-cell office:value-type="float" office:value="66920" table:style-name="ce3">
            <text:p>66920.00<text:s/></text:p>
          </table:table-cell>
          <table:table-cell office:value-type="float" office:value="160004" table:style-name="ce3">
            <text:p>160004.00<text:s/></text:p>
          </table:table-cell>
          <table:table-cell office:value-type="float" office:value="487250" table:style-name="ce3">
            <text:p>487250.00<text:s/></text:p>
          </table:table-cell>
          <table:table-cell office:value-type="float" office:value="70139" table:style-name="ce3">
            <text:p>70139.00<text:s/></text:p>
          </table:table-cell>
          <table:table-cell office:value-type="float" office:value="86381" table:style-name="ce3">
            <text:p>86381.00<text:s/></text:p>
          </table:table-cell>
          <table:table-cell office:value-type="float" office:value="99764" table:style-name="ce3">
            <text:p>99764.00<text:s/></text:p>
          </table:table-cell>
          <table:table-cell table:number-columns-repeated="4" table:style-name="ce3"/>
          <table:table-cell table:number-columns-repeated="16319"/>
        </table:table-row>
        <table:table-row table:style-name="ro1">
          <table:table-cell office:value-type="date" office:date-value="1978-12-01T00:00:00" table:style-name="ce2">
            <text:p>1978-12-01</text:p>
          </table:table-cell>
          <table:table-cell table:number-columns-repeated="2" table:style-name="ce3"/>
          <table:table-cell office:value-type="float" office:value="80972" table:style-name="ce3">
            <text:p>80972.00<text:s/></text:p>
          </table:table-cell>
          <table:table-cell table:number-columns-repeated="48" table:style-name="ce3"/>
          <table:table-cell office:value-type="float" office:value="303583" table:style-name="ce3">
            <text:p>303583.00<text:s/></text:p>
          </table:table-cell>
          <table:table-cell office:value-type="float" office:value="50226" table:style-name="ce3">
            <text:p>50226.00<text:s/></text:p>
          </table:table-cell>
          <table:table-cell office:value-type="float" office:value="58426" table:style-name="ce3">
            <text:p>58426.00<text:s/></text:p>
          </table:table-cell>
          <table:table-cell office:value-type="float" office:value="77191" table:style-name="ce3">
            <text:p>77191.00<text:s/></text:p>
          </table:table-cell>
          <table:table-cell office:value-type="float" office:value="139236" table:style-name="ce3">
            <text:p>139236.00<text:s/></text:p>
          </table:table-cell>
          <table:table-cell office:value-type="float" office:value="508011" table:style-name="ce3">
            <text:p>508011.00<text:s/></text:p>
          </table:table-cell>
          <table:table-cell office:value-type="float" office:value="61563" table:style-name="ce3">
            <text:p>61563.00<text:s/></text:p>
          </table:table-cell>
          <table:table-cell office:value-type="float" office:value="89549" table:style-name="ce3">
            <text:p>89549.00<text:s/></text:p>
          </table:table-cell>
          <table:table-cell office:value-type="float" office:value="132551" table:style-name="ce3">
            <text:p>132551.00<text:s/></text:p>
          </table:table-cell>
          <table:table-cell table:number-columns-repeated="4" table:style-name="ce3"/>
          <table:table-cell table:number-columns-repeated="16319"/>
        </table:table-row>
        <table:table-row table:style-name="ro1">
          <table:table-cell office:value-type="date" office:date-value="1979-12-01T00:00:00" table:style-name="ce2">
            <text:p>1979-12-01</text:p>
          </table:table-cell>
          <table:table-cell table:number-columns-repeated="2" table:style-name="ce3"/>
          <table:table-cell office:value-type="float" office:value="97004" table:style-name="ce3">
            <text:p>97004.00<text:s/></text:p>
          </table:table-cell>
          <table:table-cell table:number-columns-repeated="48" table:style-name="ce3"/>
          <table:table-cell office:value-type="float" office:value="346910" table:style-name="ce3">
            <text:p>346910.00<text:s/></text:p>
          </table:table-cell>
          <table:table-cell office:value-type="float" office:value="56352" table:style-name="ce3">
            <text:p>56352.00<text:s/></text:p>
          </table:table-cell>
          <table:table-cell office:value-type="float" office:value="61869" table:style-name="ce3">
            <text:p>61869.00<text:s/></text:p>
          </table:table-cell>
          <table:table-cell office:value-type="float" office:value="89661" table:style-name="ce3">
            <text:p>89661.00<text:s/></text:p>
          </table:table-cell>
          <table:table-cell office:value-type="float" office:value="166170" table:style-name="ce3">
            <text:p>166170.00<text:s/></text:p>
          </table:table-cell>
          <table:table-cell office:value-type="float" office:value="472182" table:style-name="ce3">
            <text:p>472182.00<text:s/></text:p>
          </table:table-cell>
          <table:table-cell office:value-type="float" office:value="45187" table:style-name="ce3">
            <text:p>45187.00<text:s/></text:p>
          </table:table-cell>
          <table:table-cell office:value-type="float" office:value="98628" table:style-name="ce3">
            <text:p>98628.00<text:s/></text:p>
          </table:table-cell>
          <table:table-cell office:value-type="float" office:value="148671" table:style-name="ce3">
            <text:p>148671.00<text:s/></text:p>
          </table:table-cell>
          <table:table-cell table:number-columns-repeated="4" table:style-name="ce3"/>
          <table:table-cell table:number-columns-repeated="16319"/>
        </table:table-row>
        <table:table-row table:style-name="ro1">
          <table:table-cell office:value-type="date" office:date-value="1980-12-01T00:00:00" table:style-name="ce2">
            <text:p>1980-12-01</text:p>
          </table:table-cell>
          <table:table-cell office:value-type="float" office:value="1573" table:style-name="ce3">
            <text:p>1573.00<text:s/></text:p>
          </table:table-cell>
          <table:table-cell office:value-type="float" office:value="11697" table:style-name="ce3">
            <text:p>11697.00<text:s/></text:p>
          </table:table-cell>
          <table:table-cell office:value-type="float" office:value="111469" table:style-name="ce3">
            <text:p>111469.00<text:s/></text:p>
          </table:table-cell>
          <table:table-cell office:value-type="float" office:value="73760" table:style-name="ce3">
            <text:p>73760.00<text:s/></text:p>
          </table:table-cell>
          <table:table-cell office:value-type="float" office:value="17224" table:style-name="ce3">
            <text:p>17224.00<text:s/></text:p>
          </table:table-cell>
          <table:table-cell office:value-type="float" office:value="507" table:style-name="ce3">
            <text:p>507.00<text:s/></text:p>
          </table:table-cell>
          <table:table-cell office:value-type="float" office:value="10038" table:style-name="ce3">
            <text:p>10038.00<text:s/></text:p>
          </table:table-cell>
          <table:table-cell office:value-type="float" office:value="10639" table:style-name="ce3">
            <text:p>10639.00<text:s/></text:p>
          </table:table-cell>
          <table:table-cell office:value-type="float" office:value="130336" table:style-name="ce3">
            <text:p>130336.00<text:s/></text:p>
          </table:table-cell>
          <table:table-cell table:number-columns-repeated="14" table:style-name="ce3"/>
          <table:table-cell office:value-type="float" office:value="117383" table:style-name="ce3">
            <text:p>117383.00<text:s/></text:p>
          </table:table-cell>
          <table:table-cell office:value-type="float" office:value="2412" table:style-name="ce3">
            <text:p>2412.00<text:s/></text:p>
          </table:table-cell>
          <table:table-cell office:value-type="float" office:value="1085" table:style-name="ce3">
            <text:p>1085.00<text:s/></text:p>
          </table:table-cell>
          <table:table-cell office:value-type="float" office:value="65723" table:style-name="ce3">
            <text:p>65723.00<text:s/></text:p>
          </table:table-cell>
          <table:table-cell office:value-type="float" office:value="9994" table:style-name="ce3">
            <text:p>9994.00<text:s/></text:p>
          </table:table-cell>
          <table:table-cell office:value-type="float" office:value="252" table:style-name="ce3">
            <text:p>252.00<text:s/></text:p>
          </table:table-cell>
          <table:table-cell office:value-type="float" office:value="204" table:style-name="ce3">
            <text:p>204.00<text:s/></text:p>
          </table:table-cell>
          <table:table-cell office:value-type="float" office:value="148" table:style-name="ce3">
            <text:p>148.00<text:s/></text:p>
          </table:table-cell>
          <table:table-cell office:value-type="float" office:value="2148" table:style-name="ce3">
            <text:p>2148.00<text:s/></text:p>
          </table:table-cell>
          <table:table-cell office:value-type="float" office:value="96" table:style-name="ce3">
            <text:p>96.00<text:s/></text:p>
          </table:table-cell>
          <table:table-cell office:value-type="float" office:value="637" table:style-name="ce3">
            <text:p>637.00<text:s/></text:p>
          </table:table-cell>
          <table:table-cell office:value-type="float" office:value="172" table:style-name="ce3">
            <text:p>172.00<text:s/></text:p>
          </table:table-cell>
          <table:table-cell office:value-type="float" office:value="18597" table:style-name="ce3">
            <text:p>18597.00<text:s/></text:p>
          </table:table-cell>
          <table:table-cell office:value-type="float" office:value="7804" table:style-name="ce3">
            <text:p>7804.00<text:s/></text:p>
          </table:table-cell>
          <table:table-cell office:value-type="float" office:value="1644" table:style-name="ce3">
            <text:p>1644.00<text:s/></text:p>
          </table:table-cell>
          <table:table-cell office:value-type="float" office:value="2564" table:style-name="ce3">
            <text:p>2564.00<text:s/></text:p>
          </table:table-cell>
          <table:table-cell office:value-type="float" office:value="2596" table:style-name="ce3">
            <text:p>2596.00<text:s/></text:p>
          </table:table-cell>
          <table:table-cell office:value-type="float" office:value="1780" table:style-name="ce3">
            <text:p>1780.00<text:s/></text:p>
          </table:table-cell>
          <table:table-cell office:value-type="float" office:value="2696" table:style-name="ce3">
            <text:p>2696.00<text:s/></text:p>
          </table:table-cell>
          <table:table-cell office:value-type="float" office:value="4296" table:style-name="ce3">
            <text:p>4296.00<text:s/></text:p>
          </table:table-cell>
          <table:table-cell office:value-type="float" office:value="5508" table:style-name="ce3">
            <text:p>5508.00<text:s/></text:p>
          </table:table-cell>
          <table:table-cell office:value-type="float" office:value="2264" table:style-name="ce3">
            <text:p>2264.00<text:s/></text:p>
          </table:table-cell>
          <table:table-cell office:value-type="float" office:value="101201" table:style-name="ce3">
            <text:p>101201.00<text:s/></text:p>
          </table:table-cell>
          <table:table-cell table:number-columns-repeated="5" table:style-name="ce3"/>
          <table:table-cell office:value-type="float" office:value="372133" table:style-name="ce3">
            <text:p>372133.00<text:s/></text:p>
          </table:table-cell>
          <table:table-cell office:value-type="float" office:value="64455" table:style-name="ce3">
            <text:p>64455.00<text:s/></text:p>
          </table:table-cell>
          <table:table-cell office:value-type="float" office:value="62926" table:style-name="ce3">
            <text:p>62926.00<text:s/></text:p>
          </table:table-cell>
          <table:table-cell office:value-type="float" office:value="101373" table:style-name="ce3">
            <text:p>101373.00<text:s/></text:p>
          </table:table-cell>
          <table:table-cell office:value-type="float" office:value="201793" table:style-name="ce3">
            <text:p>201793.00<text:s/></text:p>
          </table:table-cell>
          <table:table-cell office:value-type="float" office:value="507960" table:style-name="ce3">
            <text:p>507960.00<text:s/></text:p>
          </table:table-cell>
          <table:table-cell office:value-type="float" office:value="44943" table:style-name="ce3">
            <text:p>44943.00<text:s/></text:p>
          </table:table-cell>
          <table:table-cell office:value-type="float" office:value="104690" table:style-name="ce3">
            <text:p>104690.00<text:s/></text:p>
          </table:table-cell>
          <table:table-cell office:value-type="float" office:value="137715" table:style-name="ce3">
            <text:p>137715.00<text:s/></text:p>
          </table:table-cell>
          <table:table-cell table:number-columns-repeated="4" table:style-name="ce3"/>
          <table:table-cell table:number-columns-repeated="16319"/>
        </table:table-row>
        <table:table-row table:style-name="ro1">
          <table:table-cell office:value-type="date" office:date-value="1981-12-01T00:00:00" table:style-name="ce2">
            <text:p>1981-12-01</text:p>
          </table:table-cell>
          <table:table-cell office:value-type="float" office:value="2200" table:style-name="ce3">
            <text:p>2200.00<text:s/></text:p>
          </table:table-cell>
          <table:table-cell office:value-type="float" office:value="15099" table:style-name="ce3">
            <text:p>15099.00<text:s/></text:p>
          </table:table-cell>
          <table:table-cell office:value-type="float" office:value="114008" table:style-name="ce3">
            <text:p>114008.00<text:s/></text:p>
          </table:table-cell>
          <table:table-cell office:value-type="float" office:value="79011" table:style-name="ce3">
            <text:p>79011.00<text:s/></text:p>
          </table:table-cell>
          <table:table-cell office:value-type="float" office:value="20496" table:style-name="ce3">
            <text:p>20496.00<text:s/></text:p>
          </table:table-cell>
          <table:table-cell office:value-type="float" office:value="606" table:style-name="ce3">
            <text:p>606.00<text:s/></text:p>
          </table:table-cell>
          <table:table-cell office:value-type="float" office:value="11079" table:style-name="ce3">
            <text:p>11079.00<text:s/></text:p>
          </table:table-cell>
          <table:table-cell office:value-type="float" office:value="10510" table:style-name="ce3">
            <text:p>10510.00<text:s/></text:p>
          </table:table-cell>
          <table:table-cell office:value-type="float" office:value="137421" table:style-name="ce3">
            <text:p>137421.00<text:s/></text:p>
          </table:table-cell>
          <table:table-cell table:number-columns-repeated="14" table:style-name="ce3"/>
          <table:table-cell office:value-type="float" office:value="111707" table:style-name="ce3">
            <text:p>111707.00<text:s/></text:p>
          </table:table-cell>
          <table:table-cell office:value-type="float" office:value="2621" table:style-name="ce3">
            <text:p>2621.00<text:s/></text:p>
          </table:table-cell>
          <table:table-cell office:value-type="float" office:value="1064" table:style-name="ce3">
            <text:p>1064.00<text:s/></text:p>
          </table:table-cell>
          <table:table-cell office:value-type="float" office:value="65474" table:style-name="ce3">
            <text:p>65474.00<text:s/></text:p>
          </table:table-cell>
          <table:table-cell office:value-type="float" office:value="10190" table:style-name="ce3">
            <text:p>10190.00<text:s/></text:p>
          </table:table-cell>
          <table:table-cell office:value-type="float" office:value="436" table:style-name="ce3">
            <text:p>436.00<text:s/></text:p>
          </table:table-cell>
          <table:table-cell office:value-type="float" office:value="144" table:style-name="ce3">
            <text:p>144.00<text:s/></text:p>
          </table:table-cell>
          <table:table-cell office:value-type="float" office:value="248" table:style-name="ce3">
            <text:p>248.00<text:s/></text:p>
          </table:table-cell>
          <table:table-cell office:value-type="float" office:value="2152" table:style-name="ce3">
            <text:p>2152.00<text:s/></text:p>
          </table:table-cell>
          <table:table-cell office:value-type="float" office:value="216" table:style-name="ce3">
            <text:p>216.00<text:s/></text:p>
          </table:table-cell>
          <table:table-cell office:value-type="float" office:value="860" table:style-name="ce3">
            <text:p>860.00<text:s/></text:p>
          </table:table-cell>
          <table:table-cell office:value-type="float" office:value="164" table:style-name="ce3">
            <text:p>164.00<text:s/></text:p>
          </table:table-cell>
          <table:table-cell office:value-type="float" office:value="21346" table:style-name="ce3">
            <text:p>21346.00<text:s/></text:p>
          </table:table-cell>
          <table:table-cell office:value-type="float" office:value="8725" table:style-name="ce3">
            <text:p>8725.00<text:s/></text:p>
          </table:table-cell>
          <table:table-cell office:value-type="float" office:value="1680" table:style-name="ce3">
            <text:p>1680.00<text:s/></text:p>
          </table:table-cell>
          <table:table-cell office:value-type="float" office:value="2557" table:style-name="ce3">
            <text:p>2557.00<text:s/></text:p>
          </table:table-cell>
          <table:table-cell office:value-type="float" office:value="3029" table:style-name="ce3">
            <text:p>3029.00<text:s/></text:p>
          </table:table-cell>
          <table:table-cell office:value-type="float" office:value="1868" table:style-name="ce3">
            <text:p>1868.00<text:s/></text:p>
          </table:table-cell>
          <table:table-cell office:value-type="float" office:value="2460" table:style-name="ce3">
            <text:p>2460.00<text:s/></text:p>
          </table:table-cell>
          <table:table-cell office:value-type="float" office:value="4329" table:style-name="ce3">
            <text:p>4329.00<text:s/></text:p>
          </table:table-cell>
          <table:table-cell office:value-type="float" office:value="5847" table:style-name="ce3">
            <text:p>5847.00<text:s/></text:p>
          </table:table-cell>
          <table:table-cell office:value-type="float" office:value="2292" table:style-name="ce3">
            <text:p>2292.00<text:s/></text:p>
          </table:table-cell>
          <table:table-cell office:value-type="float" office:value="107971" table:style-name="ce3">
            <text:p>107971.00<text:s/></text:p>
          </table:table-cell>
          <table:table-cell table:number-columns-repeated="5" table:style-name="ce3"/>
          <table:table-cell office:value-type="float" office:value="377853" table:style-name="ce3">
            <text:p>377853.00<text:s/></text:p>
          </table:table-cell>
          <table:table-cell office:value-type="float" office:value="61413" table:style-name="ce3">
            <text:p>61413.00<text:s/></text:p>
          </table:table-cell>
          <table:table-cell office:value-type="float" office:value="58170" table:style-name="ce3">
            <text:p>58170.00<text:s/></text:p>
          </table:table-cell>
          <table:table-cell office:value-type="float" office:value="123904" table:style-name="ce3">
            <text:p>123904.00<text:s/></text:p>
          </table:table-cell>
          <table:table-cell office:value-type="float" office:value="216486" table:style-name="ce3">
            <text:p>216486.00<text:s/></text:p>
          </table:table-cell>
          <table:table-cell office:value-type="float" office:value="515697" table:style-name="ce3">
            <text:p>515697.00<text:s/></text:p>
          </table:table-cell>
          <table:table-cell office:value-type="float" office:value="58123" table:style-name="ce3">
            <text:p>58123.00<text:s/></text:p>
          </table:table-cell>
          <table:table-cell office:value-type="float" office:value="104505" table:style-name="ce3">
            <text:p>104505.00<text:s/></text:p>
          </table:table-cell>
          <table:table-cell office:value-type="float" office:value="145860" table:style-name="ce3">
            <text:p>145860.00<text:s/></text:p>
          </table:table-cell>
          <table:table-cell table:number-columns-repeated="4" table:style-name="ce3"/>
          <table:table-cell table:number-columns-repeated="16319"/>
        </table:table-row>
        <table:table-row table:style-name="ro1">
          <table:table-cell office:value-type="date" office:date-value="1982-12-01T00:00:00" table:style-name="ce2">
            <text:p>1982-12-01</text:p>
          </table:table-cell>
          <table:table-cell office:value-type="float" office:value="2717" table:style-name="ce3">
            <text:p>2717.00<text:s/></text:p>
          </table:table-cell>
          <table:table-cell office:value-type="float" office:value="16518" table:style-name="ce3">
            <text:p>16518.00<text:s/></text:p>
          </table:table-cell>
          <table:table-cell office:value-type="float" office:value="126042" table:style-name="ce3">
            <text:p>126042.00<text:s/></text:p>
          </table:table-cell>
          <table:table-cell office:value-type="float" office:value="83439" table:style-name="ce3">
            <text:p>83439.00<text:s/></text:p>
          </table:table-cell>
          <table:table-cell office:value-type="float" office:value="21183" table:style-name="ce3">
            <text:p>21183.00<text:s/></text:p>
          </table:table-cell>
          <table:table-cell office:value-type="float" office:value="666" table:style-name="ce3">
            <text:p>666.00<text:s/></text:p>
          </table:table-cell>
          <table:table-cell office:value-type="float" office:value="12234" table:style-name="ce3">
            <text:p>12234.00<text:s/></text:p>
          </table:table-cell>
          <table:table-cell office:value-type="float" office:value="10002" table:style-name="ce3">
            <text:p>10002.00<text:s/></text:p>
          </table:table-cell>
          <table:table-cell office:value-type="float" office:value="142653" table:style-name="ce3">
            <text:p>142653.00<text:s/></text:p>
          </table:table-cell>
          <table:table-cell table:number-columns-repeated="14" table:style-name="ce3"/>
          <table:table-cell office:value-type="float" office:value="109982" table:style-name="ce3">
            <text:p>109982.00<text:s/></text:p>
          </table:table-cell>
          <table:table-cell office:value-type="float" office:value="1568" table:style-name="ce3">
            <text:p>1568.00<text:s/></text:p>
          </table:table-cell>
          <table:table-cell office:value-type="float" office:value="817" table:style-name="ce3">
            <text:p>817.00<text:s/></text:p>
          </table:table-cell>
          <table:table-cell office:value-type="float" office:value="63578" table:style-name="ce3">
            <text:p>63578.00<text:s/></text:p>
          </table:table-cell>
          <table:table-cell office:value-type="float" office:value="10888" table:style-name="ce3">
            <text:p>10888.00<text:s/></text:p>
          </table:table-cell>
          <table:table-cell office:value-type="float" office:value="212" table:style-name="ce3">
            <text:p>212.00<text:s/></text:p>
          </table:table-cell>
          <table:table-cell office:value-type="float" office:value="216" table:style-name="ce3">
            <text:p>216.00<text:s/></text:p>
          </table:table-cell>
          <table:table-cell office:value-type="float" office:value="96" table:style-name="ce3">
            <text:p>96.00<text:s/></text:p>
          </table:table-cell>
          <table:table-cell office:value-type="float" office:value="2306" table:style-name="ce3">
            <text:p>2306.00<text:s/></text:p>
          </table:table-cell>
          <table:table-cell office:value-type="float" office:value="152" table:style-name="ce3">
            <text:p>152.00<text:s/></text:p>
          </table:table-cell>
          <table:table-cell office:value-type="float" office:value="708" table:style-name="ce3">
            <text:p>708.00<text:s/></text:p>
          </table:table-cell>
          <table:table-cell office:value-type="float" office:value="244" table:style-name="ce3">
            <text:p>244.00<text:s/></text:p>
          </table:table-cell>
          <table:table-cell office:value-type="float" office:value="21115" table:style-name="ce3">
            <text:p>21115.00<text:s/></text:p>
          </table:table-cell>
          <table:table-cell office:value-type="float" office:value="8968" table:style-name="ce3">
            <text:p>8968.00<text:s/></text:p>
          </table:table-cell>
          <table:table-cell office:value-type="float" office:value="1606" table:style-name="ce3">
            <text:p>1606.00<text:s/></text:p>
          </table:table-cell>
          <table:table-cell office:value-type="float" office:value="2680" table:style-name="ce3">
            <text:p>2680.00<text:s/></text:p>
          </table:table-cell>
          <table:table-cell office:value-type="float" office:value="3541" table:style-name="ce3">
            <text:p>3541.00<text:s/></text:p>
          </table:table-cell>
          <table:table-cell office:value-type="float" office:value="1264" table:style-name="ce3">
            <text:p>1264.00<text:s/></text:p>
          </table:table-cell>
          <table:table-cell office:value-type="float" office:value="1808" table:style-name="ce3">
            <text:p>1808.00<text:s/></text:p>
          </table:table-cell>
          <table:table-cell office:value-type="float" office:value="3185" table:style-name="ce3">
            <text:p>3185.00<text:s/></text:p>
          </table:table-cell>
          <table:table-cell office:value-type="float" office:value="5626" table:style-name="ce3">
            <text:p>5626.00<text:s/></text:p>
          </table:table-cell>
          <table:table-cell office:value-type="float" office:value="2508" table:style-name="ce3">
            <text:p>2508.00<text:s/></text:p>
          </table:table-cell>
          <table:table-cell office:value-type="float" office:value="113573" table:style-name="ce3">
            <text:p>113573.00<text:s/></text:p>
          </table:table-cell>
          <table:table-cell table:number-columns-repeated="5" table:style-name="ce3"/>
          <table:table-cell office:value-type="float" office:value="451566" table:style-name="ce3">
            <text:p>451566.00<text:s/></text:p>
          </table:table-cell>
          <table:table-cell office:value-type="float" office:value="73672" table:style-name="ce3">
            <text:p>73672.00<text:s/></text:p>
          </table:table-cell>
          <table:table-cell office:value-type="float" office:value="62941" table:style-name="ce3">
            <text:p>62941.00<text:s/></text:p>
          </table:table-cell>
          <table:table-cell office:value-type="float" office:value="149453" table:style-name="ce3">
            <text:p>149453.00<text:s/></text:p>
          </table:table-cell>
          <table:table-cell office:value-type="float" office:value="228107" table:style-name="ce3">
            <text:p>228107.00<text:s/></text:p>
          </table:table-cell>
          <table:table-cell office:value-type="float" office:value="502175" table:style-name="ce3">
            <text:p>502175.00<text:s/></text:p>
          </table:table-cell>
          <table:table-cell office:value-type="float" office:value="51494" table:style-name="ce3">
            <text:p>51494.00<text:s/></text:p>
          </table:table-cell>
          <table:table-cell office:value-type="float" office:value="92500" table:style-name="ce3">
            <text:p>92500.00<text:s/></text:p>
          </table:table-cell>
          <table:table-cell office:value-type="float" office:value="165962" table:style-name="ce3">
            <text:p>165962.00<text:s/></text:p>
          </table:table-cell>
          <table:table-cell table:number-columns-repeated="4" table:style-name="ce3"/>
          <table:table-cell table:number-columns-repeated="16319"/>
        </table:table-row>
        <table:table-row table:style-name="ro1">
          <table:table-cell office:value-type="date" office:date-value="1983-12-01T00:00:00" table:style-name="ce2">
            <text:p>1983-12-01</text:p>
          </table:table-cell>
          <table:table-cell office:value-type="float" office:value="2334" table:style-name="ce3">
            <text:p>2334.00<text:s/></text:p>
          </table:table-cell>
          <table:table-cell office:value-type="float" office:value="15805" table:style-name="ce3">
            <text:p>15805.00<text:s/></text:p>
          </table:table-cell>
          <table:table-cell office:value-type="float" office:value="140429" table:style-name="ce3">
            <text:p>140429.00<text:s/></text:p>
          </table:table-cell>
          <table:table-cell office:value-type="float" office:value="81601" table:style-name="ce3">
            <text:p>81601.00<text:s/></text:p>
          </table:table-cell>
          <table:table-cell office:value-type="float" office:value="18668" table:style-name="ce3">
            <text:p>18668.00<text:s/></text:p>
          </table:table-cell>
          <table:table-cell office:value-type="float" office:value="662" table:style-name="ce3">
            <text:p>662.00<text:s/></text:p>
          </table:table-cell>
          <table:table-cell office:value-type="float" office:value="13032" table:style-name="ce3">
            <text:p>13032.00<text:s/></text:p>
          </table:table-cell>
          <table:table-cell office:value-type="float" office:value="9872" table:style-name="ce3">
            <text:p>9872.00<text:s/></text:p>
          </table:table-cell>
          <table:table-cell office:value-type="float" office:value="140534" table:style-name="ce3">
            <text:p>140534.00<text:s/></text:p>
          </table:table-cell>
          <table:table-cell table:number-columns-repeated="14" table:style-name="ce3"/>
          <table:table-cell office:value-type="float" office:value="117959" table:style-name="ce3">
            <text:p>117959.00<text:s/></text:p>
          </table:table-cell>
          <table:table-cell office:value-type="float" office:value="988" table:style-name="ce3">
            <text:p>988.00<text:s/></text:p>
          </table:table-cell>
          <table:table-cell office:value-type="float" office:value="976" table:style-name="ce3">
            <text:p>976.00<text:s/></text:p>
          </table:table-cell>
          <table:table-cell office:value-type="float" office:value="71668" table:style-name="ce3">
            <text:p>71668.00<text:s/></text:p>
          </table:table-cell>
          <table:table-cell office:value-type="float" office:value="12972" table:style-name="ce3">
            <text:p>12972.00<text:s/></text:p>
          </table:table-cell>
          <table:table-cell office:value-type="float" office:value="164" table:style-name="ce3">
            <text:p>164.00<text:s/></text:p>
          </table:table-cell>
          <table:table-cell office:value-type="float" office:value="216" table:style-name="ce3">
            <text:p>216.00<text:s/></text:p>
          </table:table-cell>
          <table:table-cell office:value-type="float" office:value="132" table:style-name="ce3">
            <text:p>132.00<text:s/></text:p>
          </table:table-cell>
          <table:table-cell office:value-type="float" office:value="2392" table:style-name="ce3">
            <text:p>2392.00<text:s/></text:p>
          </table:table-cell>
          <table:table-cell office:value-type="float" office:value="112" table:style-name="ce3">
            <text:p>112.00<text:s/></text:p>
          </table:table-cell>
          <table:table-cell office:value-type="float" office:value="848" table:style-name="ce3">
            <text:p>848.00<text:s/></text:p>
          </table:table-cell>
          <table:table-cell office:value-type="float" office:value="244" table:style-name="ce3">
            <text:p>244.00<text:s/></text:p>
          </table:table-cell>
          <table:table-cell office:value-type="float" office:value="21312" table:style-name="ce3">
            <text:p>21312.00<text:s/></text:p>
          </table:table-cell>
          <table:table-cell office:value-type="float" office:value="9528" table:style-name="ce3">
            <text:p>9528.00<text:s/></text:p>
          </table:table-cell>
          <table:table-cell office:value-type="float" office:value="1464" table:style-name="ce3">
            <text:p>1464.00<text:s/></text:p>
          </table:table-cell>
          <table:table-cell office:value-type="float" office:value="2440" table:style-name="ce3">
            <text:p>2440.00<text:s/></text:p>
          </table:table-cell>
          <table:table-cell office:value-type="float" office:value="4224" table:style-name="ce3">
            <text:p>4224.00<text:s/></text:p>
          </table:table-cell>
          <table:table-cell office:value-type="float" office:value="1240" table:style-name="ce3">
            <text:p>1240.00<text:s/></text:p>
          </table:table-cell>
          <table:table-cell office:value-type="float" office:value="2096" table:style-name="ce3">
            <text:p>2096.00<text:s/></text:p>
          </table:table-cell>
          <table:table-cell office:value-type="float" office:value="3144" table:style-name="ce3">
            <text:p>3144.00<text:s/></text:p>
          </table:table-cell>
          <table:table-cell office:value-type="float" office:value="6057" table:style-name="ce3">
            <text:p>6057.00<text:s/></text:p>
          </table:table-cell>
          <table:table-cell office:value-type="float" office:value="2432" table:style-name="ce3">
            <text:p>2432.00<text:s/></text:p>
          </table:table-cell>
          <table:table-cell office:value-type="float" office:value="116329" table:style-name="ce3">
            <text:p>116329.00<text:s/></text:p>
          </table:table-cell>
          <table:table-cell table:number-columns-repeated="5" table:style-name="ce3"/>
          <table:table-cell office:value-type="float" office:value="562764" table:style-name="ce3">
            <text:p>562764.00<text:s/></text:p>
          </table:table-cell>
          <table:table-cell office:value-type="float" office:value="94177" table:style-name="ce3">
            <text:p>94177.00<text:s/></text:p>
          </table:table-cell>
          <table:table-cell office:value-type="float" office:value="71411" table:style-name="ce3">
            <text:p>71411.00<text:s/></text:p>
          </table:table-cell>
          <table:table-cell office:value-type="float" office:value="168672" table:style-name="ce3">
            <text:p>168672.00<text:s/></text:p>
          </table:table-cell>
          <table:table-cell office:value-type="float" office:value="278071" table:style-name="ce3">
            <text:p>278071.00<text:s/></text:p>
          </table:table-cell>
          <table:table-cell office:value-type="float" office:value="584013" table:style-name="ce3">
            <text:p>584013.00<text:s/></text:p>
          </table:table-cell>
          <table:table-cell office:value-type="float" office:value="45289" table:style-name="ce3">
            <text:p>45289.00<text:s/></text:p>
          </table:table-cell>
          <table:table-cell office:value-type="float" office:value="97887" table:style-name="ce3">
            <text:p>97887.00<text:s/></text:p>
          </table:table-cell>
          <table:table-cell office:value-type="float" office:value="151222" table:style-name="ce3">
            <text:p>151222.00<text:s/></text:p>
          </table:table-cell>
          <table:table-cell table:number-columns-repeated="4" table:style-name="ce3"/>
          <table:table-cell table:number-columns-repeated="16319"/>
        </table:table-row>
        <table:table-row table:style-name="ro1">
          <table:table-cell office:value-type="date" office:date-value="1984-12-01T00:00:00" table:style-name="ce2">
            <text:p>1984-12-01</text:p>
          </table:table-cell>
          <table:table-cell office:value-type="float" office:value="2992" table:style-name="ce3">
            <text:p>2992.00<text:s/></text:p>
          </table:table-cell>
          <table:table-cell office:value-type="float" office:value="18853" table:style-name="ce3">
            <text:p>18853.00<text:s/></text:p>
          </table:table-cell>
          <table:table-cell office:value-type="float" office:value="161358" table:style-name="ce3">
            <text:p>161358.00<text:s/></text:p>
          </table:table-cell>
          <table:table-cell office:value-type="float" office:value="88771" table:style-name="ce3">
            <text:p>88771.00<text:s/></text:p>
          </table:table-cell>
          <table:table-cell office:value-type="float" office:value="17751" table:style-name="ce3">
            <text:p>17751.00<text:s/></text:p>
          </table:table-cell>
          <table:table-cell office:value-type="float" office:value="882" table:style-name="ce3">
            <text:p>882.00<text:s/></text:p>
          </table:table-cell>
          <table:table-cell office:value-type="float" office:value="14627" table:style-name="ce3">
            <text:p>14627.00<text:s/></text:p>
          </table:table-cell>
          <table:table-cell office:value-type="float" office:value="10699" table:style-name="ce3">
            <text:p>10699.00<text:s/></text:p>
          </table:table-cell>
          <table:table-cell office:value-type="float" office:value="159622" table:style-name="ce3">
            <text:p>159622.00<text:s/></text:p>
          </table:table-cell>
          <table:table-cell table:number-columns-repeated="14" table:style-name="ce3"/>
          <table:table-cell office:value-type="float" office:value="131084" table:style-name="ce3">
            <text:p>131084.00<text:s/></text:p>
          </table:table-cell>
          <table:table-cell office:value-type="float" office:value="856" table:style-name="ce3">
            <text:p>856.00<text:s/></text:p>
          </table:table-cell>
          <table:table-cell office:value-type="float" office:value="724" table:style-name="ce3">
            <text:p>724.00<text:s/></text:p>
          </table:table-cell>
          <table:table-cell office:value-type="float" office:value="86501" table:style-name="ce3">
            <text:p>86501.00<text:s/></text:p>
          </table:table-cell>
          <table:table-cell office:value-type="float" office:value="13555" table:style-name="ce3">
            <text:p>13555.00<text:s/></text:p>
          </table:table-cell>
          <table:table-cell office:value-type="float" office:value="256" table:style-name="ce3">
            <text:p>256.00<text:s/></text:p>
          </table:table-cell>
          <table:table-cell office:value-type="float" office:value="252" table:style-name="ce3">
            <text:p>252.00<text:s/></text:p>
          </table:table-cell>
          <table:table-cell office:value-type="float" office:value="104" table:style-name="ce3">
            <text:p>104.00<text:s/></text:p>
          </table:table-cell>
          <table:table-cell office:value-type="float" office:value="2796" table:style-name="ce3">
            <text:p>2796.00<text:s/></text:p>
          </table:table-cell>
          <table:table-cell office:value-type="float" office:value="164" table:style-name="ce3">
            <text:p>164.00<text:s/></text:p>
          </table:table-cell>
          <table:table-cell office:value-type="float" office:value="1164" table:style-name="ce3">
            <text:p>1164.00<text:s/></text:p>
          </table:table-cell>
          <table:table-cell office:value-type="float" office:value="236" table:style-name="ce3">
            <text:p>236.00<text:s/></text:p>
          </table:table-cell>
          <table:table-cell office:value-type="float" office:value="21117" table:style-name="ce3">
            <text:p>21117.00<text:s/></text:p>
          </table:table-cell>
          <table:table-cell office:value-type="float" office:value="9511" table:style-name="ce3">
            <text:p>9511.00<text:s/></text:p>
          </table:table-cell>
          <table:table-cell office:value-type="float" office:value="1468" table:style-name="ce3">
            <text:p>1468.00<text:s/></text:p>
          </table:table-cell>
          <table:table-cell office:value-type="float" office:value="2732" table:style-name="ce3">
            <text:p>2732.00<text:s/></text:p>
          </table:table-cell>
          <table:table-cell office:value-type="float" office:value="4552" table:style-name="ce3">
            <text:p>4552.00<text:s/></text:p>
          </table:table-cell>
          <table:table-cell office:value-type="float" office:value="1316" table:style-name="ce3">
            <text:p>1316.00<text:s/></text:p>
          </table:table-cell>
          <table:table-cell office:value-type="float" office:value="1896" table:style-name="ce3">
            <text:p>1896.00<text:s/></text:p>
          </table:table-cell>
          <table:table-cell office:value-type="float" office:value="3319" table:style-name="ce3">
            <text:p>3319.00<text:s/></text:p>
          </table:table-cell>
          <table:table-cell office:value-type="float" office:value="6677" table:style-name="ce3">
            <text:p>6677.00<text:s/></text:p>
          </table:table-cell>
          <table:table-cell office:value-type="float" office:value="2725" table:style-name="ce3">
            <text:p>2725.00<text:s/></text:p>
          </table:table-cell>
          <table:table-cell office:value-type="float" office:value="124165" table:style-name="ce3">
            <text:p>124165.00<text:s/></text:p>
          </table:table-cell>
          <table:table-cell table:number-columns-repeated="5" table:style-name="ce3"/>
          <table:table-cell office:value-type="float" office:value="638168" table:style-name="ce3">
            <text:p>638168.00<text:s/></text:p>
          </table:table-cell>
          <table:table-cell office:value-type="float" office:value="113545" table:style-name="ce3">
            <text:p>113545.00<text:s/></text:p>
          </table:table-cell>
          <table:table-cell office:value-type="float" office:value="79687" table:style-name="ce3">
            <text:p>79687.00<text:s/></text:p>
          </table:table-cell>
          <table:table-cell office:value-type="float" office:value="200977" table:style-name="ce3">
            <text:p>200977.00<text:s/></text:p>
          </table:table-cell>
          <table:table-cell office:value-type="float" office:value="275494" table:style-name="ce3">
            <text:p>275494.00<text:s/></text:p>
          </table:table-cell>
          <table:table-cell office:value-type="float" office:value="635767" table:style-name="ce3">
            <text:p>635767.00<text:s/></text:p>
          </table:table-cell>
          <table:table-cell office:value-type="float" office:value="44728" table:style-name="ce3">
            <text:p>44728.00<text:s/></text:p>
          </table:table-cell>
          <table:table-cell office:value-type="float" office:value="112147" table:style-name="ce3">
            <text:p>112147.00<text:s/></text:p>
          </table:table-cell>
          <table:table-cell office:value-type="float" office:value="136697" table:style-name="ce3">
            <text:p>136697.00<text:s/></text:p>
          </table:table-cell>
          <table:table-cell table:number-columns-repeated="4" table:style-name="ce3"/>
          <table:table-cell table:number-columns-repeated="16319"/>
        </table:table-row>
        <table:table-row table:style-name="ro1">
          <table:table-cell office:value-type="date" office:date-value="1985-12-01T00:00:00" table:style-name="ce2">
            <text:p>1985-12-01</text:p>
          </table:table-cell>
          <table:table-cell office:value-type="float" office:value="3689" table:style-name="ce3">
            <text:p>3689.00<text:s/></text:p>
          </table:table-cell>
          <table:table-cell office:value-type="float" office:value="22031" table:style-name="ce3">
            <text:p>22031.00<text:s/></text:p>
          </table:table-cell>
          <table:table-cell office:value-type="float" office:value="197406" table:style-name="ce3">
            <text:p>197406.00<text:s/></text:p>
          </table:table-cell>
          <table:table-cell office:value-type="float" office:value="103868" table:style-name="ce3">
            <text:p>103868.00<text:s/></text:p>
          </table:table-cell>
          <table:table-cell office:value-type="float" office:value="18858" table:style-name="ce3">
            <text:p>18858.00<text:s/></text:p>
          </table:table-cell>
          <table:table-cell office:value-type="float" office:value="1022" table:style-name="ce3">
            <text:p>1022.00<text:s/></text:p>
          </table:table-cell>
          <table:table-cell office:value-type="float" office:value="16433" table:style-name="ce3">
            <text:p>16433.00<text:s/></text:p>
          </table:table-cell>
          <table:table-cell office:value-type="float" office:value="12142" table:style-name="ce3">
            <text:p>12142.00<text:s/></text:p>
          </table:table-cell>
          <table:table-cell office:value-type="float" office:value="178245" table:style-name="ce3">
            <text:p>178245.00<text:s/></text:p>
          </table:table-cell>
          <table:table-cell table:number-columns-repeated="14" table:style-name="ce3"/>
          <table:table-cell office:value-type="float" office:value="158929" table:style-name="ce3">
            <text:p>158929.00<text:s/></text:p>
          </table:table-cell>
          <table:table-cell office:value-type="float" office:value="3036" table:style-name="ce3">
            <text:p>3036.00<text:s/></text:p>
          </table:table-cell>
          <table:table-cell office:value-type="float" office:value="956" table:style-name="ce3">
            <text:p>956.00<text:s/></text:p>
          </table:table-cell>
          <table:table-cell office:value-type="float" office:value="112965" table:style-name="ce3">
            <text:p>112965.00<text:s/></text:p>
          </table:table-cell>
          <table:table-cell office:value-type="float" office:value="16719" table:style-name="ce3">
            <text:p>16719.00<text:s/></text:p>
          </table:table-cell>
          <table:table-cell office:value-type="float" office:value="576" table:style-name="ce3">
            <text:p>576.00<text:s/></text:p>
          </table:table-cell>
          <table:table-cell office:value-type="float" office:value="464" table:style-name="ce3">
            <text:p>464.00<text:s/></text:p>
          </table:table-cell>
          <table:table-cell office:value-type="float" office:value="200" table:style-name="ce3">
            <text:p>200.00<text:s/></text:p>
          </table:table-cell>
          <table:table-cell office:value-type="float" office:value="3132" table:style-name="ce3">
            <text:p>3132.00<text:s/></text:p>
          </table:table-cell>
          <table:table-cell office:value-type="float" office:value="156" table:style-name="ce3">
            <text:p>156.00<text:s/></text:p>
          </table:table-cell>
          <table:table-cell office:value-type="float" office:value="1124" table:style-name="ce3">
            <text:p>1124.00<text:s/></text:p>
          </table:table-cell>
          <table:table-cell office:value-type="float" office:value="312" table:style-name="ce3">
            <text:p>312.00<text:s/></text:p>
          </table:table-cell>
          <table:table-cell office:value-type="float" office:value="22265" table:style-name="ce3">
            <text:p>22265.00<text:s/></text:p>
          </table:table-cell>
          <table:table-cell office:value-type="float" office:value="10656" table:style-name="ce3">
            <text:p>10656.00<text:s/></text:p>
          </table:table-cell>
          <table:table-cell office:value-type="float" office:value="1584" table:style-name="ce3">
            <text:p>1584.00<text:s/></text:p>
          </table:table-cell>
          <table:table-cell office:value-type="float" office:value="2893" table:style-name="ce3">
            <text:p>2893.00<text:s/></text:p>
          </table:table-cell>
          <table:table-cell office:value-type="float" office:value="4688" table:style-name="ce3">
            <text:p>4688.00<text:s/></text:p>
          </table:table-cell>
          <table:table-cell office:value-type="float" office:value="1164" table:style-name="ce3">
            <text:p>1164.00<text:s/></text:p>
          </table:table-cell>
          <table:table-cell office:value-type="float" office:value="1912" table:style-name="ce3">
            <text:p>1912.00<text:s/></text:p>
          </table:table-cell>
          <table:table-cell office:value-type="float" office:value="3405" table:style-name="ce3">
            <text:p>3405.00<text:s/></text:p>
          </table:table-cell>
          <table:table-cell office:value-type="float" office:value="7665" table:style-name="ce3">
            <text:p>7665.00<text:s/></text:p>
          </table:table-cell>
          <table:table-cell office:value-type="float" office:value="3032" table:style-name="ce3">
            <text:p>3032.00<text:s/></text:p>
          </table:table-cell>
          <table:table-cell office:value-type="float" office:value="137630" table:style-name="ce3">
            <text:p>137630.00<text:s/></text:p>
          </table:table-cell>
          <table:table-cell table:number-columns-repeated="5" table:style-name="ce3"/>
          <table:table-cell office:value-type="float" office:value="704428" table:style-name="ce3">
            <text:p>704428.00<text:s/></text:p>
          </table:table-cell>
          <table:table-cell office:value-type="float" office:value="127736" table:style-name="ce3">
            <text:p>127736.00<text:s/></text:p>
          </table:table-cell>
          <table:table-cell office:value-type="float" office:value="90608" table:style-name="ce3">
            <text:p>90608.00<text:s/></text:p>
          </table:table-cell>
          <table:table-cell office:value-type="float" office:value="192985" table:style-name="ce3">
            <text:p>192985.00<text:s/></text:p>
          </table:table-cell>
          <table:table-cell office:value-type="float" office:value="276390" table:style-name="ce3">
            <text:p>276390.00<text:s/></text:p>
          </table:table-cell>
          <table:table-cell office:value-type="float" office:value="727219" table:style-name="ce3">
            <text:p>727219.00<text:s/></text:p>
          </table:table-cell>
          <table:table-cell office:value-type="float" office:value="45012" table:style-name="ce3">
            <text:p>45012.00<text:s/></text:p>
          </table:table-cell>
          <table:table-cell office:value-type="float" office:value="118189" table:style-name="ce3">
            <text:p>118189.00<text:s/></text:p>
          </table:table-cell>
          <table:table-cell office:value-type="float" office:value="156908" table:style-name="ce3">
            <text:p>156908.00<text:s/></text:p>
          </table:table-cell>
          <table:table-cell table:number-columns-repeated="4" table:style-name="ce3"/>
          <table:table-cell table:number-columns-repeated="16319"/>
        </table:table-row>
        <table:table-row table:style-name="ro1">
          <table:table-cell office:value-type="date" office:date-value="1986-12-01T00:00:00" table:style-name="ce2">
            <text:p>1986-12-01</text:p>
          </table:table-cell>
          <table:table-cell office:value-type="float" office:value="4849" table:style-name="ce3">
            <text:p>4849.00<text:s/></text:p>
          </table:table-cell>
          <table:table-cell office:value-type="float" office:value="24724" table:style-name="ce3">
            <text:p>24724.00<text:s/></text:p>
          </table:table-cell>
          <table:table-cell office:value-type="float" office:value="247048" table:style-name="ce3">
            <text:p>247048.00<text:s/></text:p>
          </table:table-cell>
          <table:table-cell office:value-type="float" office:value="122487" table:style-name="ce3">
            <text:p>122487.00<text:s/></text:p>
          </table:table-cell>
          <table:table-cell office:value-type="float" office:value="23055" table:style-name="ce3">
            <text:p>23055.00<text:s/></text:p>
          </table:table-cell>
          <table:table-cell office:value-type="float" office:value="1436" table:style-name="ce3">
            <text:p>1436.00<text:s/></text:p>
          </table:table-cell>
          <table:table-cell office:value-type="float" office:value="17880" table:style-name="ce3">
            <text:p>17880.00<text:s/></text:p>
          </table:table-cell>
          <table:table-cell office:value-type="float" office:value="12683" table:style-name="ce3">
            <text:p>12683.00<text:s/></text:p>
          </table:table-cell>
          <table:table-cell office:value-type="float" office:value="196270" table:style-name="ce3">
            <text:p>196270.00<text:s/></text:p>
          </table:table-cell>
          <table:table-cell table:number-columns-repeated="14" table:style-name="ce3"/>
          <table:table-cell office:value-type="float" office:value="128858" table:style-name="ce3">
            <text:p>128858.00<text:s/></text:p>
          </table:table-cell>
          <table:table-cell office:value-type="float" office:value="5071" table:style-name="ce3">
            <text:p>5071.00<text:s/></text:p>
          </table:table-cell>
          <table:table-cell office:value-type="float" office:value="1323" table:style-name="ce3">
            <text:p>1323.00<text:s/></text:p>
          </table:table-cell>
          <table:table-cell office:value-type="float" office:value="144443" table:style-name="ce3">
            <text:p>144443.00<text:s/></text:p>
          </table:table-cell>
          <table:table-cell office:value-type="float" office:value="16679" table:style-name="ce3">
            <text:p>16679.00<text:s/></text:p>
          </table:table-cell>
          <table:table-cell office:value-type="float" office:value="499" table:style-name="ce3">
            <text:p>499.00<text:s/></text:p>
          </table:table-cell>
          <table:table-cell office:value-type="float" office:value="541" table:style-name="ce3">
            <text:p>541.00<text:s/></text:p>
          </table:table-cell>
          <table:table-cell office:value-type="float" office:value="185" table:style-name="ce3">
            <text:p>185.00<text:s/></text:p>
          </table:table-cell>
          <table:table-cell office:value-type="float" office:value="3627" table:style-name="ce3">
            <text:p>3627.00<text:s/></text:p>
          </table:table-cell>
          <table:table-cell office:value-type="float" office:value="137" table:style-name="ce3">
            <text:p>137.00<text:s/></text:p>
          </table:table-cell>
          <table:table-cell office:value-type="float" office:value="1671" table:style-name="ce3">
            <text:p>1671.00<text:s/></text:p>
          </table:table-cell>
          <table:table-cell office:value-type="float" office:value="287" table:style-name="ce3">
            <text:p>287.00<text:s/></text:p>
          </table:table-cell>
          <table:table-cell office:value-type="float" office:value="23906" table:style-name="ce3">
            <text:p>23906.00<text:s/></text:p>
          </table:table-cell>
          <table:table-cell office:value-type="float" office:value="12040" table:style-name="ce3">
            <text:p>12040.00<text:s/></text:p>
          </table:table-cell>
          <table:table-cell office:value-type="float" office:value="1983" table:style-name="ce3">
            <text:p>1983.00<text:s/></text:p>
          </table:table-cell>
          <table:table-cell office:value-type="float" office:value="2745" table:style-name="ce3">
            <text:p>2745.00<text:s/></text:p>
          </table:table-cell>
          <table:table-cell office:value-type="float" office:value="6314" table:style-name="ce3">
            <text:p>6314.00<text:s/></text:p>
          </table:table-cell>
          <table:table-cell office:value-type="float" office:value="1664" table:style-name="ce3">
            <text:p>1664.00<text:s/></text:p>
          </table:table-cell>
          <table:table-cell office:value-type="float" office:value="2692" table:style-name="ce3">
            <text:p>2692.00<text:s/></text:p>
          </table:table-cell>
          <table:table-cell office:value-type="float" office:value="4759" table:style-name="ce3">
            <text:p>4759.00<text:s/></text:p>
          </table:table-cell>
          <table:table-cell office:value-type="float" office:value="12984" table:style-name="ce3">
            <text:p>12984.00<text:s/></text:p>
          </table:table-cell>
          <table:table-cell office:value-type="float" office:value="2821" table:style-name="ce3">
            <text:p>2821.00<text:s/></text:p>
          </table:table-cell>
          <table:table-cell office:value-type="float" office:value="151563" table:style-name="ce3">
            <text:p>151563.00<text:s/></text:p>
          </table:table-cell>
          <table:table-cell table:number-columns-repeated="5" table:style-name="ce3"/>
          <table:table-cell office:value-type="float" office:value="793341" table:style-name="ce3">
            <text:p>793341.00<text:s/></text:p>
          </table:table-cell>
          <table:table-cell office:value-type="float" office:value="156401" table:style-name="ce3">
            <text:p>156401.00<text:s/></text:p>
          </table:table-cell>
          <table:table-cell office:value-type="float" office:value="109203" table:style-name="ce3">
            <text:p>109203.00<text:s/></text:p>
          </table:table-cell>
          <table:table-cell office:value-type="float" office:value="205667" table:style-name="ce3">
            <text:p>205667.00<text:s/></text:p>
          </table:table-cell>
          <table:table-cell office:value-type="float" office:value="253849" table:style-name="ce3">
            <text:p>253849.00<text:s/></text:p>
          </table:table-cell>
          <table:table-cell office:value-type="float" office:value="1033525" table:style-name="ce3">
            <text:p>1033525.00<text:s/></text:p>
          </table:table-cell>
          <table:table-cell office:value-type="float" office:value="55924" table:style-name="ce3">
            <text:p>55924.00<text:s/></text:p>
          </table:table-cell>
          <table:table-cell office:value-type="float" office:value="143865" table:style-name="ce3">
            <text:p>143865.00<text:s/></text:p>
          </table:table-cell>
          <table:table-cell office:value-type="float" office:value="174182" table:style-name="ce3">
            <text:p>174182.00<text:s/></text:p>
          </table:table-cell>
          <table:table-cell table:number-columns-repeated="4" table:style-name="ce3"/>
          <table:table-cell table:number-columns-repeated="16319"/>
        </table:table-row>
        <table:table-row table:style-name="ro1">
          <table:table-cell office:value-type="date" office:date-value="1987-12-01T00:00:00" table:style-name="ce2">
            <text:p>1987-12-01</text:p>
          </table:table-cell>
          <table:table-cell office:value-type="float" office:value="6882" table:style-name="ce3">
            <text:p>6882.00<text:s/></text:p>
          </table:table-cell>
          <table:table-cell office:value-type="float" office:value="27680" table:style-name="ce3">
            <text:p>27680.00<text:s/></text:p>
          </table:table-cell>
          <table:table-cell office:value-type="float" office:value="310618" table:style-name="ce3">
            <text:p>310618.00<text:s/></text:p>
          </table:table-cell>
          <table:table-cell office:value-type="float" office:value="152158" table:style-name="ce3">
            <text:p>152158.00<text:s/></text:p>
          </table:table-cell>
          <table:table-cell office:value-type="float" office:value="31516" table:style-name="ce3">
            <text:p>31516.00<text:s/></text:p>
          </table:table-cell>
          <table:table-cell office:value-type="float" office:value="1984" table:style-name="ce3">
            <text:p>1984.00<text:s/></text:p>
          </table:table-cell>
          <table:table-cell office:value-type="float" office:value="19837" table:style-name="ce3">
            <text:p>19837.00<text:s/></text:p>
          </table:table-cell>
          <table:table-cell office:value-type="float" office:value="13660" table:style-name="ce3">
            <text:p>13660.00<text:s/></text:p>
          </table:table-cell>
          <table:table-cell office:value-type="float" office:value="226638" table:style-name="ce3">
            <text:p>226638.00<text:s/></text:p>
          </table:table-cell>
          <table:table-cell table:number-columns-repeated="14" table:style-name="ce3"/>
          <table:table-cell office:value-type="float" office:value="119469" table:style-name="ce3">
            <text:p>119469.00<text:s/></text:p>
          </table:table-cell>
          <table:table-cell office:value-type="float" office:value="5227" table:style-name="ce3">
            <text:p>5227.00<text:s/></text:p>
          </table:table-cell>
          <table:table-cell office:value-type="float" office:value="1644" table:style-name="ce3">
            <text:p>1644.00<text:s/></text:p>
          </table:table-cell>
          <table:table-cell office:value-type="float" office:value="164551" table:style-name="ce3">
            <text:p>164551.00<text:s/></text:p>
          </table:table-cell>
          <table:table-cell office:value-type="float" office:value="18072" table:style-name="ce3">
            <text:p>18072.00<text:s/></text:p>
          </table:table-cell>
          <table:table-cell office:value-type="float" office:value="693" table:style-name="ce3">
            <text:p>693.00<text:s/></text:p>
          </table:table-cell>
          <table:table-cell office:value-type="float" office:value="660" table:style-name="ce3">
            <text:p>660.00<text:s/></text:p>
          </table:table-cell>
          <table:table-cell office:value-type="float" office:value="328" table:style-name="ce3">
            <text:p>328.00<text:s/></text:p>
          </table:table-cell>
          <table:table-cell office:value-type="float" office:value="6240" table:style-name="ce3">
            <text:p>6240.00<text:s/></text:p>
          </table:table-cell>
          <table:table-cell office:value-type="float" office:value="397" table:style-name="ce3">
            <text:p>397.00<text:s/></text:p>
          </table:table-cell>
          <table:table-cell office:value-type="float" office:value="2106" table:style-name="ce3">
            <text:p>2106.00<text:s/></text:p>
          </table:table-cell>
          <table:table-cell office:value-type="float" office:value="419" table:style-name="ce3">
            <text:p>419.00<text:s/></text:p>
          </table:table-cell>
          <table:table-cell office:value-type="float" office:value="29975" table:style-name="ce3">
            <text:p>29975.00<text:s/></text:p>
          </table:table-cell>
          <table:table-cell office:value-type="float" office:value="16438" table:style-name="ce3">
            <text:p>16438.00<text:s/></text:p>
          </table:table-cell>
          <table:table-cell office:value-type="float" office:value="2203" table:style-name="ce3">
            <text:p>2203.00<text:s/></text:p>
          </table:table-cell>
          <table:table-cell office:value-type="float" office:value="3033" table:style-name="ce3">
            <text:p>3033.00<text:s/></text:p>
          </table:table-cell>
          <table:table-cell office:value-type="float" office:value="7777" table:style-name="ce3">
            <text:p>7777.00<text:s/></text:p>
          </table:table-cell>
          <table:table-cell office:value-type="float" office:value="1155" table:style-name="ce3">
            <text:p>1155.00<text:s/></text:p>
          </table:table-cell>
          <table:table-cell office:value-type="float" office:value="2697" table:style-name="ce3">
            <text:p>2697.00<text:s/></text:p>
          </table:table-cell>
          <table:table-cell office:value-type="float" office:value="5383" table:style-name="ce3">
            <text:p>5383.00<text:s/></text:p>
          </table:table-cell>
          <table:table-cell office:value-type="float" office:value="17948" table:style-name="ce3">
            <text:p>17948.00<text:s/></text:p>
          </table:table-cell>
          <table:table-cell office:value-type="float" office:value="2974" table:style-name="ce3">
            <text:p>2974.00<text:s/></text:p>
          </table:table-cell>
          <table:table-cell office:value-type="float" office:value="182249" table:style-name="ce3">
            <text:p>182249.00<text:s/></text:p>
          </table:table-cell>
          <table:table-cell office:value-type="float" office:value="831" table:style-name="ce3">
            <text:p>831.00<text:s/></text:p>
          </table:table-cell>
          <table:table-cell office:value-type="float" office:value="1134" table:style-name="ce3">
            <text:p>1134.00<text:s/></text:p>
          </table:table-cell>
          <table:table-cell office:value-type="float" office:value="1931" table:style-name="ce3">
            <text:p>1931.00<text:s/></text:p>
          </table:table-cell>
          <table:table-cell office:value-type="float" office:value="1122" table:style-name="ce3">
            <text:p>1122.00<text:s/></text:p>
          </table:table-cell>
          <table:table-cell table:style-name="ce3"/>
          <table:table-cell office:value-type="float" office:value="749244" table:style-name="ce3">
            <text:p>749244.00<text:s/></text:p>
          </table:table-cell>
          <table:table-cell office:value-type="float" office:value="166024" table:style-name="ce3">
            <text:p>166024.00<text:s/></text:p>
          </table:table-cell>
          <table:table-cell office:value-type="float" office:value="123737" table:style-name="ce3">
            <text:p>123737.00<text:s/></text:p>
          </table:table-cell>
          <table:table-cell office:value-type="float" office:value="187450" table:style-name="ce3">
            <text:p>187450.00<text:s/></text:p>
          </table:table-cell>
          <table:table-cell office:value-type="float" office:value="259163" table:style-name="ce3">
            <text:p>259163.00<text:s/></text:p>
          </table:table-cell>
          <table:table-cell office:value-type="float" office:value="1240470" table:style-name="ce3">
            <text:p>1240470.00<text:s/></text:p>
          </table:table-cell>
          <table:table-cell office:value-type="float" office:value="101362" table:style-name="ce3">
            <text:p>101362.00<text:s/></text:p>
          </table:table-cell>
          <table:table-cell office:value-type="float" office:value="158712" table:style-name="ce3">
            <text:p>158712.00<text:s/></text:p>
          </table:table-cell>
          <table:table-cell office:value-type="float" office:value="185955" table:style-name="ce3">
            <text:p>185955.00<text:s/></text:p>
          </table:table-cell>
          <table:table-cell table:number-columns-repeated="4" table:style-name="ce3"/>
          <table:table-cell table:number-columns-repeated="16319"/>
        </table:table-row>
        <table:table-row table:style-name="ro1">
          <table:table-cell office:value-type="date" office:date-value="1988-12-01T00:00:00" table:style-name="ce2">
            <text:p>1988-12-01</text:p>
          </table:table-cell>
          <table:table-cell office:value-type="float" office:value="9236" table:style-name="ce3">
            <text:p>9236.00<text:s/></text:p>
          </table:table-cell>
          <table:table-cell office:value-type="float" office:value="35193" table:style-name="ce3">
            <text:p>35193.00<text:s/></text:p>
          </table:table-cell>
          <table:table-cell office:value-type="float" office:value="326920" table:style-name="ce3">
            <text:p>326920.00<text:s/></text:p>
          </table:table-cell>
          <table:table-cell office:value-type="float" office:value="193901" table:style-name="ce3">
            <text:p>193901.00<text:s/></text:p>
          </table:table-cell>
          <table:table-cell office:value-type="float" office:value="40463" table:style-name="ce3">
            <text:p>40463.00<text:s/></text:p>
          </table:table-cell>
          <table:table-cell office:value-type="float" office:value="2125" table:style-name="ce3">
            <text:p>2125.00<text:s/></text:p>
          </table:table-cell>
          <table:table-cell office:value-type="float" office:value="28888" table:style-name="ce3">
            <text:p>28888.00<text:s/></text:p>
          </table:table-cell>
          <table:table-cell office:value-type="float" office:value="19158" table:style-name="ce3">
            <text:p>19158.00<text:s/></text:p>
          </table:table-cell>
          <table:table-cell office:value-type="float" office:value="291225" table:style-name="ce3">
            <text:p>291225.00<text:s/></text:p>
          </table:table-cell>
          <table:table-cell table:number-columns-repeated="14" table:style-name="ce3"/>
          <table:table-cell office:value-type="float" office:value="85164" table:style-name="ce3">
            <text:p>85164.00<text:s/></text:p>
          </table:table-cell>
          <table:table-cell office:value-type="float" office:value="4515" table:style-name="ce3">
            <text:p>4515.00<text:s/></text:p>
          </table:table-cell>
          <table:table-cell office:value-type="float" office:value="1542" table:style-name="ce3">
            <text:p>1542.00<text:s/></text:p>
          </table:table-cell>
          <table:table-cell office:value-type="float" office:value="151502" table:style-name="ce3">
            <text:p>151502.00<text:s/></text:p>
          </table:table-cell>
          <table:table-cell office:value-type="float" office:value="20649" table:style-name="ce3">
            <text:p>20649.00<text:s/></text:p>
          </table:table-cell>
          <table:table-cell office:value-type="float" office:value="847" table:style-name="ce3">
            <text:p>847.00<text:s/></text:p>
          </table:table-cell>
          <table:table-cell office:value-type="float" office:value="897" table:style-name="ce3">
            <text:p>897.00<text:s/></text:p>
          </table:table-cell>
          <table:table-cell office:value-type="float" office:value="611" table:style-name="ce3">
            <text:p>611.00<text:s/></text:p>
          </table:table-cell>
          <table:table-cell office:value-type="float" office:value="9664" table:style-name="ce3">
            <text:p>9664.00<text:s/></text:p>
          </table:table-cell>
          <table:table-cell office:value-type="float" office:value="989" table:style-name="ce3">
            <text:p>989.00<text:s/></text:p>
          </table:table-cell>
          <table:table-cell office:value-type="float" office:value="3651" table:style-name="ce3">
            <text:p>3651.00<text:s/></text:p>
          </table:table-cell>
          <table:table-cell office:value-type="float" office:value="682" table:style-name="ce3">
            <text:p>682.00<text:s/></text:p>
          </table:table-cell>
          <table:table-cell office:value-type="float" office:value="37754" table:style-name="ce3">
            <text:p>37754.00<text:s/></text:p>
          </table:table-cell>
          <table:table-cell office:value-type="float" office:value="20111" table:style-name="ce3">
            <text:p>20111.00<text:s/></text:p>
          </table:table-cell>
          <table:table-cell office:value-type="float" office:value="2425" table:style-name="ce3">
            <text:p>2425.00<text:s/></text:p>
          </table:table-cell>
          <table:table-cell office:value-type="float" office:value="3525" table:style-name="ce3">
            <text:p>3525.00<text:s/></text:p>
          </table:table-cell>
          <table:table-cell office:value-type="float" office:value="8635" table:style-name="ce3">
            <text:p>8635.00<text:s/></text:p>
          </table:table-cell>
          <table:table-cell office:value-type="float" office:value="649" table:style-name="ce3">
            <text:p>649.00<text:s/></text:p>
          </table:table-cell>
          <table:table-cell office:value-type="float" office:value="2521" table:style-name="ce3">
            <text:p>2521.00<text:s/></text:p>
          </table:table-cell>
          <table:table-cell office:value-type="float" office:value="4890" table:style-name="ce3">
            <text:p>4890.00<text:s/></text:p>
          </table:table-cell>
          <table:table-cell office:value-type="float" office:value="17488" table:style-name="ce3">
            <text:p>17488.00<text:s/></text:p>
          </table:table-cell>
          <table:table-cell office:value-type="float" office:value="3120" table:style-name="ce3">
            <text:p>3120.00<text:s/></text:p>
          </table:table-cell>
          <table:table-cell office:value-type="float" office:value="206889" table:style-name="ce3">
            <text:p>206889.00<text:s/></text:p>
          </table:table-cell>
          <table:table-cell office:value-type="float" office:value="1509" table:style-name="ce3">
            <text:p>1509.00<text:s/></text:p>
          </table:table-cell>
          <table:table-cell office:value-type="float" office:value="1257" table:style-name="ce3">
            <text:p>1257.00<text:s/></text:p>
          </table:table-cell>
          <table:table-cell office:value-type="float" office:value="1919" table:style-name="ce3">
            <text:p>1919.00<text:s/></text:p>
          </table:table-cell>
          <table:table-cell office:value-type="float" office:value="1601" table:style-name="ce3">
            <text:p>1601.00<text:s/></text:p>
          </table:table-cell>
          <table:table-cell table:style-name="ce3"/>
          <table:table-cell office:value-type="float" office:value="624400" table:style-name="ce3">
            <text:p>624400.00<text:s/></text:p>
          </table:table-cell>
          <table:table-cell office:value-type="float" office:value="150509" table:style-name="ce3">
            <text:p>150509.00<text:s/></text:p>
          </table:table-cell>
          <table:table-cell office:value-type="float" office:value="118919" table:style-name="ce3">
            <text:p>118919.00<text:s/></text:p>
          </table:table-cell>
          <table:table-cell office:value-type="float" office:value="165613" table:style-name="ce3">
            <text:p>165613.00<text:s/></text:p>
          </table:table-cell>
          <table:table-cell office:value-type="float" office:value="259025" table:style-name="ce3">
            <text:p>259025.00<text:s/></text:p>
          </table:table-cell>
          <table:table-cell office:value-type="float" office:value="1176189" table:style-name="ce3">
            <text:p>1176189.00<text:s/></text:p>
          </table:table-cell>
          <table:table-cell office:value-type="float" office:value="166995" table:style-name="ce3">
            <text:p>166995.00<text:s/></text:p>
          </table:table-cell>
          <table:table-cell office:value-type="float" office:value="162135" table:style-name="ce3">
            <text:p>162135.00<text:s/></text:p>
          </table:table-cell>
          <table:table-cell office:value-type="float" office:value="175546" table:style-name="ce3">
            <text:p>175546.00<text:s/></text:p>
          </table:table-cell>
          <table:table-cell table:number-columns-repeated="4" table:style-name="ce3"/>
          <table:table-cell table:number-columns-repeated="16319"/>
        </table:table-row>
        <table:table-row table:style-name="ro1">
          <table:table-cell office:value-type="date" office:date-value="1989-12-01T00:00:00" table:style-name="ce2">
            <text:p>1989-12-01</text:p>
          </table:table-cell>
          <table:table-cell office:value-type="float" office:value="10393" table:style-name="ce3">
            <text:p>10393.00<text:s/></text:p>
          </table:table-cell>
          <table:table-cell office:value-type="float" office:value="33636" table:style-name="ce3">
            <text:p>33636.00<text:s/></text:p>
          </table:table-cell>
          <table:table-cell office:value-type="float" office:value="261769" table:style-name="ce3">
            <text:p>261769.00<text:s/></text:p>
          </table:table-cell>
          <table:table-cell office:value-type="float" office:value="178073" table:style-name="ce3">
            <text:p>178073.00<text:s/></text:p>
          </table:table-cell>
          <table:table-cell office:value-type="float" office:value="44293" table:style-name="ce3">
            <text:p>44293.00<text:s/></text:p>
          </table:table-cell>
          <table:table-cell office:value-type="float" office:value="2081" table:style-name="ce3">
            <text:p>2081.00<text:s/></text:p>
          </table:table-cell>
          <table:table-cell office:value-type="float" office:value="21489" table:style-name="ce3">
            <text:p>21489.00<text:s/></text:p>
          </table:table-cell>
          <table:table-cell office:value-type="float" office:value="14231" table:style-name="ce3">
            <text:p>14231.00<text:s/></text:p>
          </table:table-cell>
          <table:table-cell office:value-type="float" office:value="256313" table:style-name="ce3">
            <text:p>256313.00<text:s/></text:p>
          </table:table-cell>
          <table:table-cell table:number-columns-repeated="14" table:style-name="ce3"/>
          <table:table-cell office:value-type="float" office:value="105146" table:style-name="ce3">
            <text:p>105146.00<text:s/></text:p>
          </table:table-cell>
          <table:table-cell office:value-type="float" office:value="3680" table:style-name="ce3">
            <text:p>3680.00<text:s/></text:p>
          </table:table-cell>
          <table:table-cell office:value-type="float" office:value="1403" table:style-name="ce3">
            <text:p>1403.00<text:s/></text:p>
          </table:table-cell>
          <table:table-cell office:value-type="float" office:value="119309" table:style-name="ce3">
            <text:p>119309.00<text:s/></text:p>
          </table:table-cell>
          <table:table-cell office:value-type="float" office:value="19809" table:style-name="ce3">
            <text:p>19809.00<text:s/></text:p>
          </table:table-cell>
          <table:table-cell office:value-type="float" office:value="430" table:style-name="ce3">
            <text:p>430.00<text:s/></text:p>
          </table:table-cell>
          <table:table-cell office:value-type="float" office:value="775" table:style-name="ce3">
            <text:p>775.00<text:s/></text:p>
          </table:table-cell>
          <table:table-cell office:value-type="float" office:value="669" table:style-name="ce3">
            <text:p>669.00<text:s/></text:p>
          </table:table-cell>
          <table:table-cell office:value-type="float" office:value="7457" table:style-name="ce3">
            <text:p>7457.00<text:s/></text:p>
          </table:table-cell>
          <table:table-cell office:value-type="float" office:value="520" table:style-name="ce3">
            <text:p>520.00<text:s/></text:p>
          </table:table-cell>
          <table:table-cell office:value-type="float" office:value="3827" table:style-name="ce3">
            <text:p>3827.00<text:s/></text:p>
          </table:table-cell>
          <table:table-cell office:value-type="float" office:value="536" table:style-name="ce3">
            <text:p>536.00<text:s/></text:p>
          </table:table-cell>
          <table:table-cell office:value-type="float" office:value="37321" table:style-name="ce3">
            <text:p>37321.00<text:s/></text:p>
          </table:table-cell>
          <table:table-cell office:value-type="float" office:value="23768" table:style-name="ce3">
            <text:p>23768.00<text:s/></text:p>
          </table:table-cell>
          <table:table-cell office:value-type="float" office:value="2758" table:style-name="ce3">
            <text:p>2758.00<text:s/></text:p>
          </table:table-cell>
          <table:table-cell office:value-type="float" office:value="3307" table:style-name="ce3">
            <text:p>3307.00<text:s/></text:p>
          </table:table-cell>
          <table:table-cell office:value-type="float" office:value="9638" table:style-name="ce3">
            <text:p>9638.00<text:s/></text:p>
          </table:table-cell>
          <table:table-cell office:value-type="float" office:value="1581" table:style-name="ce3">
            <text:p>1581.00<text:s/></text:p>
          </table:table-cell>
          <table:table-cell office:value-type="float" office:value="3158" table:style-name="ce3">
            <text:p>3158.00<text:s/></text:p>
          </table:table-cell>
          <table:table-cell office:value-type="float" office:value="5652" table:style-name="ce3">
            <text:p>5652.00<text:s/></text:p>
          </table:table-cell>
          <table:table-cell office:value-type="float" office:value="14943" table:style-name="ce3">
            <text:p>14943.00<text:s/></text:p>
          </table:table-cell>
          <table:table-cell office:value-type="float" office:value="2829" table:style-name="ce3">
            <text:p>2829.00<text:s/></text:p>
          </table:table-cell>
          <table:table-cell office:value-type="float" office:value="220264" table:style-name="ce3">
            <text:p>220264.00<text:s/></text:p>
          </table:table-cell>
          <table:table-cell office:value-type="float" office:value="1337" table:style-name="ce3">
            <text:p>1337.00<text:s/></text:p>
          </table:table-cell>
          <table:table-cell office:value-type="float" office:value="1105" table:style-name="ce3">
            <text:p>1105.00<text:s/></text:p>
          </table:table-cell>
          <table:table-cell office:value-type="float" office:value="1585" table:style-name="ce3">
            <text:p>1585.00<text:s/></text:p>
          </table:table-cell>
          <table:table-cell office:value-type="float" office:value="1553" table:style-name="ce3">
            <text:p>1553.00<text:s/></text:p>
          </table:table-cell>
          <table:table-cell table:style-name="ce3"/>
          <table:table-cell office:value-type="float" office:value="612262" table:style-name="ce3">
            <text:p>612262.00<text:s/></text:p>
          </table:table-cell>
          <table:table-cell office:value-type="float" office:value="155695" table:style-name="ce3">
            <text:p>155695.00<text:s/></text:p>
          </table:table-cell>
          <table:table-cell office:value-type="float" office:value="118556" table:style-name="ce3">
            <text:p>118556.00<text:s/></text:p>
          </table:table-cell>
          <table:table-cell office:value-type="float" office:value="200871" table:style-name="ce3">
            <text:p>200871.00<text:s/></text:p>
          </table:table-cell>
          <table:table-cell office:value-type="float" office:value="255294" table:style-name="ce3">
            <text:p>255294.00<text:s/></text:p>
          </table:table-cell>
          <table:table-cell office:value-type="float" office:value="856348" table:style-name="ce3">
            <text:p>856348.00<text:s/></text:p>
          </table:table-cell>
          <table:table-cell office:value-type="float" office:value="184744" table:style-name="ce3">
            <text:p>184744.00<text:s/></text:p>
          </table:table-cell>
          <table:table-cell office:value-type="float" office:value="170896" table:style-name="ce3">
            <text:p>170896.00<text:s/></text:p>
          </table:table-cell>
          <table:table-cell office:value-type="float" office:value="213868" table:style-name="ce3">
            <text:p>213868.00<text:s/></text:p>
          </table:table-cell>
          <table:table-cell table:number-columns-repeated="4" table:style-name="ce3"/>
          <table:table-cell table:number-columns-repeated="16319"/>
        </table:table-row>
        <table:table-row table:style-name="ro1">
          <table:table-cell office:value-type="date" office:date-value="1990-12-01T00:00:00" table:style-name="ce2">
            <text:p>1990-12-01</text:p>
          </table:table-cell>
          <table:table-cell office:value-type="float" office:value="14091" table:style-name="ce3">
            <text:p>14091.00<text:s/></text:p>
          </table:table-cell>
          <table:table-cell office:value-type="float" office:value="36945" table:style-name="ce3">
            <text:p>36945.00<text:s/></text:p>
          </table:table-cell>
          <table:table-cell office:value-type="float" office:value="251591" table:style-name="ce3">
            <text:p>251591.00<text:s/></text:p>
          </table:table-cell>
          <table:table-cell office:value-type="float" office:value="188783" table:style-name="ce3">
            <text:p>188783.00<text:s/></text:p>
          </table:table-cell>
          <table:table-cell office:value-type="float" office:value="52159" table:style-name="ce3">
            <text:p>52159.00<text:s/></text:p>
          </table:table-cell>
          <table:table-cell office:value-type="float" office:value="2096" table:style-name="ce3">
            <text:p>2096.00<text:s/></text:p>
          </table:table-cell>
          <table:table-cell office:value-type="float" office:value="22575" table:style-name="ce3">
            <text:p>22575.00<text:s/></text:p>
          </table:table-cell>
          <table:table-cell office:value-type="float" office:value="15165" table:style-name="ce3">
            <text:p>15165.00<text:s/></text:p>
          </table:table-cell>
          <table:table-cell office:value-type="float" office:value="263630" table:style-name="ce3">
            <text:p>263630.00<text:s/></text:p>
          </table:table-cell>
          <table:table-cell table:number-columns-repeated="14" table:style-name="ce3"/>
          <table:table-cell office:value-type="float" office:value="120930" table:style-name="ce3">
            <text:p>120930.00<text:s/></text:p>
          </table:table-cell>
          <table:table-cell office:value-type="float" office:value="3458" table:style-name="ce3">
            <text:p>3458.00<text:s/></text:p>
          </table:table-cell>
          <table:table-cell office:value-type="float" office:value="2182" table:style-name="ce3">
            <text:p>2182.00<text:s/></text:p>
          </table:table-cell>
          <table:table-cell office:value-type="float" office:value="118608" table:style-name="ce3">
            <text:p>118608.00<text:s/></text:p>
          </table:table-cell>
          <table:table-cell office:value-type="float" office:value="21817" table:style-name="ce3">
            <text:p>21817.00<text:s/></text:p>
          </table:table-cell>
          <table:table-cell office:value-type="float" office:value="305" table:style-name="ce3">
            <text:p>305.00<text:s/></text:p>
          </table:table-cell>
          <table:table-cell office:value-type="float" office:value="1087" table:style-name="ce3">
            <text:p>1087.00<text:s/></text:p>
          </table:table-cell>
          <table:table-cell office:value-type="float" office:value="1055" table:style-name="ce3">
            <text:p>1055.00<text:s/></text:p>
          </table:table-cell>
          <table:table-cell office:value-type="float" office:value="10021" table:style-name="ce3">
            <text:p>10021.00<text:s/></text:p>
          </table:table-cell>
          <table:table-cell office:value-type="float" office:value="855" table:style-name="ce3">
            <text:p>855.00<text:s/></text:p>
          </table:table-cell>
          <table:table-cell office:value-type="float" office:value="5568" table:style-name="ce3">
            <text:p>5568.00<text:s/></text:p>
          </table:table-cell>
          <table:table-cell office:value-type="float" office:value="583" table:style-name="ce3">
            <text:p>583.00<text:s/></text:p>
          </table:table-cell>
          <table:table-cell office:value-type="float" office:value="42437" table:style-name="ce3">
            <text:p>42437.00<text:s/></text:p>
          </table:table-cell>
          <table:table-cell office:value-type="float" office:value="29973" table:style-name="ce3">
            <text:p>29973.00<text:s/></text:p>
          </table:table-cell>
          <table:table-cell office:value-type="float" office:value="2918" table:style-name="ce3">
            <text:p>2918.00<text:s/></text:p>
          </table:table-cell>
          <table:table-cell office:value-type="float" office:value="3728" table:style-name="ce3">
            <text:p>3728.00<text:s/></text:p>
          </table:table-cell>
          <table:table-cell office:value-type="float" office:value="10642" table:style-name="ce3">
            <text:p>10642.00<text:s/></text:p>
          </table:table-cell>
          <table:table-cell office:value-type="float" office:value="1776" table:style-name="ce3">
            <text:p>1776.00<text:s/></text:p>
          </table:table-cell>
          <table:table-cell office:value-type="float" office:value="5866" table:style-name="ce3">
            <text:p>5866.00<text:s/></text:p>
          </table:table-cell>
          <table:table-cell office:value-type="float" office:value="6690" table:style-name="ce3">
            <text:p>6690.00<text:s/></text:p>
          </table:table-cell>
          <table:table-cell office:value-type="float" office:value="13286" table:style-name="ce3">
            <text:p>13286.00<text:s/></text:p>
          </table:table-cell>
          <table:table-cell office:value-type="float" office:value="3091" table:style-name="ce3">
            <text:p>3091.00<text:s/></text:p>
          </table:table-cell>
          <table:table-cell office:value-type="float" office:value="234816" table:style-name="ce3">
            <text:p>234816.00<text:s/></text:p>
          </table:table-cell>
          <table:table-cell office:value-type="float" office:value="1444" table:style-name="ce3">
            <text:p>1444.00<text:s/></text:p>
          </table:table-cell>
          <table:table-cell office:value-type="float" office:value="1375" table:style-name="ce3">
            <text:p>1375.00<text:s/></text:p>
          </table:table-cell>
          <table:table-cell office:value-type="float" office:value="1471" table:style-name="ce3">
            <text:p>1471.00<text:s/></text:p>
          </table:table-cell>
          <table:table-cell office:value-type="float" office:value="1358" table:style-name="ce3">
            <text:p>1358.00<text:s/></text:p>
          </table:table-cell>
          <table:table-cell table:style-name="ce3"/>
          <table:table-cell office:value-type="float" office:value="619685" table:style-name="ce3">
            <text:p>619685.00<text:s/></text:p>
          </table:table-cell>
          <table:table-cell office:value-type="float" office:value="161784" table:style-name="ce3">
            <text:p>161784.00<text:s/></text:p>
          </table:table-cell>
          <table:table-cell office:value-type="float" office:value="136967" table:style-name="ce3">
            <text:p>136967.00<text:s/></text:p>
          </table:table-cell>
          <table:table-cell office:value-type="float" office:value="229394" table:style-name="ce3">
            <text:p>229394.00<text:s/></text:p>
          </table:table-cell>
          <table:table-cell office:value-type="float" office:value="235064" table:style-name="ce3">
            <text:p>235064.00<text:s/></text:p>
          </table:table-cell>
          <table:table-cell office:value-type="float" office:value="1259837" table:style-name="ce3">
            <text:p>1259837.00<text:s/></text:p>
          </table:table-cell>
          <table:table-cell office:value-type="float" office:value="184592" table:style-name="ce3">
            <text:p>184592.00<text:s/></text:p>
          </table:table-cell>
          <table:table-cell office:value-type="float" office:value="183523" table:style-name="ce3">
            <text:p>183523.00<text:s/></text:p>
          </table:table-cell>
          <table:table-cell office:value-type="float" office:value="253502" table:style-name="ce3">
            <text:p>253502.00<text:s/></text:p>
          </table:table-cell>
          <table:table-cell table:number-columns-repeated="4" table:style-name="ce3"/>
          <table:table-cell table:number-columns-repeated="16319"/>
        </table:table-row>
        <table:table-row table:style-name="ro1">
          <table:table-cell office:value-type="date" office:date-value="1991-12-01T00:00:00" table:style-name="ce2">
            <text:p>1991-12-01</text:p>
          </table:table-cell>
          <table:table-cell office:value-type="float" office:value="23563" table:style-name="ce3">
            <text:p>23563.00<text:s/></text:p>
          </table:table-cell>
          <table:table-cell office:value-type="float" office:value="39148" table:style-name="ce3">
            <text:p>39148.00<text:s/></text:p>
          </table:table-cell>
          <table:table-cell office:value-type="float" office:value="271731" table:style-name="ce3">
            <text:p>271731.00<text:s/></text:p>
          </table:table-cell>
          <table:table-cell office:value-type="float" office:value="183710" table:style-name="ce3">
            <text:p>183710.00<text:s/></text:p>
          </table:table-cell>
          <table:table-cell office:value-type="float" office:value="57074" table:style-name="ce3">
            <text:p>57074.00<text:s/></text:p>
          </table:table-cell>
          <table:table-cell office:value-type="float" office:value="2220" table:style-name="ce3">
            <text:p>2220.00<text:s/></text:p>
          </table:table-cell>
          <table:table-cell office:value-type="float" office:value="21330" table:style-name="ce3">
            <text:p>21330.00<text:s/></text:p>
          </table:table-cell>
          <table:table-cell office:value-type="float" office:value="16016" table:style-name="ce3">
            <text:p>16016.00<text:s/></text:p>
          </table:table-cell>
          <table:table-cell office:value-type="float" office:value="264544" table:style-name="ce3">
            <text:p>264544.00<text:s/></text:p>
          </table:table-cell>
          <table:table-cell office:value-type="float" office:value="4100" table:style-name="ce3">
            <text:p>4100.00<text:s/></text:p>
          </table:table-cell>
          <table:table-cell office:value-type="float" office:value="3700" table:style-name="ce3">
            <text:p>3700.00<text:s/></text:p>
          </table:table-cell>
          <table:table-cell office:value-type="float" office:value="22300" table:style-name="ce3">
            <text:p>22300.00<text:s/></text:p>
          </table:table-cell>
          <table:table-cell office:value-type="float" office:value="31600" table:style-name="ce3">
            <text:p>31600.00<text:s/></text:p>
          </table:table-cell>
          <table:table-cell office:value-type="float" office:value="4400" table:style-name="ce3">
            <text:p>4400.00<text:s/></text:p>
          </table:table-cell>
          <table:table-cell office:value-type="float" office:value="47400" table:style-name="ce3">
            <text:p>47400.00<text:s/></text:p>
          </table:table-cell>
          <table:table-cell office:value-type="float" office:value="18600" table:style-name="ce3">
            <text:p>18600.00<text:s/></text:p>
          </table:table-cell>
          <table:table-cell table:style-name="ce3"/>
          <table:table-cell office:value-type="float" office:value="220500" table:style-name="ce3">
            <text:p>220500.00<text:s/></text:p>
          </table:table-cell>
          <table:table-cell office:value-type="float" office:value="3100" table:style-name="ce3">
            <text:p>3100.00<text:s/></text:p>
          </table:table-cell>
          <table:table-cell office:value-type="float" office:value="8100" table:style-name="ce3">
            <text:p>8100.00<text:s/></text:p>
          </table:table-cell>
          <table:table-cell office:value-type="float" office:value="308800" table:style-name="ce3">
            <text:p>308800.00<text:s/></text:p>
          </table:table-cell>
          <table:table-cell office:value-type="float" office:value="4400" table:style-name="ce3">
            <text:p>4400.00<text:s/></text:p>
          </table:table-cell>
          <table:table-cell office:value-type="float" office:value="9200" table:style-name="ce3">
            <text:p>9200.00<text:s/></text:p>
          </table:table-cell>
          <table:table-cell office:value-type="float" office:value="118079" table:style-name="ce3">
            <text:p>118079.00<text:s/></text:p>
          </table:table-cell>
          <table:table-cell office:value-type="float" office:value="3917" table:style-name="ce3">
            <text:p>3917.00<text:s/></text:p>
          </table:table-cell>
          <table:table-cell office:value-type="float" office:value="1498" table:style-name="ce3">
            <text:p>1498.00<text:s/></text:p>
          </table:table-cell>
          <table:table-cell office:value-type="float" office:value="109338" table:style-name="ce3">
            <text:p>109338.00<text:s/></text:p>
          </table:table-cell>
          <table:table-cell office:value-type="float" office:value="22298" table:style-name="ce3">
            <text:p>22298.00<text:s/></text:p>
          </table:table-cell>
          <table:table-cell office:value-type="float" office:value="327" table:style-name="ce3">
            <text:p>327.00<text:s/></text:p>
          </table:table-cell>
          <table:table-cell office:value-type="float" office:value="1142" table:style-name="ce3">
            <text:p>1142.00<text:s/></text:p>
          </table:table-cell>
          <table:table-cell office:value-type="float" office:value="664" table:style-name="ce3">
            <text:p>664.00<text:s/></text:p>
          </table:table-cell>
          <table:table-cell office:value-type="float" office:value="8776" table:style-name="ce3">
            <text:p>8776.00<text:s/></text:p>
          </table:table-cell>
          <table:table-cell office:value-type="float" office:value="1210" table:style-name="ce3">
            <text:p>1210.00<text:s/></text:p>
          </table:table-cell>
          <table:table-cell office:value-type="float" office:value="6897" table:style-name="ce3">
            <text:p>6897.00<text:s/></text:p>
          </table:table-cell>
          <table:table-cell office:value-type="float" office:value="544" table:style-name="ce3">
            <text:p>544.00<text:s/></text:p>
          </table:table-cell>
          <table:table-cell office:value-type="float" office:value="41563" table:style-name="ce3">
            <text:p>41563.00<text:s/></text:p>
          </table:table-cell>
          <table:table-cell office:value-type="float" office:value="34298" table:style-name="ce3">
            <text:p>34298.00<text:s/></text:p>
          </table:table-cell>
          <table:table-cell office:value-type="float" office:value="2830" table:style-name="ce3">
            <text:p>2830.00<text:s/></text:p>
          </table:table-cell>
          <table:table-cell office:value-type="float" office:value="3749" table:style-name="ce3">
            <text:p>3749.00<text:s/></text:p>
          </table:table-cell>
          <table:table-cell office:value-type="float" office:value="11717" table:style-name="ce3">
            <text:p>11717.00<text:s/></text:p>
          </table:table-cell>
          <table:table-cell office:value-type="float" office:value="1336" table:style-name="ce3">
            <text:p>1336.00<text:s/></text:p>
          </table:table-cell>
          <table:table-cell office:value-type="float" office:value="4234" table:style-name="ce3">
            <text:p>4234.00<text:s/></text:p>
          </table:table-cell>
          <table:table-cell office:value-type="float" office:value="7285" table:style-name="ce3">
            <text:p>7285.00<text:s/></text:p>
          </table:table-cell>
          <table:table-cell office:value-type="float" office:value="12559" table:style-name="ce3">
            <text:p>12559.00<text:s/></text:p>
          </table:table-cell>
          <table:table-cell office:value-type="float" office:value="2759" table:style-name="ce3">
            <text:p>2759.00<text:s/></text:p>
          </table:table-cell>
          <table:table-cell office:value-type="float" office:value="236562" table:style-name="ce3">
            <text:p>236562.00<text:s/></text:p>
          </table:table-cell>
          <table:table-cell office:value-type="float" office:value="1438" table:style-name="ce3">
            <text:p>1438.00<text:s/></text:p>
          </table:table-cell>
          <table:table-cell office:value-type="float" office:value="1499" table:style-name="ce3">
            <text:p>1499.00<text:s/></text:p>
          </table:table-cell>
          <table:table-cell office:value-type="float" office:value="1522" table:style-name="ce3">
            <text:p>1522.00<text:s/></text:p>
          </table:table-cell>
          <table:table-cell office:value-type="float" office:value="1193" table:style-name="ce3">
            <text:p>1193.00<text:s/></text:p>
          </table:table-cell>
          <table:table-cell table:style-name="ce3"/>
          <table:table-cell office:value-type="float" office:value="694290" table:style-name="ce3">
            <text:p>694290.00<text:s/></text:p>
          </table:table-cell>
          <table:table-cell office:value-type="float" office:value="180231" table:style-name="ce3">
            <text:p>180231.00<text:s/></text:p>
          </table:table-cell>
          <table:table-cell office:value-type="float" office:value="172200" table:style-name="ce3">
            <text:p>172200.00<text:s/></text:p>
          </table:table-cell>
          <table:table-cell office:value-type="float" office:value="283229" table:style-name="ce3">
            <text:p>283229.00<text:s/></text:p>
          </table:table-cell>
          <table:table-cell office:value-type="float" office:value="261182" table:style-name="ce3">
            <text:p>261182.00<text:s/></text:p>
          </table:table-cell>
          <table:table-cell office:value-type="float" office:value="1324399" table:style-name="ce3">
            <text:p>1324399.00<text:s/></text:p>
          </table:table-cell>
          <table:table-cell office:value-type="float" office:value="196282" table:style-name="ce3">
            <text:p>196282.00<text:s/></text:p>
          </table:table-cell>
          <table:table-cell office:value-type="float" office:value="229567" table:style-name="ce3">
            <text:p>229567.00<text:s/></text:p>
          </table:table-cell>
          <table:table-cell office:value-type="float" office:value="319663" table:style-name="ce3">
            <text:p>319663.00<text:s/></text:p>
          </table:table-cell>
          <table:table-cell table:number-columns-repeated="4" table:style-name="ce3"/>
          <table:table-cell table:number-columns-repeated="16319"/>
        </table:table-row>
        <table:table-row table:style-name="ro1">
          <table:table-cell office:value-type="date" office:date-value="1992-12-01T00:00:00" table:style-name="ce2">
            <text:p>1992-12-01</text:p>
          </table:table-cell>
          <table:table-cell office:value-type="float" office:value="33518" table:style-name="ce3">
            <text:p>33518.00<text:s/></text:p>
          </table:table-cell>
          <table:table-cell office:value-type="float" office:value="42089" table:style-name="ce3">
            <text:p>42089.00<text:s/></text:p>
          </table:table-cell>
          <table:table-cell office:value-type="float" office:value="262863" table:style-name="ce3">
            <text:p>262863.00<text:s/></text:p>
          </table:table-cell>
          <table:table-cell office:value-type="float" office:value="192116" table:style-name="ce3">
            <text:p>192116.00<text:s/></text:p>
          </table:table-cell>
          <table:table-cell office:value-type="float" office:value="67891" table:style-name="ce3">
            <text:p>67891.00<text:s/></text:p>
          </table:table-cell>
          <table:table-cell office:value-type="float" office:value="2894" table:style-name="ce3">
            <text:p>2894.00<text:s/></text:p>
          </table:table-cell>
          <table:table-cell office:value-type="float" office:value="19709" table:style-name="ce3">
            <text:p>19709.00<text:s/></text:p>
          </table:table-cell>
          <table:table-cell office:value-type="float" office:value="17895" table:style-name="ce3">
            <text:p>17895.00<text:s/></text:p>
          </table:table-cell>
          <table:table-cell office:value-type="float" office:value="268604" table:style-name="ce3">
            <text:p>268604.00<text:s/></text:p>
          </table:table-cell>
          <table:table-cell office:value-type="float" office:value="5600" table:style-name="ce3">
            <text:p>5600.00<text:s/></text:p>
          </table:table-cell>
          <table:table-cell office:value-type="float" office:value="4400" table:style-name="ce3">
            <text:p>4400.00<text:s/></text:p>
          </table:table-cell>
          <table:table-cell office:value-type="float" office:value="25300" table:style-name="ce3">
            <text:p>25300.00<text:s/></text:p>
          </table:table-cell>
          <table:table-cell office:value-type="float" office:value="31900" table:style-name="ce3">
            <text:p>31900.00<text:s/></text:p>
          </table:table-cell>
          <table:table-cell office:value-type="float" office:value="6100" table:style-name="ce3">
            <text:p>6100.00<text:s/></text:p>
          </table:table-cell>
          <table:table-cell office:value-type="float" office:value="47700" table:style-name="ce3">
            <text:p>47700.00<text:s/></text:p>
          </table:table-cell>
          <table:table-cell office:value-type="float" office:value="24100" table:style-name="ce3">
            <text:p>24100.00<text:s/></text:p>
          </table:table-cell>
          <table:table-cell office:value-type="float" office:value="600" table:style-name="ce3">
            <text:p>600.00<text:s/></text:p>
          </table:table-cell>
          <table:table-cell office:value-type="float" office:value="243400" table:style-name="ce3">
            <text:p>243400.00<text:s/></text:p>
          </table:table-cell>
          <table:table-cell office:value-type="float" office:value="3400" table:style-name="ce3">
            <text:p>3400.00<text:s/></text:p>
          </table:table-cell>
          <table:table-cell office:value-type="float" office:value="10500" table:style-name="ce3">
            <text:p>10500.00<text:s/></text:p>
          </table:table-cell>
          <table:table-cell office:value-type="float" office:value="334600" table:style-name="ce3">
            <text:p>334600.00<text:s/></text:p>
          </table:table-cell>
          <table:table-cell office:value-type="float" office:value="5100" table:style-name="ce3">
            <text:p>5100.00<text:s/></text:p>
          </table:table-cell>
          <table:table-cell office:value-type="float" office:value="6300" table:style-name="ce3">
            <text:p>6300.00<text:s/></text:p>
          </table:table-cell>
          <table:table-cell office:value-type="float" office:value="130260" table:style-name="ce3">
            <text:p>130260.00<text:s/></text:p>
          </table:table-cell>
          <table:table-cell office:value-type="float" office:value="4544" table:style-name="ce3">
            <text:p>4544.00<text:s/></text:p>
          </table:table-cell>
          <table:table-cell office:value-type="float" office:value="1920" table:style-name="ce3">
            <text:p>1920.00<text:s/></text:p>
          </table:table-cell>
          <table:table-cell office:value-type="float" office:value="103888" table:style-name="ce3">
            <text:p>103888.00<text:s/></text:p>
          </table:table-cell>
          <table:table-cell office:value-type="float" office:value="25184" table:style-name="ce3">
            <text:p>25184.00<text:s/></text:p>
          </table:table-cell>
          <table:table-cell office:value-type="float" office:value="461" table:style-name="ce3">
            <text:p>461.00<text:s/></text:p>
          </table:table-cell>
          <table:table-cell office:value-type="float" office:value="1685" table:style-name="ce3">
            <text:p>1685.00<text:s/></text:p>
          </table:table-cell>
          <table:table-cell office:value-type="float" office:value="841" table:style-name="ce3">
            <text:p>841.00<text:s/></text:p>
          </table:table-cell>
          <table:table-cell office:value-type="float" office:value="10110" table:style-name="ce3">
            <text:p>10110.00<text:s/></text:p>
          </table:table-cell>
          <table:table-cell office:value-type="float" office:value="1018" table:style-name="ce3">
            <text:p>1018.00<text:s/></text:p>
          </table:table-cell>
          <table:table-cell office:value-type="float" office:value="9905" table:style-name="ce3">
            <text:p>9905.00<text:s/></text:p>
          </table:table-cell>
          <table:table-cell office:value-type="float" office:value="713" table:style-name="ce3">
            <text:p>713.00<text:s/></text:p>
          </table:table-cell>
          <table:table-cell office:value-type="float" office:value="47298" table:style-name="ce3">
            <text:p>47298.00<text:s/></text:p>
          </table:table-cell>
          <table:table-cell office:value-type="float" office:value="45705" table:style-name="ce3">
            <text:p>45705.00<text:s/></text:p>
          </table:table-cell>
          <table:table-cell office:value-type="float" office:value="3832" table:style-name="ce3">
            <text:p>3832.00<text:s/></text:p>
          </table:table-cell>
          <table:table-cell office:value-type="float" office:value="4503" table:style-name="ce3">
            <text:p>4503.00<text:s/></text:p>
          </table:table-cell>
          <table:table-cell office:value-type="float" office:value="12457" table:style-name="ce3">
            <text:p>12457.00<text:s/></text:p>
          </table:table-cell>
          <table:table-cell office:value-type="float" office:value="1867" table:style-name="ce3">
            <text:p>1867.00<text:s/></text:p>
          </table:table-cell>
          <table:table-cell office:value-type="float" office:value="4893" table:style-name="ce3">
            <text:p>4893.00<text:s/></text:p>
          </table:table-cell>
          <table:table-cell office:value-type="float" office:value="8848" table:style-name="ce3">
            <text:p>8848.00<text:s/></text:p>
          </table:table-cell>
          <table:table-cell office:value-type="float" office:value="14051" table:style-name="ce3">
            <text:p>14051.00<text:s/></text:p>
          </table:table-cell>
          <table:table-cell office:value-type="float" office:value="3468" table:style-name="ce3">
            <text:p>3468.00<text:s/></text:p>
          </table:table-cell>
          <table:table-cell office:value-type="float" office:value="261898" table:style-name="ce3">
            <text:p>261898.00<text:s/></text:p>
          </table:table-cell>
          <table:table-cell office:value-type="float" office:value="1560" table:style-name="ce3">
            <text:p>1560.00<text:s/></text:p>
          </table:table-cell>
          <table:table-cell office:value-type="float" office:value="1137" table:style-name="ce3">
            <text:p>1137.00<text:s/></text:p>
          </table:table-cell>
          <table:table-cell office:value-type="float" office:value="1342" table:style-name="ce3">
            <text:p>1342.00<text:s/></text:p>
          </table:table-cell>
          <table:table-cell office:value-type="float" office:value="1130" table:style-name="ce3">
            <text:p>1130.00<text:s/></text:p>
          </table:table-cell>
          <table:table-cell office:value-type="float" office:value="887896.51" table:style-name="ce3">
            <text:p>887896.51<text:s/></text:p>
          </table:table-cell>
          <table:table-cell office:value-type="float" office:value="755666" table:style-name="ce3">
            <text:p>755666.00<text:s/></text:p>
          </table:table-cell>
          <table:table-cell office:value-type="float" office:value="189432" table:style-name="ce3">
            <text:p>189432.00<text:s/></text:p>
          </table:table-cell>
          <table:table-cell office:value-type="float" office:value="219706" table:style-name="ce3">
            <text:p>219706.00<text:s/></text:p>
          </table:table-cell>
          <table:table-cell office:value-type="float" office:value="289717" table:style-name="ce3">
            <text:p>289717.00<text:s/></text:p>
          </table:table-cell>
          <table:table-cell office:value-type="float" office:value="264722" table:style-name="ce3">
            <text:p>264722.00<text:s/></text:p>
          </table:table-cell>
          <table:table-cell office:value-type="float" office:value="1280905" table:style-name="ce3">
            <text:p>1280905.00<text:s/></text:p>
          </table:table-cell>
          <table:table-cell office:value-type="float" office:value="225078" table:style-name="ce3">
            <text:p>225078.00<text:s/></text:p>
          </table:table-cell>
          <table:table-cell office:value-type="float" office:value="236363" table:style-name="ce3">
            <text:p>236363.00<text:s/></text:p>
          </table:table-cell>
          <table:table-cell office:value-type="float" office:value="293295" table:style-name="ce3">
            <text:p>293295.00<text:s/></text:p>
          </table:table-cell>
          <table:table-cell table:number-columns-repeated="4" table:style-name="ce3"/>
          <table:table-cell table:number-columns-repeated="16319"/>
        </table:table-row>
        <table:table-row table:style-name="ro1">
          <table:table-cell office:value-type="date" office:date-value="1993-12-01T00:00:00" table:style-name="ce2">
            <text:p>1993-12-01</text:p>
          </table:table-cell>
          <table:table-cell office:value-type="float" office:value="62013" table:style-name="ce3">
            <text:p>62013.00<text:s/></text:p>
          </table:table-cell>
          <table:table-cell office:value-type="float" office:value="44522" table:style-name="ce3">
            <text:p>44522.00<text:s/></text:p>
          </table:table-cell>
          <table:table-cell office:value-type="float" office:value="281267" table:style-name="ce3">
            <text:p>281267.00<text:s/></text:p>
          </table:table-cell>
          <table:table-cell office:value-type="float" office:value="216218" table:style-name="ce3">
            <text:p>216218.00<text:s/></text:p>
          </table:table-cell>
          <table:table-cell office:value-type="float" office:value="80379" table:style-name="ce3">
            <text:p>80379.00<text:s/></text:p>
          </table:table-cell>
          <table:table-cell office:value-type="float" office:value="3613" table:style-name="ce3">
            <text:p>3613.00<text:s/></text:p>
          </table:table-cell>
          <table:table-cell office:value-type="float" office:value="24047" table:style-name="ce3">
            <text:p>24047.00<text:s/></text:p>
          </table:table-cell>
          <table:table-cell office:value-type="float" office:value="21228" table:style-name="ce3">
            <text:p>21228.00<text:s/></text:p>
          </table:table-cell>
          <table:table-cell office:value-type="float" office:value="318581" table:style-name="ce3">
            <text:p>318581.00<text:s/></text:p>
          </table:table-cell>
          <table:table-cell office:value-type="float" office:value="4500" table:style-name="ce3">
            <text:p>4500.00<text:s/></text:p>
          </table:table-cell>
          <table:table-cell office:value-type="float" office:value="5000" table:style-name="ce3">
            <text:p>5000.00<text:s/></text:p>
          </table:table-cell>
          <table:table-cell office:value-type="float" office:value="27400" table:style-name="ce3">
            <text:p>27400.00<text:s/></text:p>
          </table:table-cell>
          <table:table-cell office:value-type="float" office:value="33800" table:style-name="ce3">
            <text:p>33800.00<text:s/></text:p>
          </table:table-cell>
          <table:table-cell office:value-type="float" office:value="5500" table:style-name="ce3">
            <text:p>5500.00<text:s/></text:p>
          </table:table-cell>
          <table:table-cell office:value-type="float" office:value="45300" table:style-name="ce3">
            <text:p>45300.00<text:s/></text:p>
          </table:table-cell>
          <table:table-cell office:value-type="float" office:value="26700" table:style-name="ce3">
            <text:p>26700.00<text:s/></text:p>
          </table:table-cell>
          <table:table-cell office:value-type="float" office:value="1000" table:style-name="ce3">
            <text:p>1000.00<text:s/></text:p>
          </table:table-cell>
          <table:table-cell office:value-type="float" office:value="244500" table:style-name="ce3">
            <text:p>244500.00<text:s/></text:p>
          </table:table-cell>
          <table:table-cell office:value-type="float" office:value="3200" table:style-name="ce3">
            <text:p>3200.00<text:s/></text:p>
          </table:table-cell>
          <table:table-cell office:value-type="float" office:value="8800" table:style-name="ce3">
            <text:p>8800.00<text:s/></text:p>
          </table:table-cell>
          <table:table-cell office:value-type="float" office:value="300200" table:style-name="ce3">
            <text:p>300200.00<text:s/></text:p>
          </table:table-cell>
          <table:table-cell office:value-type="float" office:value="5000" table:style-name="ce3">
            <text:p>5000.00<text:s/></text:p>
          </table:table-cell>
          <table:table-cell office:value-type="float" office:value="12900" table:style-name="ce3">
            <text:p>12900.00<text:s/></text:p>
          </table:table-cell>
          <table:table-cell office:value-type="float" office:value="130979" table:style-name="ce3">
            <text:p>130979.00<text:s/></text:p>
          </table:table-cell>
          <table:table-cell office:value-type="float" office:value="5796" table:style-name="ce3">
            <text:p>5796.00<text:s/></text:p>
          </table:table-cell>
          <table:table-cell office:value-type="float" office:value="2240" table:style-name="ce3">
            <text:p>2240.00<text:s/></text:p>
          </table:table-cell>
          <table:table-cell office:value-type="float" office:value="118642" table:style-name="ce3">
            <text:p>118642.00<text:s/></text:p>
          </table:table-cell>
          <table:table-cell office:value-type="float" office:value="24593" table:style-name="ce3">
            <text:p>24593.00<text:s/></text:p>
          </table:table-cell>
          <table:table-cell office:value-type="float" office:value="524" table:style-name="ce3">
            <text:p>524.00<text:s/></text:p>
          </table:table-cell>
          <table:table-cell office:value-type="float" office:value="2348" table:style-name="ce3">
            <text:p>2348.00<text:s/></text:p>
          </table:table-cell>
          <table:table-cell office:value-type="float" office:value="756" table:style-name="ce3">
            <text:p>756.00<text:s/></text:p>
          </table:table-cell>
          <table:table-cell office:value-type="float" office:value="12638" table:style-name="ce3">
            <text:p>12638.00<text:s/></text:p>
          </table:table-cell>
          <table:table-cell office:value-type="float" office:value="1481" table:style-name="ce3">
            <text:p>1481.00<text:s/></text:p>
          </table:table-cell>
          <table:table-cell office:value-type="float" office:value="16427" table:style-name="ce3">
            <text:p>16427.00<text:s/></text:p>
          </table:table-cell>
          <table:table-cell office:value-type="float" office:value="856" table:style-name="ce3">
            <text:p>856.00<text:s/></text:p>
          </table:table-cell>
          <table:table-cell office:value-type="float" office:value="46878" table:style-name="ce3">
            <text:p>46878.00<text:s/></text:p>
          </table:table-cell>
          <table:table-cell office:value-type="float" office:value="56162" table:style-name="ce3">
            <text:p>56162.00<text:s/></text:p>
          </table:table-cell>
          <table:table-cell office:value-type="float" office:value="5266" table:style-name="ce3">
            <text:p>5266.00<text:s/></text:p>
          </table:table-cell>
          <table:table-cell office:value-type="float" office:value="4226" table:style-name="ce3">
            <text:p>4226.00<text:s/></text:p>
          </table:table-cell>
          <table:table-cell office:value-type="float" office:value="13109" table:style-name="ce3">
            <text:p>13109.00<text:s/></text:p>
          </table:table-cell>
          <table:table-cell office:value-type="float" office:value="1735" table:style-name="ce3">
            <text:p>1735.00<text:s/></text:p>
          </table:table-cell>
          <table:table-cell office:value-type="float" office:value="5516" table:style-name="ce3">
            <text:p>5516.00<text:s/></text:p>
          </table:table-cell>
          <table:table-cell office:value-type="float" office:value="10003" table:style-name="ce3">
            <text:p>10003.00<text:s/></text:p>
          </table:table-cell>
          <table:table-cell office:value-type="float" office:value="16609" table:style-name="ce3">
            <text:p>16609.00<text:s/></text:p>
          </table:table-cell>
          <table:table-cell office:value-type="float" office:value="3598" table:style-name="ce3">
            <text:p>3598.00<text:s/></text:p>
          </table:table-cell>
          <table:table-cell office:value-type="float" office:value="259529" table:style-name="ce3">
            <text:p>259529.00<text:s/></text:p>
          </table:table-cell>
          <table:table-cell office:value-type="float" office:value="1112" table:style-name="ce3">
            <text:p>1112.00<text:s/></text:p>
          </table:table-cell>
          <table:table-cell office:value-type="float" office:value="1537" table:style-name="ce3">
            <text:p>1537.00<text:s/></text:p>
          </table:table-cell>
          <table:table-cell office:value-type="float" office:value="1151" table:style-name="ce3">
            <text:p>1151.00<text:s/></text:p>
          </table:table-cell>
          <table:table-cell office:value-type="float" office:value="1779" table:style-name="ce3">
            <text:p>1779.00<text:s/></text:p>
          </table:table-cell>
          <table:table-cell office:value-type="float" office:value="887068.98" table:style-name="ce3">
            <text:p>887068.98<text:s/></text:p>
          </table:table-cell>
          <table:table-cell office:value-type="float" office:value="776039" table:style-name="ce3">
            <text:p>776039.00<text:s/></text:p>
          </table:table-cell>
          <table:table-cell office:value-type="float" office:value="185290" table:style-name="ce3">
            <text:p>185290.00<text:s/></text:p>
          </table:table-cell>
          <table:table-cell office:value-type="float" office:value="236384" table:style-name="ce3">
            <text:p>236384.00<text:s/></text:p>
          </table:table-cell>
          <table:table-cell office:value-type="float" office:value="270585" table:style-name="ce3">
            <text:p>270585.00<text:s/></text:p>
          </table:table-cell>
          <table:table-cell office:value-type="float" office:value="267158" table:style-name="ce3">
            <text:p>267158.00<text:s/></text:p>
          </table:table-cell>
          <table:table-cell office:value-type="float" office:value="1440632" table:style-name="ce3">
            <text:p>1440632.00<text:s/></text:p>
          </table:table-cell>
          <table:table-cell office:value-type="float" office:value="282392" table:style-name="ce3">
            <text:p>282392.00<text:s/></text:p>
          </table:table-cell>
          <table:table-cell office:value-type="float" office:value="249698" table:style-name="ce3">
            <text:p>249698.00<text:s/></text:p>
          </table:table-cell>
          <table:table-cell office:value-type="float" office:value="285041" table:style-name="ce3">
            <text:p>285041.00<text:s/></text:p>
          </table:table-cell>
          <table:table-cell table:number-columns-repeated="4" table:style-name="ce3"/>
          <table:table-cell table:number-columns-repeated="16319"/>
        </table:table-row>
        <table:table-row table:style-name="ro1">
          <table:table-cell office:value-type="date" office:date-value="1994-12-01T00:00:00" table:style-name="ce2">
            <text:p>1994-12-01</text:p>
          </table:table-cell>
          <table:table-cell office:value-type="float" office:value="110262" table:style-name="ce3">
            <text:p>110262.00<text:s/></text:p>
          </table:table-cell>
          <table:table-cell office:value-type="float" office:value="55735" table:style-name="ce3">
            <text:p>55735.00<text:s/></text:p>
          </table:table-cell>
          <table:table-cell office:value-type="float" office:value="289677" table:style-name="ce3">
            <text:p>289677.00<text:s/></text:p>
          </table:table-cell>
          <table:table-cell office:value-type="float" office:value="257784" table:style-name="ce3">
            <text:p>257784.00<text:s/></text:p>
          </table:table-cell>
          <table:table-cell office:value-type="float" office:value="91686" table:style-name="ce3">
            <text:p>91686.00<text:s/></text:p>
          </table:table-cell>
          <table:table-cell office:value-type="float" office:value="5801" table:style-name="ce3">
            <text:p>5801.00<text:s/></text:p>
          </table:table-cell>
          <table:table-cell office:value-type="float" office:value="34630" table:style-name="ce3">
            <text:p>34630.00<text:s/></text:p>
          </table:table-cell>
          <table:table-cell office:value-type="float" office:value="27221" table:style-name="ce3">
            <text:p>27221.00<text:s/></text:p>
          </table:table-cell>
          <table:table-cell office:value-type="float" office:value="386858" table:style-name="ce3">
            <text:p>386858.00<text:s/></text:p>
          </table:table-cell>
          <table:table-cell office:value-type="float" office:value="3800" table:style-name="ce3">
            <text:p>3800.00<text:s/></text:p>
          </table:table-cell>
          <table:table-cell office:value-type="float" office:value="4700" table:style-name="ce3">
            <text:p>4700.00<text:s/></text:p>
          </table:table-cell>
          <table:table-cell office:value-type="float" office:value="27900" table:style-name="ce3">
            <text:p>27900.00<text:s/></text:p>
          </table:table-cell>
          <table:table-cell office:value-type="float" office:value="32300" table:style-name="ce3">
            <text:p>32300.00<text:s/></text:p>
          </table:table-cell>
          <table:table-cell office:value-type="float" office:value="5800" table:style-name="ce3">
            <text:p>5800.00<text:s/></text:p>
          </table:table-cell>
          <table:table-cell office:value-type="float" office:value="42700" table:style-name="ce3">
            <text:p>42700.00<text:s/></text:p>
          </table:table-cell>
          <table:table-cell office:value-type="float" office:value="28400" table:style-name="ce3">
            <text:p>28400.00<text:s/></text:p>
          </table:table-cell>
          <table:table-cell office:value-type="float" office:value="1500" table:style-name="ce3">
            <text:p>1500.00<text:s/></text:p>
          </table:table-cell>
          <table:table-cell office:value-type="float" office:value="254200" table:style-name="ce3">
            <text:p>254200.00<text:s/></text:p>
          </table:table-cell>
          <table:table-cell office:value-type="float" office:value="3300" table:style-name="ce3">
            <text:p>3300.00<text:s/></text:p>
          </table:table-cell>
          <table:table-cell office:value-type="float" office:value="9700" table:style-name="ce3">
            <text:p>9700.00<text:s/></text:p>
          </table:table-cell>
          <table:table-cell office:value-type="float" office:value="288400" table:style-name="ce3">
            <text:p>288400.00<text:s/></text:p>
          </table:table-cell>
          <table:table-cell office:value-type="float" office:value="6700" table:style-name="ce3">
            <text:p>6700.00<text:s/></text:p>
          </table:table-cell>
          <table:table-cell office:value-type="float" office:value="15700" table:style-name="ce3">
            <text:p>15700.00<text:s/></text:p>
          </table:table-cell>
          <table:table-cell office:value-type="float" office:value="140263" table:style-name="ce3">
            <text:p>140263.00<text:s/></text:p>
          </table:table-cell>
          <table:table-cell office:value-type="float" office:value="7139" table:style-name="ce3">
            <text:p>7139.00<text:s/></text:p>
          </table:table-cell>
          <table:table-cell office:value-type="float" office:value="2738" table:style-name="ce3">
            <text:p>2738.00<text:s/></text:p>
          </table:table-cell>
          <table:table-cell office:value-type="float" office:value="129928" table:style-name="ce3">
            <text:p>129928.00<text:s/></text:p>
          </table:table-cell>
          <table:table-cell office:value-type="float" office:value="26129" table:style-name="ce3">
            <text:p>26129.00<text:s/></text:p>
          </table:table-cell>
          <table:table-cell office:value-type="float" office:value="1646" table:style-name="ce3">
            <text:p>1646.00<text:s/></text:p>
          </table:table-cell>
          <table:table-cell office:value-type="float" office:value="3000" table:style-name="ce3">
            <text:p>3000.00<text:s/></text:p>
          </table:table-cell>
          <table:table-cell office:value-type="float" office:value="1008" table:style-name="ce3">
            <text:p>1008.00<text:s/></text:p>
          </table:table-cell>
          <table:table-cell office:value-type="float" office:value="15539" table:style-name="ce3">
            <text:p>15539.00<text:s/></text:p>
          </table:table-cell>
          <table:table-cell office:value-type="float" office:value="3145" table:style-name="ce3">
            <text:p>3145.00<text:s/></text:p>
          </table:table-cell>
          <table:table-cell office:value-type="float" office:value="25081" table:style-name="ce3">
            <text:p>25081.00<text:s/></text:p>
          </table:table-cell>
          <table:table-cell office:value-type="float" office:value="803" table:style-name="ce3">
            <text:p>803.00<text:s/></text:p>
          </table:table-cell>
          <table:table-cell office:value-type="float" office:value="49559" table:style-name="ce3">
            <text:p>49559.00<text:s/></text:p>
          </table:table-cell>
          <table:table-cell office:value-type="float" office:value="59254" table:style-name="ce3">
            <text:p>59254.00<text:s/></text:p>
          </table:table-cell>
          <table:table-cell office:value-type="float" office:value="6358" table:style-name="ce3">
            <text:p>6358.00<text:s/></text:p>
          </table:table-cell>
          <table:table-cell office:value-type="float" office:value="4188" table:style-name="ce3">
            <text:p>4188.00<text:s/></text:p>
          </table:table-cell>
          <table:table-cell office:value-type="float" office:value="14902" table:style-name="ce3">
            <text:p>14902.00<text:s/></text:p>
          </table:table-cell>
          <table:table-cell office:value-type="float" office:value="1669" table:style-name="ce3">
            <text:p>1669.00<text:s/></text:p>
          </table:table-cell>
          <table:table-cell office:value-type="float" office:value="7120" table:style-name="ce3">
            <text:p>7120.00<text:s/></text:p>
          </table:table-cell>
          <table:table-cell office:value-type="float" office:value="10745" table:style-name="ce3">
            <text:p>10745.00<text:s/></text:p>
          </table:table-cell>
          <table:table-cell office:value-type="float" office:value="18912" table:style-name="ce3">
            <text:p>18912.00<text:s/></text:p>
          </table:table-cell>
          <table:table-cell office:value-type="float" office:value="3781" table:style-name="ce3">
            <text:p>3781.00<text:s/></text:p>
          </table:table-cell>
          <table:table-cell office:value-type="float" office:value="280025" table:style-name="ce3">
            <text:p>280025.00<text:s/></text:p>
          </table:table-cell>
          <table:table-cell office:value-type="float" office:value="1103" table:style-name="ce3">
            <text:p>1103.00<text:s/></text:p>
          </table:table-cell>
          <table:table-cell office:value-type="float" office:value="1451" table:style-name="ce3">
            <text:p>1451.00<text:s/></text:p>
          </table:table-cell>
          <table:table-cell office:value-type="float" office:value="864" table:style-name="ce3">
            <text:p>864.00<text:s/></text:p>
          </table:table-cell>
          <table:table-cell office:value-type="float" office:value="1197" table:style-name="ce3">
            <text:p>1197.00<text:s/></text:p>
          </table:table-cell>
          <table:table-cell office:value-type="float" office:value="971549.04" table:style-name="ce3">
            <text:p>971549.04<text:s/></text:p>
          </table:table-cell>
          <table:table-cell office:value-type="float" office:value="748911" table:style-name="ce3">
            <text:p>748911.00<text:s/></text:p>
          </table:table-cell>
          <table:table-cell office:value-type="float" office:value="174656" table:style-name="ce3">
            <text:p>174656.00<text:s/></text:p>
          </table:table-cell>
          <table:table-cell office:value-type="float" office:value="249266" table:style-name="ce3">
            <text:p>249266.00<text:s/></text:p>
          </table:table-cell>
          <table:table-cell office:value-type="float" office:value="279514" table:style-name="ce3">
            <text:p>279514.00<text:s/></text:p>
          </table:table-cell>
          <table:table-cell office:value-type="float" office:value="280080" table:style-name="ce3">
            <text:p>280080.00<text:s/></text:p>
          </table:table-cell>
          <table:table-cell office:value-type="float" office:value="1691283" table:style-name="ce3">
            <text:p>1691283.00<text:s/></text:p>
          </table:table-cell>
          <table:table-cell office:value-type="float" office:value="352981" table:style-name="ce3">
            <text:p>352981.00<text:s/></text:p>
          </table:table-cell>
          <table:table-cell office:value-type="float" office:value="295018" table:style-name="ce3">
            <text:p>295018.00<text:s/></text:p>
          </table:table-cell>
          <table:table-cell office:value-type="float" office:value="265844" table:style-name="ce3">
            <text:p>265844.00<text:s/></text:p>
          </table:table-cell>
          <table:table-cell table:number-columns-repeated="4" table:style-name="ce3"/>
          <table:table-cell table:number-columns-repeated="16319"/>
        </table:table-row>
        <table:table-row table:style-name="ro1">
          <table:table-cell office:value-type="date" office:date-value="1995-12-01T00:00:00" table:style-name="ce2">
            <text:p>1995-12-01</text:p>
          </table:table-cell>
          <table:table-cell office:value-type="float" office:value="167984" table:style-name="ce3">
            <text:p>167984.00<text:s/></text:p>
          </table:table-cell>
          <table:table-cell office:value-type="float" office:value="68730" table:style-name="ce3">
            <text:p>68730.00<text:s/></text:p>
          </table:table-cell>
          <table:table-cell office:value-type="float" office:value="304889" table:style-name="ce3">
            <text:p>304889.00<text:s/></text:p>
          </table:table-cell>
          <table:table-cell office:value-type="float" office:value="274265" table:style-name="ce3">
            <text:p>274265.00<text:s/></text:p>
          </table:table-cell>
          <table:table-cell office:value-type="float" office:value="88551" table:style-name="ce3">
            <text:p>88551.00<text:s/></text:p>
          </table:table-cell>
          <table:table-cell office:value-type="float" office:value="7959" table:style-name="ce3">
            <text:p>7959.00<text:s/></text:p>
          </table:table-cell>
          <table:table-cell office:value-type="float" office:value="33944" table:style-name="ce3">
            <text:p>33944.00<text:s/></text:p>
          </table:table-cell>
          <table:table-cell office:value-type="float" office:value="27394" table:style-name="ce3">
            <text:p>27394.00<text:s/></text:p>
          </table:table-cell>
          <table:table-cell office:value-type="float" office:value="450776" table:style-name="ce3">
            <text:p>450776.00<text:s/></text:p>
          </table:table-cell>
          <table:table-cell office:value-type="float" office:value="3800" table:style-name="ce3">
            <text:p>3800.00<text:s/></text:p>
          </table:table-cell>
          <table:table-cell office:value-type="float" office:value="3000" table:style-name="ce3">
            <text:p>3000.00<text:s/></text:p>
          </table:table-cell>
          <table:table-cell office:value-type="float" office:value="27800" table:style-name="ce3">
            <text:p>27800.00<text:s/></text:p>
          </table:table-cell>
          <table:table-cell office:value-type="float" office:value="34400" table:style-name="ce3">
            <text:p>34400.00<text:s/></text:p>
          </table:table-cell>
          <table:table-cell office:value-type="float" office:value="6200" table:style-name="ce3">
            <text:p>6200.00<text:s/></text:p>
          </table:table-cell>
          <table:table-cell office:value-type="float" office:value="42700" table:style-name="ce3">
            <text:p>42700.00<text:s/></text:p>
          </table:table-cell>
          <table:table-cell office:value-type="float" office:value="28900" table:style-name="ce3">
            <text:p>28900.00<text:s/></text:p>
          </table:table-cell>
          <table:table-cell office:value-type="float" office:value="1500" table:style-name="ce3">
            <text:p>1500.00<text:s/></text:p>
          </table:table-cell>
          <table:table-cell office:value-type="float" office:value="297000" table:style-name="ce3">
            <text:p>297000.00<text:s/></text:p>
          </table:table-cell>
          <table:table-cell office:value-type="float" office:value="4900" table:style-name="ce3">
            <text:p>4900.00<text:s/></text:p>
          </table:table-cell>
          <table:table-cell office:value-type="float" office:value="9700" table:style-name="ce3">
            <text:p>9700.00<text:s/></text:p>
          </table:table-cell>
          <table:table-cell office:value-type="float" office:value="314000" table:style-name="ce3">
            <text:p>314000.00<text:s/></text:p>
          </table:table-cell>
          <table:table-cell office:value-type="float" office:value="6800" table:style-name="ce3">
            <text:p>6800.00<text:s/></text:p>
          </table:table-cell>
          <table:table-cell office:value-type="float" office:value="24200" table:style-name="ce3">
            <text:p>24200.00<text:s/></text:p>
          </table:table-cell>
          <table:table-cell office:value-type="float" office:value="138998" table:style-name="ce3">
            <text:p>138998.00<text:s/></text:p>
          </table:table-cell>
          <table:table-cell office:value-type="float" office:value="7252" table:style-name="ce3">
            <text:p>7252.00<text:s/></text:p>
          </table:table-cell>
          <table:table-cell office:value-type="float" office:value="2356" table:style-name="ce3">
            <text:p>2356.00<text:s/></text:p>
          </table:table-cell>
          <table:table-cell office:value-type="float" office:value="121770" table:style-name="ce3">
            <text:p>121770.00<text:s/></text:p>
          </table:table-cell>
          <table:table-cell office:value-type="float" office:value="26913" table:style-name="ce3">
            <text:p>26913.00<text:s/></text:p>
          </table:table-cell>
          <table:table-cell office:value-type="float" office:value="2003" table:style-name="ce3">
            <text:p>2003.00<text:s/></text:p>
          </table:table-cell>
          <table:table-cell office:value-type="float" office:value="4267" table:style-name="ce3">
            <text:p>4267.00<text:s/></text:p>
          </table:table-cell>
          <table:table-cell office:value-type="float" office:value="1210" table:style-name="ce3">
            <text:p>1210.00<text:s/></text:p>
          </table:table-cell>
          <table:table-cell office:value-type="float" office:value="15231" table:style-name="ce3">
            <text:p>15231.00<text:s/></text:p>
          </table:table-cell>
          <table:table-cell office:value-type="float" office:value="3394" table:style-name="ce3">
            <text:p>3394.00<text:s/></text:p>
          </table:table-cell>
          <table:table-cell office:value-type="float" office:value="27764" table:style-name="ce3">
            <text:p>27764.00<text:s/></text:p>
          </table:table-cell>
          <table:table-cell office:value-type="float" office:value="1128" table:style-name="ce3">
            <text:p>1128.00<text:s/></text:p>
          </table:table-cell>
          <table:table-cell office:value-type="float" office:value="51791" table:style-name="ce3">
            <text:p>51791.00<text:s/></text:p>
          </table:table-cell>
          <table:table-cell office:value-type="float" office:value="54937" table:style-name="ce3">
            <text:p>54937.00<text:s/></text:p>
          </table:table-cell>
          <table:table-cell office:value-type="float" office:value="6999" table:style-name="ce3">
            <text:p>6999.00<text:s/></text:p>
          </table:table-cell>
          <table:table-cell office:value-type="float" office:value="4506" table:style-name="ce3">
            <text:p>4506.00<text:s/></text:p>
          </table:table-cell>
          <table:table-cell office:value-type="float" office:value="14121" table:style-name="ce3">
            <text:p>14121.00<text:s/></text:p>
          </table:table-cell>
          <table:table-cell office:value-type="float" office:value="1786" table:style-name="ce3">
            <text:p>1786.00<text:s/></text:p>
          </table:table-cell>
          <table:table-cell office:value-type="float" office:value="7918" table:style-name="ce3">
            <text:p>7918.00<text:s/></text:p>
          </table:table-cell>
          <table:table-cell office:value-type="float" office:value="10246" table:style-name="ce3">
            <text:p>10246.00<text:s/></text:p>
          </table:table-cell>
          <table:table-cell office:value-type="float" office:value="21660" table:style-name="ce3">
            <text:p>21660.00<text:s/></text:p>
          </table:table-cell>
          <table:table-cell office:value-type="float" office:value="3988" table:style-name="ce3">
            <text:p>3988.00<text:s/></text:p>
          </table:table-cell>
          <table:table-cell office:value-type="float" office:value="306699" table:style-name="ce3">
            <text:p>306699.00<text:s/></text:p>
          </table:table-cell>
          <table:table-cell office:value-type="float" office:value="1597" table:style-name="ce3">
            <text:p>1597.00<text:s/></text:p>
          </table:table-cell>
          <table:table-cell office:value-type="float" office:value="1342" table:style-name="ce3">
            <text:p>1342.00<text:s/></text:p>
          </table:table-cell>
          <table:table-cell office:value-type="float" office:value="1301" table:style-name="ce3">
            <text:p>1301.00<text:s/></text:p>
          </table:table-cell>
          <table:table-cell office:value-type="float" office:value="1110" table:style-name="ce3">
            <text:p>1110.00<text:s/></text:p>
          </table:table-cell>
          <table:table-cell office:value-type="float" office:value="1064206.3899999999" table:style-name="ce3">
            <text:p>1064206.39<text:s/></text:p>
          </table:table-cell>
          <table:table-cell office:value-type="float" office:value="751275" table:style-name="ce3">
            <text:p>751275.00<text:s/></text:p>
          </table:table-cell>
          <table:table-cell office:value-type="float" office:value="165887" table:style-name="ce3">
            <text:p>165887.00<text:s/></text:p>
          </table:table-cell>
          <table:table-cell office:value-type="float" office:value="275892" table:style-name="ce3">
            <text:p>275892.00<text:s/></text:p>
          </table:table-cell>
          <table:table-cell office:value-type="float" office:value="349768" table:style-name="ce3">
            <text:p>349768.00<text:s/></text:p>
          </table:table-cell>
          <table:table-cell office:value-type="float" office:value="310597" table:style-name="ce3">
            <text:p>310597.00<text:s/></text:p>
          </table:table-cell>
          <table:table-cell office:value-type="float" office:value="2382890" table:style-name="ce3">
            <text:p>2382890.00<text:s/></text:p>
          </table:table-cell>
          <table:table-cell office:value-type="float" office:value="396549" table:style-name="ce3">
            <text:p>396549.00<text:s/></text:p>
          </table:table-cell>
          <table:table-cell office:value-type="float" office:value="376746" table:style-name="ce3">
            <text:p>376746.00<text:s/></text:p>
          </table:table-cell>
          <table:table-cell office:value-type="float" office:value="262735" table:style-name="ce3">
            <text:p>262735.00<text:s/></text:p>
          </table:table-cell>
          <table:table-cell table:number-columns-repeated="4" table:style-name="ce3"/>
          <table:table-cell table:number-columns-repeated="16319"/>
        </table:table-row>
        <table:table-row table:style-name="ro1">
          <table:table-cell office:value-type="date" office:date-value="1996-12-01T00:00:00" table:style-name="ce2">
            <text:p>1996-12-01</text:p>
          </table:table-cell>
          <table:table-cell office:value-type="float" office:value="227880" table:style-name="ce3">
            <text:p>227880.00<text:s/></text:p>
          </table:table-cell>
          <table:table-cell office:value-type="float" office:value="83705" table:style-name="ce3">
            <text:p>83705.00<text:s/></text:p>
          </table:table-cell>
          <table:table-cell office:value-type="float" office:value="316895" table:style-name="ce3">
            <text:p>316895.00<text:s/></text:p>
          </table:table-cell>
          <table:table-cell office:value-type="float" office:value="300225" table:style-name="ce3">
            <text:p>300225.00<text:s/></text:p>
          </table:table-cell>
          <table:table-cell office:value-type="float" office:value="89376" table:style-name="ce3">
            <text:p>89376.00<text:s/></text:p>
          </table:table-cell>
          <table:table-cell office:value-type="float" office:value="9171" table:style-name="ce3">
            <text:p>9171.00<text:s/></text:p>
          </table:table-cell>
          <table:table-cell office:value-type="float" office:value="40835" table:style-name="ce3">
            <text:p>40835.00<text:s/></text:p>
          </table:table-cell>
          <table:table-cell office:value-type="float" office:value="32531" table:style-name="ce3">
            <text:p>32531.00<text:s/></text:p>
          </table:table-cell>
          <table:table-cell office:value-type="float" office:value="504901" table:style-name="ce3">
            <text:p>504901.00<text:s/></text:p>
          </table:table-cell>
          <table:table-cell office:value-type="float" office:value="4800" table:style-name="ce3">
            <text:p>4800.00<text:s/></text:p>
          </table:table-cell>
          <table:table-cell office:value-type="float" office:value="4600" table:style-name="ce3">
            <text:p>4600.00<text:s/></text:p>
          </table:table-cell>
          <table:table-cell office:value-type="float" office:value="28000" table:style-name="ce3">
            <text:p>28000.00<text:s/></text:p>
          </table:table-cell>
          <table:table-cell office:value-type="float" office:value="32800" table:style-name="ce3">
            <text:p>32800.00<text:s/></text:p>
          </table:table-cell>
          <table:table-cell office:value-type="float" office:value="7100" table:style-name="ce3">
            <text:p>7100.00<text:s/></text:p>
          </table:table-cell>
          <table:table-cell office:value-type="float" office:value="46800" table:style-name="ce3">
            <text:p>46800.00<text:s/></text:p>
          </table:table-cell>
          <table:table-cell office:value-type="float" office:value="29500" table:style-name="ce3">
            <text:p>29500.00<text:s/></text:p>
          </table:table-cell>
          <table:table-cell office:value-type="float" office:value="1500" table:style-name="ce3">
            <text:p>1500.00<text:s/></text:p>
          </table:table-cell>
          <table:table-cell office:value-type="float" office:value="317600" table:style-name="ce3">
            <text:p>317600.00<text:s/></text:p>
          </table:table-cell>
          <table:table-cell office:value-type="float" office:value="5400" table:style-name="ce3">
            <text:p>5400.00<text:s/></text:p>
          </table:table-cell>
          <table:table-cell office:value-type="float" office:value="10500" table:style-name="ce3">
            <text:p>10500.00<text:s/></text:p>
          </table:table-cell>
          <table:table-cell office:value-type="float" office:value="331100" table:style-name="ce3">
            <text:p>331100.00<text:s/></text:p>
          </table:table-cell>
          <table:table-cell office:value-type="float" office:value="8200" table:style-name="ce3">
            <text:p>8200.00<text:s/></text:p>
          </table:table-cell>
          <table:table-cell office:value-type="float" office:value="26600" table:style-name="ce3">
            <text:p>26600.00<text:s/></text:p>
          </table:table-cell>
          <table:table-cell office:value-type="float" office:value="147475" table:style-name="ce3">
            <text:p>147475.00<text:s/></text:p>
          </table:table-cell>
          <table:table-cell office:value-type="float" office:value="8904" table:style-name="ce3">
            <text:p>8904.00<text:s/></text:p>
          </table:table-cell>
          <table:table-cell office:value-type="float" office:value="2356" table:style-name="ce3">
            <text:p>2356.00<text:s/></text:p>
          </table:table-cell>
          <table:table-cell office:value-type="float" office:value="115044" table:style-name="ce3">
            <text:p>115044.00<text:s/></text:p>
          </table:table-cell>
          <table:table-cell office:value-type="float" office:value="30206" table:style-name="ce3">
            <text:p>30206.00<text:s/></text:p>
          </table:table-cell>
          <table:table-cell office:value-type="float" office:value="3792" table:style-name="ce3">
            <text:p>3792.00<text:s/></text:p>
          </table:table-cell>
          <table:table-cell office:value-type="float" office:value="5119" table:style-name="ce3">
            <text:p>5119.00<text:s/></text:p>
          </table:table-cell>
          <table:table-cell office:value-type="float" office:value="2194" table:style-name="ce3">
            <text:p>2194.00<text:s/></text:p>
          </table:table-cell>
          <table:table-cell office:value-type="float" office:value="17573" table:style-name="ce3">
            <text:p>17573.00<text:s/></text:p>
          </table:table-cell>
          <table:table-cell office:value-type="float" office:value="3631" table:style-name="ce3">
            <text:p>3631.00<text:s/></text:p>
          </table:table-cell>
          <table:table-cell office:value-type="float" office:value="31167" table:style-name="ce3">
            <text:p>31167.00<text:s/></text:p>
          </table:table-cell>
          <table:table-cell office:value-type="float" office:value="1267" table:style-name="ce3">
            <text:p>1267.00<text:s/></text:p>
          </table:table-cell>
          <table:table-cell office:value-type="float" office:value="58066" table:style-name="ce3">
            <text:p>58066.00<text:s/></text:p>
          </table:table-cell>
          <table:table-cell office:value-type="float" office:value="49921" table:style-name="ce3">
            <text:p>49921.00<text:s/></text:p>
          </table:table-cell>
          <table:table-cell office:value-type="float" office:value="8850" table:style-name="ce3">
            <text:p>8850.00<text:s/></text:p>
          </table:table-cell>
          <table:table-cell office:value-type="float" office:value="4615" table:style-name="ce3">
            <text:p>4615.00<text:s/></text:p>
          </table:table-cell>
          <table:table-cell office:value-type="float" office:value="13482" table:style-name="ce3">
            <text:p>13482.00<text:s/></text:p>
          </table:table-cell>
          <table:table-cell office:value-type="float" office:value="1975" table:style-name="ce3">
            <text:p>1975.00<text:s/></text:p>
          </table:table-cell>
          <table:table-cell office:value-type="float" office:value="7258" table:style-name="ce3">
            <text:p>7258.00<text:s/></text:p>
          </table:table-cell>
          <table:table-cell office:value-type="float" office:value="9027" table:style-name="ce3">
            <text:p>9027.00<text:s/></text:p>
          </table:table-cell>
          <table:table-cell office:value-type="float" office:value="24011" table:style-name="ce3">
            <text:p>24011.00<text:s/></text:p>
          </table:table-cell>
          <table:table-cell office:value-type="float" office:value="3910" table:style-name="ce3">
            <text:p>3910.00<text:s/></text:p>
          </table:table-cell>
          <table:table-cell office:value-type="float" office:value="346723" table:style-name="ce3">
            <text:p>346723.00<text:s/></text:p>
          </table:table-cell>
          <table:table-cell office:value-type="float" office:value="1577" table:style-name="ce3">
            <text:p>1577.00<text:s/></text:p>
          </table:table-cell>
          <table:table-cell office:value-type="float" office:value="1292" table:style-name="ce3">
            <text:p>1292.00<text:s/></text:p>
          </table:table-cell>
          <table:table-cell office:value-type="float" office:value="1463" table:style-name="ce3">
            <text:p>1463.00<text:s/></text:p>
          </table:table-cell>
          <table:table-cell office:value-type="float" office:value="1399" table:style-name="ce3">
            <text:p>1399.00<text:s/></text:p>
          </table:table-cell>
          <table:table-cell office:value-type="float" office:value="1195560.94" table:style-name="ce3">
            <text:p>1195560.94<text:s/></text:p>
          </table:table-cell>
          <table:table-cell office:value-type="float" office:value="800539" table:style-name="ce3">
            <text:p>800539.00<text:s/></text:p>
          </table:table-cell>
          <table:table-cell office:value-type="float" office:value="178046" table:style-name="ce3">
            <text:p>178046.00<text:s/></text:p>
          </table:table-cell>
          <table:table-cell office:value-type="float" office:value="235006" table:style-name="ce3">
            <text:p>235006.00<text:s/></text:p>
          </table:table-cell>
          <table:table-cell office:value-type="float" office:value="339689" table:style-name="ce3">
            <text:p>339689.00<text:s/></text:p>
          </table:table-cell>
          <table:table-cell office:value-type="float" office:value="293974" table:style-name="ce3">
            <text:p>293974.00<text:s/></text:p>
          </table:table-cell>
          <table:table-cell office:value-type="float" office:value="1368900" table:style-name="ce3">
            <text:p>1368900.00<text:s/></text:p>
          </table:table-cell>
          <table:table-cell office:value-type="float" office:value="357538" table:style-name="ce3">
            <text:p>357538.00<text:s/></text:p>
          </table:table-cell>
          <table:table-cell office:value-type="float" office:value="326418" table:style-name="ce3">
            <text:p>326418.00<text:s/></text:p>
          </table:table-cell>
          <table:table-cell office:value-type="float" office:value="214782" table:style-name="ce3">
            <text:p>214782.00<text:s/></text:p>
          </table:table-cell>
          <table:table-cell table:number-columns-repeated="4" table:style-name="ce3"/>
          <table:table-cell table:number-columns-repeated="16319"/>
        </table:table-row>
        <table:table-row table:style-name="ro1">
          <table:table-cell office:value-type="date" office:date-value="1997-12-01T00:00:00" table:style-name="ce2">
            <text:p>1997-12-01</text:p>
          </table:table-cell>
          <table:table-cell office:value-type="float" office:value="233816" table:style-name="ce3">
            <text:p>233816.00<text:s/></text:p>
          </table:table-cell>
          <table:table-cell office:value-type="float" office:value="98099" table:style-name="ce3">
            <text:p>98099.00<text:s/></text:p>
          </table:table-cell>
          <table:table-cell office:value-type="float" office:value="329593" table:style-name="ce3">
            <text:p>329593.00<text:s/></text:p>
          </table:table-cell>
          <table:table-cell office:value-type="float" office:value="328666" table:style-name="ce3">
            <text:p>328666.00<text:s/></text:p>
          </table:table-cell>
          <table:table-cell office:value-type="float" office:value="89294" table:style-name="ce3">
            <text:p>89294.00<text:s/></text:p>
          </table:table-cell>
          <table:table-cell office:value-type="float" office:value="8558" table:style-name="ce3">
            <text:p>8558.00<text:s/></text:p>
          </table:table-cell>
          <table:table-cell office:value-type="float" office:value="45145" table:style-name="ce3">
            <text:p>45145.00<text:s/></text:p>
          </table:table-cell>
          <table:table-cell office:value-type="float" office:value="34426" table:style-name="ce3">
            <text:p>34426.00<text:s/></text:p>
          </table:table-cell>
          <table:table-cell office:value-type="float" office:value="548766" table:style-name="ce3">
            <text:p>548766.00<text:s/></text:p>
          </table:table-cell>
          <table:table-cell office:value-type="float" office:value="4000" table:style-name="ce3">
            <text:p>4000.00<text:s/></text:p>
          </table:table-cell>
          <table:table-cell office:value-type="float" office:value="6400" table:style-name="ce3">
            <text:p>6400.00<text:s/></text:p>
          </table:table-cell>
          <table:table-cell office:value-type="float" office:value="34600" table:style-name="ce3">
            <text:p>34600.00<text:s/></text:p>
          </table:table-cell>
          <table:table-cell office:value-type="float" office:value="36000" table:style-name="ce3">
            <text:p>36000.00<text:s/></text:p>
          </table:table-cell>
          <table:table-cell office:value-type="float" office:value="8100" table:style-name="ce3">
            <text:p>8100.00<text:s/></text:p>
          </table:table-cell>
          <table:table-cell office:value-type="float" office:value="56200" table:style-name="ce3">
            <text:p>56200.00<text:s/></text:p>
          </table:table-cell>
          <table:table-cell office:value-type="float" office:value="34800" table:style-name="ce3">
            <text:p>34800.00<text:s/></text:p>
          </table:table-cell>
          <table:table-cell office:value-type="float" office:value="1900" table:style-name="ce3">
            <text:p>1900.00<text:s/></text:p>
          </table:table-cell>
          <table:table-cell office:value-type="float" office:value="338800" table:style-name="ce3">
            <text:p>338800.00<text:s/></text:p>
          </table:table-cell>
          <table:table-cell office:value-type="float" office:value="5200" table:style-name="ce3">
            <text:p>5200.00<text:s/></text:p>
          </table:table-cell>
          <table:table-cell office:value-type="float" office:value="12900" table:style-name="ce3">
            <text:p>12900.00<text:s/></text:p>
          </table:table-cell>
          <table:table-cell office:value-type="float" office:value="352000" table:style-name="ce3">
            <text:p>352000.00<text:s/></text:p>
          </table:table-cell>
          <table:table-cell office:value-type="float" office:value="8600" table:style-name="ce3">
            <text:p>8600.00<text:s/></text:p>
          </table:table-cell>
          <table:table-cell office:value-type="float" office:value="30000" table:style-name="ce3">
            <text:p>30000.00<text:s/></text:p>
          </table:table-cell>
          <table:table-cell office:value-type="float" office:value="140992" table:style-name="ce3">
            <text:p>140992.00<text:s/></text:p>
          </table:table-cell>
          <table:table-cell office:value-type="float" office:value="9625" table:style-name="ce3">
            <text:p>9625.00<text:s/></text:p>
          </table:table-cell>
          <table:table-cell office:value-type="float" office:value="2388" table:style-name="ce3">
            <text:p>2388.00<text:s/></text:p>
          </table:table-cell>
          <table:table-cell office:value-type="float" office:value="110374" table:style-name="ce3">
            <text:p>110374.00<text:s/></text:p>
          </table:table-cell>
          <table:table-cell office:value-type="float" office:value="31140" table:style-name="ce3">
            <text:p>31140.00<text:s/></text:p>
          </table:table-cell>
          <table:table-cell office:value-type="float" office:value="6444" table:style-name="ce3">
            <text:p>6444.00<text:s/></text:p>
          </table:table-cell>
          <table:table-cell office:value-type="float" office:value="6446" table:style-name="ce3">
            <text:p>6446.00<text:s/></text:p>
          </table:table-cell>
          <table:table-cell office:value-type="float" office:value="2071" table:style-name="ce3">
            <text:p>2071.00<text:s/></text:p>
          </table:table-cell>
          <table:table-cell office:value-type="float" office:value="18139" table:style-name="ce3">
            <text:p>18139.00<text:s/></text:p>
          </table:table-cell>
          <table:table-cell office:value-type="float" office:value="2907" table:style-name="ce3">
            <text:p>2907.00<text:s/></text:p>
          </table:table-cell>
          <table:table-cell office:value-type="float" office:value="22035" table:style-name="ce3">
            <text:p>22035.00<text:s/></text:p>
          </table:table-cell>
          <table:table-cell office:value-type="float" office:value="1342" table:style-name="ce3">
            <text:p>1342.00<text:s/></text:p>
          </table:table-cell>
          <table:table-cell office:value-type="float" office:value="61851" table:style-name="ce3">
            <text:p>61851.00<text:s/></text:p>
          </table:table-cell>
          <table:table-cell office:value-type="float" office:value="46698" table:style-name="ce3">
            <text:p>46698.00<text:s/></text:p>
          </table:table-cell>
          <table:table-cell office:value-type="float" office:value="9092" table:style-name="ce3">
            <text:p>9092.00<text:s/></text:p>
          </table:table-cell>
          <table:table-cell office:value-type="float" office:value="5167" table:style-name="ce3">
            <text:p>5167.00<text:s/></text:p>
          </table:table-cell>
          <table:table-cell office:value-type="float" office:value="12239" table:style-name="ce3">
            <text:p>12239.00<text:s/></text:p>
          </table:table-cell>
          <table:table-cell office:value-type="float" office:value="2074" table:style-name="ce3">
            <text:p>2074.00<text:s/></text:p>
          </table:table-cell>
          <table:table-cell office:value-type="float" office:value="7599" table:style-name="ce3">
            <text:p>7599.00<text:s/></text:p>
          </table:table-cell>
          <table:table-cell office:value-type="float" office:value="9695" table:style-name="ce3">
            <text:p>9695.00<text:s/></text:p>
          </table:table-cell>
          <table:table-cell office:value-type="float" office:value="23297" table:style-name="ce3">
            <text:p>23297.00<text:s/></text:p>
          </table:table-cell>
          <table:table-cell office:value-type="float" office:value="4167" table:style-name="ce3">
            <text:p>4167.00<text:s/></text:p>
          </table:table-cell>
          <table:table-cell office:value-type="float" office:value="350486" table:style-name="ce3">
            <text:p>350486.00<text:s/></text:p>
          </table:table-cell>
          <table:table-cell office:value-type="float" office:value="1479" table:style-name="ce3">
            <text:p>1479.00<text:s/></text:p>
          </table:table-cell>
          <table:table-cell office:value-type="float" office:value="1261" table:style-name="ce3">
            <text:p>1261.00<text:s/></text:p>
          </table:table-cell>
          <table:table-cell office:value-type="float" office:value="1366" table:style-name="ce3">
            <text:p>1366.00<text:s/></text:p>
          </table:table-cell>
          <table:table-cell office:value-type="float" office:value="1728" table:style-name="ce3">
            <text:p>1728.00<text:s/></text:p>
          </table:table-cell>
          <table:table-cell office:value-type="float" office:value="1351933.55" table:style-name="ce3">
            <text:p>1351933.55<text:s/></text:p>
          </table:table-cell>
          <table:table-cell office:value-type="float" office:value="773309" table:style-name="ce3">
            <text:p>773309.00<text:s/></text:p>
          </table:table-cell>
          <table:table-cell office:value-type="float" office:value="194351" table:style-name="ce3">
            <text:p>194351.00<text:s/></text:p>
          </table:table-cell>
          <table:table-cell office:value-type="float" office:value="170716" table:style-name="ce3">
            <text:p>170716.00<text:s/></text:p>
          </table:table-cell>
          <table:table-cell office:value-type="float" office:value="331610" table:style-name="ce3">
            <text:p>331610.00<text:s/></text:p>
          </table:table-cell>
          <table:table-cell office:value-type="float" office:value="272454" table:style-name="ce3">
            <text:p>272454.00<text:s/></text:p>
          </table:table-cell>
          <table:table-cell office:value-type="float" office:value="945334" table:style-name="ce3">
            <text:p>945334.00<text:s/></text:p>
          </table:table-cell>
          <table:table-cell office:value-type="float" office:value="179499" table:style-name="ce3">
            <text:p>179499.00<text:s/></text:p>
          </table:table-cell>
          <table:table-cell office:value-type="float" office:value="214556" table:style-name="ce3">
            <text:p>214556.00<text:s/></text:p>
          </table:table-cell>
          <table:table-cell office:value-type="float" office:value="130405" table:style-name="ce3">
            <text:p>130405.00<text:s/></text:p>
          </table:table-cell>
          <table:table-cell table:number-columns-repeated="4" table:style-name="ce3"/>
          <table:table-cell table:number-columns-repeated="16319"/>
        </table:table-row>
        <table:table-row table:style-name="ro1">
          <table:table-cell office:value-type="date" office:date-value="1998-12-01T00:00:00" table:style-name="ce2">
            <text:p>1998-12-01</text:p>
          </table:table-cell>
          <table:table-cell office:value-type="float" office:value="66615" table:style-name="ce3">
            <text:p>66615.00<text:s/></text:p>
          </table:table-cell>
          <table:table-cell office:value-type="float" office:value="101556" table:style-name="ce3">
            <text:p>101556.00<text:s/></text:p>
          </table:table-cell>
          <table:table-cell office:value-type="float" office:value="373897" table:style-name="ce3">
            <text:p>373897.00<text:s/></text:p>
          </table:table-cell>
          <table:table-cell office:value-type="float" office:value="350830" table:style-name="ce3">
            <text:p>350830.00<text:s/></text:p>
          </table:table-cell>
          <table:table-cell office:value-type="float" office:value="85154" table:style-name="ce3">
            <text:p>85154.00<text:s/></text:p>
          </table:table-cell>
          <table:table-cell office:value-type="float" office:value="7385" table:style-name="ce3">
            <text:p>7385.00<text:s/></text:p>
          </table:table-cell>
          <table:table-cell office:value-type="float" office:value="44641" table:style-name="ce3">
            <text:p>44641.00<text:s/></text:p>
          </table:table-cell>
          <table:table-cell office:value-type="float" office:value="35140" table:style-name="ce3">
            <text:p>35140.00<text:s/></text:p>
          </table:table-cell>
          <table:table-cell office:value-type="float" office:value="532034" table:style-name="ce3">
            <text:p>532034.00<text:s/></text:p>
          </table:table-cell>
          <table:table-cell office:value-type="float" office:value="4600" table:style-name="ce3">
            <text:p>4600.00<text:s/></text:p>
          </table:table-cell>
          <table:table-cell office:value-type="float" office:value="5000" table:style-name="ce3">
            <text:p>5000.00<text:s/></text:p>
          </table:table-cell>
          <table:table-cell office:value-type="float" office:value="39600" table:style-name="ce3">
            <text:p>39600.00<text:s/></text:p>
          </table:table-cell>
          <table:table-cell office:value-type="float" office:value="39200" table:style-name="ce3">
            <text:p>39200.00<text:s/></text:p>
          </table:table-cell>
          <table:table-cell office:value-type="float" office:value="7400" table:style-name="ce3">
            <text:p>7400.00<text:s/></text:p>
          </table:table-cell>
          <table:table-cell office:value-type="float" office:value="56000" table:style-name="ce3">
            <text:p>56000.00<text:s/></text:p>
          </table:table-cell>
          <table:table-cell office:value-type="float" office:value="33000" table:style-name="ce3">
            <text:p>33000.00<text:s/></text:p>
          </table:table-cell>
          <table:table-cell office:value-type="float" office:value="900" table:style-name="ce3">
            <text:p>900.00<text:s/></text:p>
          </table:table-cell>
          <table:table-cell office:value-type="float" office:value="337200" table:style-name="ce3">
            <text:p>337200.00<text:s/></text:p>
          </table:table-cell>
          <table:table-cell office:value-type="float" office:value="5500" table:style-name="ce3">
            <text:p>5500.00<text:s/></text:p>
          </table:table-cell>
          <table:table-cell office:value-type="float" office:value="11400" table:style-name="ce3">
            <text:p>11400.00<text:s/></text:p>
          </table:table-cell>
          <table:table-cell office:value-type="float" office:value="322600" table:style-name="ce3">
            <text:p>322600.00<text:s/></text:p>
          </table:table-cell>
          <table:table-cell office:value-type="float" office:value="9000" table:style-name="ce3">
            <text:p>9000.00<text:s/></text:p>
          </table:table-cell>
          <table:table-cell office:value-type="float" office:value="29200" table:style-name="ce3">
            <text:p>29200.00<text:s/></text:p>
          </table:table-cell>
          <table:table-cell office:value-type="float" office:value="174785" table:style-name="ce3">
            <text:p>174785.00<text:s/></text:p>
          </table:table-cell>
          <table:table-cell office:value-type="float" office:value="9975" table:style-name="ce3">
            <text:p>9975.00<text:s/></text:p>
          </table:table-cell>
          <table:table-cell office:value-type="float" office:value="2378" table:style-name="ce3">
            <text:p>2378.00<text:s/></text:p>
          </table:table-cell>
          <table:table-cell office:value-type="float" office:value="123181" table:style-name="ce3">
            <text:p>123181.00<text:s/></text:p>
          </table:table-cell>
          <table:table-cell office:value-type="float" office:value="34647" table:style-name="ce3">
            <text:p>34647.00<text:s/></text:p>
          </table:table-cell>
          <table:table-cell office:value-type="float" office:value="5710" table:style-name="ce3">
            <text:p>5710.00<text:s/></text:p>
          </table:table-cell>
          <table:table-cell office:value-type="float" office:value="6168" table:style-name="ce3">
            <text:p>6168.00<text:s/></text:p>
          </table:table-cell>
          <table:table-cell office:value-type="float" office:value="2060" table:style-name="ce3">
            <text:p>2060.00<text:s/></text:p>
          </table:table-cell>
          <table:table-cell office:value-type="float" office:value="14008" table:style-name="ce3">
            <text:p>14008.00<text:s/></text:p>
          </table:table-cell>
          <table:table-cell office:value-type="float" office:value="1668" table:style-name="ce3">
            <text:p>1668.00<text:s/></text:p>
          </table:table-cell>
          <table:table-cell office:value-type="float" office:value="14341" table:style-name="ce3">
            <text:p>14341.00<text:s/></text:p>
          </table:table-cell>
          <table:table-cell office:value-type="float" office:value="1644" table:style-name="ce3">
            <text:p>1644.00<text:s/></text:p>
          </table:table-cell>
          <table:table-cell office:value-type="float" office:value="70108" table:style-name="ce3">
            <text:p>70108.00<text:s/></text:p>
          </table:table-cell>
          <table:table-cell office:value-type="float" office:value="46481" table:style-name="ce3">
            <text:p>46481.00<text:s/></text:p>
          </table:table-cell>
          <table:table-cell office:value-type="float" office:value="10248" table:style-name="ce3">
            <text:p>10248.00<text:s/></text:p>
          </table:table-cell>
          <table:table-cell office:value-type="float" office:value="5218" table:style-name="ce3">
            <text:p>5218.00<text:s/></text:p>
          </table:table-cell>
          <table:table-cell office:value-type="float" office:value="12251" table:style-name="ce3">
            <text:p>12251.00<text:s/></text:p>
          </table:table-cell>
          <table:table-cell office:value-type="float" office:value="2314" table:style-name="ce3">
            <text:p>2314.00<text:s/></text:p>
          </table:table-cell>
          <table:table-cell office:value-type="float" office:value="7974" table:style-name="ce3">
            <text:p>7974.00<text:s/></text:p>
          </table:table-cell>
          <table:table-cell office:value-type="float" office:value="11288" table:style-name="ce3">
            <text:p>11288.00<text:s/></text:p>
          </table:table-cell>
          <table:table-cell office:value-type="float" office:value="24345" table:style-name="ce3">
            <text:p>24345.00<text:s/></text:p>
          </table:table-cell>
          <table:table-cell office:value-type="float" office:value="4527" table:style-name="ce3">
            <text:p>4527.00<text:s/></text:p>
          </table:table-cell>
          <table:table-cell office:value-type="float" office:value="386418" table:style-name="ce3">
            <text:p>386418.00<text:s/></text:p>
          </table:table-cell>
          <table:table-cell office:value-type="float" office:value="1557" table:style-name="ce3">
            <text:p>1557.00<text:s/></text:p>
          </table:table-cell>
          <table:table-cell office:value-type="float" office:value="1387" table:style-name="ce3">
            <text:p>1387.00<text:s/></text:p>
          </table:table-cell>
          <table:table-cell office:value-type="float" office:value="1288" table:style-name="ce3">
            <text:p>1288.00<text:s/></text:p>
          </table:table-cell>
          <table:table-cell office:value-type="float" office:value="1835" table:style-name="ce3">
            <text:p>1835.00<text:s/></text:p>
          </table:table-cell>
          <table:table-cell office:value-type="float" office:value="1372823.36" table:style-name="ce3">
            <text:p>1372823.36<text:s/></text:p>
          </table:table-cell>
          <table:table-cell office:value-type="float" office:value="802705" table:style-name="ce3">
            <text:p>802705.00<text:s/></text:p>
          </table:table-cell>
          <table:table-cell office:value-type="float" office:value="210899" table:style-name="ce3">
            <text:p>210899.00<text:s/></text:p>
          </table:table-cell>
          <table:table-cell office:value-type="float" office:value="172166" table:style-name="ce3">
            <text:p>172166.00<text:s/></text:p>
          </table:table-cell>
          <table:table-cell office:value-type="float" office:value="351175" table:style-name="ce3">
            <text:p>351175.00<text:s/></text:p>
          </table:table-cell>
          <table:table-cell office:value-type="float" office:value="281151" table:style-name="ce3">
            <text:p>281151.00<text:s/></text:p>
          </table:table-cell>
          <table:table-cell office:value-type="float" office:value="1020307" table:style-name="ce3">
            <text:p>1020307.00<text:s/></text:p>
          </table:table-cell>
          <table:table-cell office:value-type="float" office:value="259549" table:style-name="ce3">
            <text:p>259549.00<text:s/></text:p>
          </table:table-cell>
          <table:table-cell office:value-type="float" office:value="259858" table:style-name="ce3">
            <text:p>259858.00<text:s/></text:p>
          </table:table-cell>
          <table:table-cell office:value-type="float" office:value="176437" table:style-name="ce3">
            <text:p>176437.00<text:s/></text:p>
          </table:table-cell>
          <table:table-cell table:number-columns-repeated="4" table:style-name="ce3"/>
          <table:table-cell table:number-columns-repeated="16319"/>
        </table:table-row>
        <table:table-row table:style-name="ro1">
          <table:table-cell office:value-type="date" office:date-value="1999-12-01T00:00:00" table:style-name="ce2">
            <text:p>1999-12-01</text:p>
          </table:table-cell>
          <table:table-cell office:value-type="float" office:value="108612" table:style-name="ce3">
            <text:p>108612.00<text:s/></text:p>
          </table:table-cell>
          <table:table-cell office:value-type="float" office:value="111090" table:style-name="ce3">
            <text:p>111090.00<text:s/></text:p>
          </table:table-cell>
          <table:table-cell office:value-type="float" office:value="417059" table:style-name="ce3">
            <text:p>417059.00<text:s/></text:p>
          </table:table-cell>
          <table:table-cell office:value-type="float" office:value="393005" table:style-name="ce3">
            <text:p>393005.00<text:s/></text:p>
          </table:table-cell>
          <table:table-cell office:value-type="float" office:value="100462" table:style-name="ce3">
            <text:p>100462.00<text:s/></text:p>
          </table:table-cell>
          <table:table-cell office:value-type="float" office:value="7047" table:style-name="ce3">
            <text:p>7047.00<text:s/></text:p>
          </table:table-cell>
          <table:table-cell office:value-type="float" office:value="47452" table:style-name="ce3">
            <text:p>47452.00<text:s/></text:p>
          </table:table-cell>
          <table:table-cell office:value-type="float" office:value="37694" table:style-name="ce3">
            <text:p>37694.00<text:s/></text:p>
          </table:table-cell>
          <table:table-cell office:value-type="float" office:value="548049" table:style-name="ce3">
            <text:p>548049.00<text:s/></text:p>
          </table:table-cell>
          <table:table-cell office:value-type="float" office:value="8100" table:style-name="ce3">
            <text:p>8100.00<text:s/></text:p>
          </table:table-cell>
          <table:table-cell office:value-type="float" office:value="5200" table:style-name="ce3">
            <text:p>5200.00<text:s/></text:p>
          </table:table-cell>
          <table:table-cell office:value-type="float" office:value="42900" table:style-name="ce3">
            <text:p>42900.00<text:s/></text:p>
          </table:table-cell>
          <table:table-cell office:value-type="float" office:value="38200" table:style-name="ce3">
            <text:p>38200.00<text:s/></text:p>
          </table:table-cell>
          <table:table-cell office:value-type="float" office:value="9600" table:style-name="ce3">
            <text:p>9600.00<text:s/></text:p>
          </table:table-cell>
          <table:table-cell office:value-type="float" office:value="64600" table:style-name="ce3">
            <text:p>64600.00<text:s/></text:p>
          </table:table-cell>
          <table:table-cell office:value-type="float" office:value="32000" table:style-name="ce3">
            <text:p>32000.00<text:s/></text:p>
          </table:table-cell>
          <table:table-cell office:value-type="float" office:value="1900" table:style-name="ce3">
            <text:p>1900.00<text:s/></text:p>
          </table:table-cell>
          <table:table-cell office:value-type="float" office:value="343800" table:style-name="ce3">
            <text:p>343800.00<text:s/></text:p>
          </table:table-cell>
          <table:table-cell office:value-type="float" office:value="6500" table:style-name="ce3">
            <text:p>6500.00<text:s/></text:p>
          </table:table-cell>
          <table:table-cell office:value-type="float" office:value="14400" table:style-name="ce3">
            <text:p>14400.00<text:s/></text:p>
          </table:table-cell>
          <table:table-cell office:value-type="float" office:value="347100" table:style-name="ce3">
            <text:p>347100.00<text:s/></text:p>
          </table:table-cell>
          <table:table-cell office:value-type="float" office:value="13200" table:style-name="ce3">
            <text:p>13200.00<text:s/></text:p>
          </table:table-cell>
          <table:table-cell office:value-type="float" office:value="32400" table:style-name="ce3">
            <text:p>32400.00<text:s/></text:p>
          </table:table-cell>
          <table:table-cell office:value-type="float" office:value="178625" table:style-name="ce3">
            <text:p>178625.00<text:s/></text:p>
          </table:table-cell>
          <table:table-cell office:value-type="float" office:value="11171" table:style-name="ce3">
            <text:p>11171.00<text:s/></text:p>
          </table:table-cell>
          <table:table-cell office:value-type="float" office:value="3264" table:style-name="ce3">
            <text:p>3264.00<text:s/></text:p>
          </table:table-cell>
          <table:table-cell office:value-type="float" office:value="143046" table:style-name="ce3">
            <text:p>143046.00<text:s/></text:p>
          </table:table-cell>
          <table:table-cell office:value-type="float" office:value="37970" table:style-name="ce3">
            <text:p>37970.00<text:s/></text:p>
          </table:table-cell>
          <table:table-cell office:value-type="float" office:value="8014" table:style-name="ce3">
            <text:p>8014.00<text:s/></text:p>
          </table:table-cell>
          <table:table-cell office:value-type="float" office:value="7198" table:style-name="ce3">
            <text:p>7198.00<text:s/></text:p>
          </table:table-cell>
          <table:table-cell office:value-type="float" office:value="4343" table:style-name="ce3">
            <text:p>4343.00<text:s/></text:p>
          </table:table-cell>
          <table:table-cell office:value-type="float" office:value="17174" table:style-name="ce3">
            <text:p>17174.00<text:s/></text:p>
          </table:table-cell>
          <table:table-cell office:value-type="float" office:value="3347" table:style-name="ce3">
            <text:p>3347.00<text:s/></text:p>
          </table:table-cell>
          <table:table-cell office:value-type="float" office:value="23246" table:style-name="ce3">
            <text:p>23246.00<text:s/></text:p>
          </table:table-cell>
          <table:table-cell office:value-type="float" office:value="2090" table:style-name="ce3">
            <text:p>2090.00<text:s/></text:p>
          </table:table-cell>
          <table:table-cell office:value-type="float" office:value="73854" table:style-name="ce3">
            <text:p>73854.00<text:s/></text:p>
          </table:table-cell>
          <table:table-cell office:value-type="float" office:value="46243" table:style-name="ce3">
            <text:p>46243.00<text:s/></text:p>
          </table:table-cell>
          <table:table-cell office:value-type="float" office:value="12306" table:style-name="ce3">
            <text:p>12306.00<text:s/></text:p>
          </table:table-cell>
          <table:table-cell office:value-type="float" office:value="5358" table:style-name="ce3">
            <text:p>5358.00<text:s/></text:p>
          </table:table-cell>
          <table:table-cell office:value-type="float" office:value="12093" table:style-name="ce3">
            <text:p>12093.00<text:s/></text:p>
          </table:table-cell>
          <table:table-cell office:value-type="float" office:value="2196" table:style-name="ce3">
            <text:p>2196.00<text:s/></text:p>
          </table:table-cell>
          <table:table-cell office:value-type="float" office:value="9044" table:style-name="ce3">
            <text:p>9044.00<text:s/></text:p>
          </table:table-cell>
          <table:table-cell office:value-type="float" office:value="11019" table:style-name="ce3">
            <text:p>11019.00<text:s/></text:p>
          </table:table-cell>
          <table:table-cell office:value-type="float" office:value="23770" table:style-name="ce3">
            <text:p>23770.00<text:s/></text:p>
          </table:table-cell>
          <table:table-cell office:value-type="float" office:value="4574" table:style-name="ce3">
            <text:p>4574.00<text:s/></text:p>
          </table:table-cell>
          <table:table-cell office:value-type="float" office:value="411971" table:style-name="ce3">
            <text:p>411971.00<text:s/></text:p>
          </table:table-cell>
          <table:table-cell office:value-type="float" office:value="1653" table:style-name="ce3">
            <text:p>1653.00<text:s/></text:p>
          </table:table-cell>
          <table:table-cell office:value-type="float" office:value="1495" table:style-name="ce3">
            <text:p>1495.00<text:s/></text:p>
          </table:table-cell>
          <table:table-cell office:value-type="float" office:value="1484" table:style-name="ce3">
            <text:p>1484.00<text:s/></text:p>
          </table:table-cell>
          <table:table-cell office:value-type="float" office:value="1516" table:style-name="ce3">
            <text:p>1516.00<text:s/></text:p>
          </table:table-cell>
          <table:table-cell office:value-type="float" office:value="1532533.61" table:style-name="ce3">
            <text:p>1532533.61<text:s/></text:p>
          </table:table-cell>
          <table:table-cell office:value-type="float" office:value="966008" table:style-name="ce3">
            <text:p>966008.00<text:s/></text:p>
          </table:table-cell>
          <table:table-cell office:value-type="float" office:value="253095" table:style-name="ce3">
            <text:p>253095.00<text:s/></text:p>
          </table:table-cell>
          <table:table-cell office:value-type="float" office:value="193837" table:style-name="ce3">
            <text:p>193837.00<text:s/></text:p>
          </table:table-cell>
          <table:table-cell office:value-type="float" office:value="450569" table:style-name="ce3">
            <text:p>450569.00<text:s/></text:p>
          </table:table-cell>
          <table:table-cell office:value-type="float" office:value="352409" table:style-name="ce3">
            <text:p>352409.00<text:s/></text:p>
          </table:table-cell>
          <table:table-cell office:value-type="float" office:value="1382417" table:style-name="ce3">
            <text:p>1382417.00<text:s/></text:p>
          </table:table-cell>
          <table:table-cell office:value-type="float" office:value="372639" table:style-name="ce3">
            <text:p>372639.00<text:s/></text:p>
          </table:table-cell>
          <table:table-cell office:value-type="float" office:value="278460" table:style-name="ce3">
            <text:p>278460.00<text:s/></text:p>
          </table:table-cell>
          <table:table-cell office:value-type="float" office:value="228774" table:style-name="ce3">
            <text:p>228774.00<text:s/></text:p>
          </table:table-cell>
          <table:table-cell table:number-columns-repeated="4" table:style-name="ce3"/>
          <table:table-cell table:number-columns-repeated="16319"/>
        </table:table-row>
        <table:table-row table:style-name="ro1">
          <table:table-cell office:value-type="date" office:date-value="2000-12-01T00:00:00" table:style-name="ce2">
            <text:p>2000-12-01</text:p>
          </table:table-cell>
          <table:table-cell office:value-type="float" office:value="157309" table:style-name="ce3">
            <text:p>157309.00<text:s/></text:p>
          </table:table-cell>
          <table:table-cell office:value-type="float" office:value="126850" table:style-name="ce3">
            <text:p>126850.00<text:s/></text:p>
          </table:table-cell>
          <table:table-cell office:value-type="float" office:value="488086" table:style-name="ce3">
            <text:p>488086.00<text:s/></text:p>
          </table:table-cell>
          <table:table-cell office:value-type="float" office:value="463291" table:style-name="ce3">
            <text:p>463291.00<text:s/></text:p>
          </table:table-cell>
          <table:table-cell office:value-type="float" office:value="93917" table:style-name="ce3">
            <text:p>93917.00<text:s/></text:p>
          </table:table-cell>
          <table:table-cell office:value-type="float" office:value="7103" table:style-name="ce3">
            <text:p>7103.00<text:s/></text:p>
          </table:table-cell>
          <table:table-cell office:value-type="float" office:value="57983" table:style-name="ce3">
            <text:p>57983.00<text:s/></text:p>
          </table:table-cell>
          <table:table-cell office:value-type="float" office:value="44610" table:style-name="ce3">
            <text:p>44610.00<text:s/></text:p>
          </table:table-cell>
          <table:table-cell office:value-type="float" office:value="620563" table:style-name="ce3">
            <text:p>620563.00<text:s/></text:p>
          </table:table-cell>
          <table:table-cell office:value-type="float" office:value="12100" table:style-name="ce3">
            <text:p>12100.00<text:s/></text:p>
          </table:table-cell>
          <table:table-cell office:value-type="float" office:value="4800" table:style-name="ce3">
            <text:p>4800.00<text:s/></text:p>
          </table:table-cell>
          <table:table-cell office:value-type="float" office:value="50600" table:style-name="ce3">
            <text:p>50600.00<text:s/></text:p>
          </table:table-cell>
          <table:table-cell office:value-type="float" office:value="44400" table:style-name="ce3">
            <text:p>44400.00<text:s/></text:p>
          </table:table-cell>
          <table:table-cell office:value-type="float" office:value="12400" table:style-name="ce3">
            <text:p>12400.00<text:s/></text:p>
          </table:table-cell>
          <table:table-cell office:value-type="float" office:value="64600" table:style-name="ce3">
            <text:p>64600.00<text:s/></text:p>
          </table:table-cell>
          <table:table-cell office:value-type="float" office:value="37100" table:style-name="ce3">
            <text:p>37100.00<text:s/></text:p>
          </table:table-cell>
          <table:table-cell office:value-type="float" office:value="2000" table:style-name="ce3">
            <text:p>2000.00<text:s/></text:p>
          </table:table-cell>
          <table:table-cell office:value-type="float" office:value="374500" table:style-name="ce3">
            <text:p>374500.00<text:s/></text:p>
          </table:table-cell>
          <table:table-cell office:value-type="float" office:value="6100" table:style-name="ce3">
            <text:p>6100.00<text:s/></text:p>
          </table:table-cell>
          <table:table-cell office:value-type="float" office:value="13800" table:style-name="ce3">
            <text:p>13800.00<text:s/></text:p>
          </table:table-cell>
          <table:table-cell office:value-type="float" office:value="395100" table:style-name="ce3">
            <text:p>395100.00<text:s/></text:p>
          </table:table-cell>
          <table:table-cell office:value-type="float" office:value="14000" table:style-name="ce3">
            <text:p>14000.00<text:s/></text:p>
          </table:table-cell>
          <table:table-cell office:value-type="float" office:value="35000" table:style-name="ce3">
            <text:p>35000.00<text:s/></text:p>
          </table:table-cell>
          <table:table-cell office:value-type="float" office:value="208429" table:style-name="ce3">
            <text:p>208429.00<text:s/></text:p>
          </table:table-cell>
          <table:table-cell office:value-type="float" office:value="12469" table:style-name="ce3">
            <text:p>12469.00<text:s/></text:p>
          </table:table-cell>
          <table:table-cell office:value-type="float" office:value="3749" table:style-name="ce3">
            <text:p>3749.00<text:s/></text:p>
          </table:table-cell>
          <table:table-cell office:value-type="float" office:value="152683" table:style-name="ce3">
            <text:p>152683.00<text:s/></text:p>
          </table:table-cell>
          <table:table-cell office:value-type="float" office:value="43761" table:style-name="ce3">
            <text:p>43761.00<text:s/></text:p>
          </table:table-cell>
          <table:table-cell office:value-type="float" office:value="13087" table:style-name="ce3">
            <text:p>13087.00<text:s/></text:p>
          </table:table-cell>
          <table:table-cell office:value-type="float" office:value="8833" table:style-name="ce3">
            <text:p>8833.00<text:s/></text:p>
          </table:table-cell>
          <table:table-cell office:value-type="float" office:value="5932" table:style-name="ce3">
            <text:p>5932.00<text:s/></text:p>
          </table:table-cell>
          <table:table-cell office:value-type="float" office:value="20531" table:style-name="ce3">
            <text:p>20531.00<text:s/></text:p>
          </table:table-cell>
          <table:table-cell office:value-type="float" office:value="4058" table:style-name="ce3">
            <text:p>4058.00<text:s/></text:p>
          </table:table-cell>
          <table:table-cell office:value-type="float" office:value="26693" table:style-name="ce3">
            <text:p>26693.00<text:s/></text:p>
          </table:table-cell>
          <table:table-cell office:value-type="float" office:value="2530" table:style-name="ce3">
            <text:p>2530.00<text:s/></text:p>
          </table:table-cell>
          <table:table-cell office:value-type="float" office:value="90900" table:style-name="ce3">
            <text:p>90900.00<text:s/></text:p>
          </table:table-cell>
          <table:table-cell office:value-type="float" office:value="51451" table:style-name="ce3">
            <text:p>51451.00<text:s/></text:p>
          </table:table-cell>
          <table:table-cell office:value-type="float" office:value="15403" table:style-name="ce3">
            <text:p>15403.00<text:s/></text:p>
          </table:table-cell>
          <table:table-cell office:value-type="float" office:value="6285" table:style-name="ce3">
            <text:p>6285.00<text:s/></text:p>
          </table:table-cell>
          <table:table-cell office:value-type="float" office:value="13441" table:style-name="ce3">
            <text:p>13441.00<text:s/></text:p>
          </table:table-cell>
          <table:table-cell office:value-type="float" office:value="2343" table:style-name="ce3">
            <text:p>2343.00<text:s/></text:p>
          </table:table-cell>
          <table:table-cell office:value-type="float" office:value="9873" table:style-name="ce3">
            <text:p>9873.00<text:s/></text:p>
          </table:table-cell>
          <table:table-cell office:value-type="float" office:value="10743" table:style-name="ce3">
            <text:p>10743.00<text:s/></text:p>
          </table:table-cell>
          <table:table-cell office:value-type="float" office:value="28003" table:style-name="ce3">
            <text:p>28003.00<text:s/></text:p>
          </table:table-cell>
          <table:table-cell office:value-type="float" office:value="5404" table:style-name="ce3">
            <text:p>5404.00<text:s/></text:p>
          </table:table-cell>
          <table:table-cell office:value-type="float" office:value="476384" table:style-name="ce3">
            <text:p>476384.00<text:s/></text:p>
          </table:table-cell>
          <table:table-cell office:value-type="float" office:value="1830" table:style-name="ce3">
            <text:p>1830.00<text:s/></text:p>
          </table:table-cell>
          <table:table-cell office:value-type="float" office:value="1539" table:style-name="ce3">
            <text:p>1539.00<text:s/></text:p>
          </table:table-cell>
          <table:table-cell office:value-type="float" office:value="1485" table:style-name="ce3">
            <text:p>1485.00<text:s/></text:p>
          </table:table-cell>
          <table:table-cell office:value-type="float" office:value="1615" table:style-name="ce3">
            <text:p>1615.00<text:s/></text:p>
          </table:table-cell>
          <table:table-cell office:value-type="float" office:value="1587760.62" table:style-name="ce3">
            <text:p>1587760.62<text:s/></text:p>
          </table:table-cell>
          <table:table-cell office:value-type="float" office:value="935717" table:style-name="ce3">
            <text:p>935717.00<text:s/></text:p>
          </table:table-cell>
          <table:table-cell office:value-type="float" office:value="249707" table:style-name="ce3">
            <text:p>249707.00<text:s/></text:p>
          </table:table-cell>
          <table:table-cell office:value-type="float" office:value="173359" table:style-name="ce3">
            <text:p>173359.00<text:s/></text:p>
          </table:table-cell>
          <table:table-cell office:value-type="float" office:value="360581" table:style-name="ce3">
            <text:p>360581.00<text:s/></text:p>
          </table:table-cell>
          <table:table-cell office:value-type="float" office:value="324156" table:style-name="ce3">
            <text:p>324156.00<text:s/></text:p>
          </table:table-cell>
          <table:table-cell office:value-type="float" office:value="1336538" table:style-name="ce3">
            <text:p>1336538.00<text:s/></text:p>
          </table:table-cell>
          <table:table-cell office:value-type="float" office:value="425732" table:style-name="ce3">
            <text:p>425732.00<text:s/></text:p>
          </table:table-cell>
          <table:table-cell office:value-type="float" office:value="293105" table:style-name="ce3">
            <text:p>293105.00<text:s/></text:p>
          </table:table-cell>
          <table:table-cell office:value-type="float" office:value="241480" table:style-name="ce3">
            <text:p>241480.00<text:s/></text:p>
          </table:table-cell>
          <table:table-cell table:number-columns-repeated="4" table:style-name="ce3"/>
          <table:table-cell table:number-columns-repeated="16319"/>
        </table:table-row>
        <table:table-row table:style-name="ro1">
          <table:table-cell office:value-type="date" office:date-value="2001-12-01T00:00:00" table:style-name="ce2">
            <text:p>2001-12-01</text:p>
          </table:table-cell>
          <table:table-cell office:value-type="float" office:value="175604" table:style-name="ce3">
            <text:p>175604.00<text:s/></text:p>
          </table:table-cell>
          <table:table-cell office:value-type="float" office:value="123426" table:style-name="ce3">
            <text:p>123426.00<text:s/></text:p>
          </table:table-cell>
          <table:table-cell office:value-type="float" office:value="446470" table:style-name="ce3">
            <text:p>446470.00<text:s/></text:p>
          </table:table-cell>
          <table:table-cell office:value-type="float" office:value="408306" table:style-name="ce3">
            <text:p>408306.00<text:s/></text:p>
          </table:table-cell>
          <table:table-cell office:value-type="float" office:value="97334" table:style-name="ce3">
            <text:p>97334.00<text:s/></text:p>
          </table:table-cell>
          <table:table-cell office:value-type="float" office:value="4934" table:style-name="ce3">
            <text:p>4934.00<text:s/></text:p>
          </table:table-cell>
          <table:table-cell office:value-type="float" office:value="43431" table:style-name="ce3">
            <text:p>43431.00<text:s/></text:p>
          </table:table-cell>
          <table:table-cell office:value-type="float" office:value="39604" table:style-name="ce3">
            <text:p>39604.00<text:s/></text:p>
          </table:table-cell>
          <table:table-cell office:value-type="float" office:value="570150" table:style-name="ce3">
            <text:p>570150.00<text:s/></text:p>
          </table:table-cell>
          <table:table-cell office:value-type="float" office:value="10000" table:style-name="ce3">
            <text:p>10000.00<text:s/></text:p>
          </table:table-cell>
          <table:table-cell office:value-type="float" office:value="4400" table:style-name="ce3">
            <text:p>4400.00<text:s/></text:p>
          </table:table-cell>
          <table:table-cell office:value-type="float" office:value="46000" table:style-name="ce3">
            <text:p>46000.00<text:s/></text:p>
          </table:table-cell>
          <table:table-cell office:value-type="float" office:value="42900" table:style-name="ce3">
            <text:p>42900.00<text:s/></text:p>
          </table:table-cell>
          <table:table-cell office:value-type="float" office:value="9900" table:style-name="ce3">
            <text:p>9900.00<text:s/></text:p>
          </table:table-cell>
          <table:table-cell office:value-type="float" office:value="71500" table:style-name="ce3">
            <text:p>71500.00<text:s/></text:p>
          </table:table-cell>
          <table:table-cell office:value-type="float" office:value="34900" table:style-name="ce3">
            <text:p>34900.00<text:s/></text:p>
          </table:table-cell>
          <table:table-cell office:value-type="float" office:value="1900" table:style-name="ce3">
            <text:p>1900.00<text:s/></text:p>
          </table:table-cell>
          <table:table-cell office:value-type="float" office:value="390900" table:style-name="ce3">
            <text:p>390900.00<text:s/></text:p>
          </table:table-cell>
          <table:table-cell office:value-type="float" office:value="5900" table:style-name="ce3">
            <text:p>5900.00<text:s/></text:p>
          </table:table-cell>
          <table:table-cell office:value-type="float" office:value="14100" table:style-name="ce3">
            <text:p>14100.00<text:s/></text:p>
          </table:table-cell>
          <table:table-cell office:value-type="float" office:value="293400" table:style-name="ce3">
            <text:p>293400.00<text:s/></text:p>
          </table:table-cell>
          <table:table-cell office:value-type="float" office:value="12200" table:style-name="ce3">
            <text:p>12200.00<text:s/></text:p>
          </table:table-cell>
          <table:table-cell office:value-type="float" office:value="32800" table:style-name="ce3">
            <text:p>32800.00<text:s/></text:p>
          </table:table-cell>
          <table:table-cell office:value-type="float" office:value="242130" table:style-name="ce3">
            <text:p>242130.00<text:s/></text:p>
          </table:table-cell>
          <table:table-cell office:value-type="float" office:value="12968" table:style-name="ce3">
            <text:p>12968.00<text:s/></text:p>
          </table:table-cell>
          <table:table-cell office:value-type="float" office:value="3253" table:style-name="ce3">
            <text:p>3253.00<text:s/></text:p>
          </table:table-cell>
          <table:table-cell office:value-type="float" office:value="150185" table:style-name="ce3">
            <text:p>150185.00<text:s/></text:p>
          </table:table-cell>
          <table:table-cell office:value-type="float" office:value="43633" table:style-name="ce3">
            <text:p>43633.00<text:s/></text:p>
          </table:table-cell>
          <table:table-cell office:value-type="float" office:value="22487" table:style-name="ce3">
            <text:p>22487.00<text:s/></text:p>
          </table:table-cell>
          <table:table-cell office:value-type="float" office:value="12488" table:style-name="ce3">
            <text:p>12488.00<text:s/></text:p>
          </table:table-cell>
          <table:table-cell office:value-type="float" office:value="10863" table:style-name="ce3">
            <text:p>10863.00<text:s/></text:p>
          </table:table-cell>
          <table:table-cell office:value-type="float" office:value="21074" table:style-name="ce3">
            <text:p>21074.00<text:s/></text:p>
          </table:table-cell>
          <table:table-cell office:value-type="float" office:value="3925" table:style-name="ce3">
            <text:p>3925.00<text:s/></text:p>
          </table:table-cell>
          <table:table-cell office:value-type="float" office:value="20814" table:style-name="ce3">
            <text:p>20814.00<text:s/></text:p>
          </table:table-cell>
          <table:table-cell office:value-type="float" office:value="2969" table:style-name="ce3">
            <text:p>2969.00<text:s/></text:p>
          </table:table-cell>
          <table:table-cell office:value-type="float" office:value="91072" table:style-name="ce3">
            <text:p>91072.00<text:s/></text:p>
          </table:table-cell>
          <table:table-cell office:value-type="float" office:value="52482" table:style-name="ce3">
            <text:p>52482.00<text:s/></text:p>
          </table:table-cell>
          <table:table-cell office:value-type="float" office:value="17047" table:style-name="ce3">
            <text:p>17047.00<text:s/></text:p>
          </table:table-cell>
          <table:table-cell office:value-type="float" office:value="6220" table:style-name="ce3">
            <text:p>6220.00<text:s/></text:p>
          </table:table-cell>
          <table:table-cell office:value-type="float" office:value="14155" table:style-name="ce3">
            <text:p>14155.00<text:s/></text:p>
          </table:table-cell>
          <table:table-cell office:value-type="float" office:value="2430" table:style-name="ce3">
            <text:p>2430.00<text:s/></text:p>
          </table:table-cell>
          <table:table-cell office:value-type="float" office:value="9507" table:style-name="ce3">
            <text:p>9507.00<text:s/></text:p>
          </table:table-cell>
          <table:table-cell office:value-type="float" office:value="11988" table:style-name="ce3">
            <text:p>11988.00<text:s/></text:p>
          </table:table-cell>
          <table:table-cell office:value-type="float" office:value="28832" table:style-name="ce3">
            <text:p>28832.00<text:s/></text:p>
          </table:table-cell>
          <table:table-cell office:value-type="float" office:value="6302" table:style-name="ce3">
            <text:p>6302.00<text:s/></text:p>
          </table:table-cell>
          <table:table-cell office:value-type="float" office:value="499730" table:style-name="ce3">
            <text:p>499730.00<text:s/></text:p>
          </table:table-cell>
          <table:table-cell office:value-type="float" office:value="1566" table:style-name="ce3">
            <text:p>1566.00<text:s/></text:p>
          </table:table-cell>
          <table:table-cell office:value-type="float" office:value="1452" table:style-name="ce3">
            <text:p>1452.00<text:s/></text:p>
          </table:table-cell>
          <table:table-cell office:value-type="float" office:value="1457" table:style-name="ce3">
            <text:p>1457.00<text:s/></text:p>
          </table:table-cell>
          <table:table-cell office:value-type="float" office:value="1475" table:style-name="ce3">
            <text:p>1475.00<text:s/></text:p>
          </table:table-cell>
          <table:table-cell office:value-type="float" office:value="1617737.85" table:style-name="ce3">
            <text:p>1617737.85<text:s/></text:p>
          </table:table-cell>
          <table:table-cell office:value-type="float" office:value="1000844" table:style-name="ce3">
            <text:p>1000844.00<text:s/></text:p>
          </table:table-cell>
          <table:table-cell office:value-type="float" office:value="264967" table:style-name="ce3">
            <text:p>264967.00<text:s/></text:p>
          </table:table-cell>
          <table:table-cell office:value-type="float" office:value="172654" table:style-name="ce3">
            <text:p>172654.00<text:s/></text:p>
          </table:table-cell>
          <table:table-cell office:value-type="float" office:value="379965" table:style-name="ce3">
            <text:p>379965.00<text:s/></text:p>
          </table:table-cell>
          <table:table-cell office:value-type="float" office:value="343294" table:style-name="ce3">
            <text:p>343294.00<text:s/></text:p>
          </table:table-cell>
          <table:table-cell office:value-type="float" office:value="1395020" table:style-name="ce3">
            <text:p>1395020.00<text:s/></text:p>
          </table:table-cell>
          <table:table-cell office:value-type="float" office:value="457438" table:style-name="ce3">
            <text:p>457438.00<text:s/></text:p>
          </table:table-cell>
          <table:table-cell office:value-type="float" office:value="329604" table:style-name="ce3">
            <text:p>329604.00<text:s/></text:p>
          </table:table-cell>
          <table:table-cell office:value-type="float" office:value="259336" table:style-name="ce3">
            <text:p>259336.00<text:s/></text:p>
          </table:table-cell>
          <table:table-cell table:number-columns-repeated="4" table:style-name="ce3"/>
          <table:table-cell table:number-columns-repeated="16319"/>
        </table:table-row>
        <table:table-row table:style-name="ro1">
          <table:table-cell office:value-type="date" office:date-value="2002-12-01T00:00:00" table:style-name="ce2">
            <text:p>2002-12-01</text:p>
          </table:table-cell>
          <table:table-cell office:value-type="float" office:value="189688" table:style-name="ce3">
            <text:p>189688.00<text:s/></text:p>
          </table:table-cell>
          <table:table-cell office:value-type="float" office:value="117063" table:style-name="ce3">
            <text:p>117063.00<text:s/></text:p>
          </table:table-cell>
          <table:table-cell office:value-type="float" office:value="434507" table:style-name="ce3">
            <text:p>434507.00<text:s/></text:p>
          </table:table-cell>
          <table:table-cell office:value-type="float" office:value="398480" table:style-name="ce3">
            <text:p>398480.00<text:s/></text:p>
          </table:table-cell>
          <table:table-cell office:value-type="float" office:value="85516" table:style-name="ce3">
            <text:p>85516.00<text:s/></text:p>
          </table:table-cell>
          <table:table-cell office:value-type="float" office:value="4770" table:style-name="ce3">
            <text:p>4770.00<text:s/></text:p>
          </table:table-cell>
          <table:table-cell office:value-type="float" office:value="43008" table:style-name="ce3">
            <text:p>43008.00<text:s/></text:p>
          </table:table-cell>
          <table:table-cell office:value-type="float" office:value="34790" table:style-name="ce3">
            <text:p>34790.00<text:s/></text:p>
          </table:table-cell>
          <table:table-cell office:value-type="float" office:value="572364" table:style-name="ce3">
            <text:p>572364.00<text:s/></text:p>
          </table:table-cell>
          <table:table-cell office:value-type="float" office:value="8000" table:style-name="ce3">
            <text:p>8000.00<text:s/></text:p>
          </table:table-cell>
          <table:table-cell office:value-type="float" office:value="3800" table:style-name="ce3">
            <text:p>3800.00<text:s/></text:p>
          </table:table-cell>
          <table:table-cell office:value-type="float" office:value="51000" table:style-name="ce3">
            <text:p>51000.00<text:s/></text:p>
          </table:table-cell>
          <table:table-cell office:value-type="float" office:value="44500" table:style-name="ce3">
            <text:p>44500.00<text:s/></text:p>
          </table:table-cell>
          <table:table-cell office:value-type="float" office:value="9900" table:style-name="ce3">
            <text:p>9900.00<text:s/></text:p>
          </table:table-cell>
          <table:table-cell office:value-type="float" office:value="71300" table:style-name="ce3">
            <text:p>71300.00<text:s/></text:p>
          </table:table-cell>
          <table:table-cell office:value-type="float" office:value="37000" table:style-name="ce3">
            <text:p>37000.00<text:s/></text:p>
          </table:table-cell>
          <table:table-cell office:value-type="float" office:value="1800" table:style-name="ce3">
            <text:p>1800.00<text:s/></text:p>
          </table:table-cell>
          <table:table-cell office:value-type="float" office:value="412100" table:style-name="ce3">
            <text:p>412100.00<text:s/></text:p>
          </table:table-cell>
          <table:table-cell office:value-type="float" office:value="4000" table:style-name="ce3">
            <text:p>4000.00<text:s/></text:p>
          </table:table-cell>
          <table:table-cell office:value-type="float" office:value="17300" table:style-name="ce3">
            <text:p>17300.00<text:s/></text:p>
          </table:table-cell>
          <table:table-cell office:value-type="float" office:value="298900" table:style-name="ce3">
            <text:p>298900.00<text:s/></text:p>
          </table:table-cell>
          <table:table-cell office:value-type="float" office:value="12400" table:style-name="ce3">
            <text:p>12400.00<text:s/></text:p>
          </table:table-cell>
          <table:table-cell office:value-type="float" office:value="41400" table:style-name="ce3">
            <text:p>41400.00<text:s/></text:p>
          </table:table-cell>
          <table:table-cell office:value-type="float" office:value="242936" table:style-name="ce3">
            <text:p>242936.00<text:s/></text:p>
          </table:table-cell>
          <table:table-cell office:value-type="float" office:value="11559" table:style-name="ce3">
            <text:p>11559.00<text:s/></text:p>
          </table:table-cell>
          <table:table-cell office:value-type="float" office:value="4736" table:style-name="ce3">
            <text:p>4736.00<text:s/></text:p>
          </table:table-cell>
          <table:table-cell office:value-type="float" office:value="167089" table:style-name="ce3">
            <text:p>167089.00<text:s/></text:p>
          </table:table-cell>
          <table:table-cell office:value-type="float" office:value="46880" table:style-name="ce3">
            <text:p>46880.00<text:s/></text:p>
          </table:table-cell>
          <table:table-cell office:value-type="float" office:value="29488" table:style-name="ce3">
            <text:p>29488.00<text:s/></text:p>
          </table:table-cell>
          <table:table-cell office:value-type="float" office:value="17917" table:style-name="ce3">
            <text:p>17917.00<text:s/></text:p>
          </table:table-cell>
          <table:table-cell office:value-type="float" office:value="19051" table:style-name="ce3">
            <text:p>19051.00<text:s/></text:p>
          </table:table-cell>
          <table:table-cell office:value-type="float" office:value="22195" table:style-name="ce3">
            <text:p>22195.00<text:s/></text:p>
          </table:table-cell>
          <table:table-cell office:value-type="float" office:value="5685" table:style-name="ce3">
            <text:p>5685.00<text:s/></text:p>
          </table:table-cell>
          <table:table-cell office:value-type="float" office:value="24832" table:style-name="ce3">
            <text:p>24832.00<text:s/></text:p>
          </table:table-cell>
          <table:table-cell office:value-type="float" office:value="3203" table:style-name="ce3">
            <text:p>3203.00<text:s/></text:p>
          </table:table-cell>
          <table:table-cell office:value-type="float" office:value="97699" table:style-name="ce3">
            <text:p>97699.00<text:s/></text:p>
          </table:table-cell>
          <table:table-cell office:value-type="float" office:value="48951" table:style-name="ce3">
            <text:p>48951.00<text:s/></text:p>
          </table:table-cell>
          <table:table-cell office:value-type="float" office:value="18126" table:style-name="ce3">
            <text:p>18126.00<text:s/></text:p>
          </table:table-cell>
          <table:table-cell office:value-type="float" office:value="5807" table:style-name="ce3">
            <text:p>5807.00<text:s/></text:p>
          </table:table-cell>
          <table:table-cell office:value-type="float" office:value="15233" table:style-name="ce3">
            <text:p>15233.00<text:s/></text:p>
          </table:table-cell>
          <table:table-cell office:value-type="float" office:value="2669" table:style-name="ce3">
            <text:p>2669.00<text:s/></text:p>
          </table:table-cell>
          <table:table-cell office:value-type="float" office:value="11369" table:style-name="ce3">
            <text:p>11369.00<text:s/></text:p>
          </table:table-cell>
          <table:table-cell office:value-type="float" office:value="13075" table:style-name="ce3">
            <text:p>13075.00<text:s/></text:p>
          </table:table-cell>
          <table:table-cell office:value-type="float" office:value="28684" table:style-name="ce3">
            <text:p>28684.00<text:s/></text:p>
          </table:table-cell>
          <table:table-cell office:value-type="float" office:value="6810" table:style-name="ce3">
            <text:p>6810.00<text:s/></text:p>
          </table:table-cell>
          <table:table-cell office:value-type="float" office:value="522448" table:style-name="ce3">
            <text:p>522448.00<text:s/></text:p>
          </table:table-cell>
          <table:table-cell office:value-type="float" office:value="1263" table:style-name="ce3">
            <text:p>1263.00<text:s/></text:p>
          </table:table-cell>
          <table:table-cell office:value-type="float" office:value="1874" table:style-name="ce3">
            <text:p>1874.00<text:s/></text:p>
          </table:table-cell>
          <table:table-cell office:value-type="float" office:value="1491" table:style-name="ce3">
            <text:p>1491.00<text:s/></text:p>
          </table:table-cell>
          <table:table-cell office:value-type="float" office:value="1447" table:style-name="ce3">
            <text:p>1447.00<text:s/></text:p>
          </table:table-cell>
          <table:table-cell office:value-type="float" office:value="1499631.11" table:style-name="ce3">
            <text:p>1499631.11<text:s/></text:p>
          </table:table-cell>
          <table:table-cell office:value-type="float" office:value="683791" table:style-name="ce3">
            <text:p>683791.00<text:s/></text:p>
          </table:table-cell>
          <table:table-cell office:value-type="float" office:value="186809" table:style-name="ce3">
            <text:p>186809.00<text:s/></text:p>
          </table:table-cell>
          <table:table-cell office:value-type="float" office:value="116966" table:style-name="ce3">
            <text:p>116966.00<text:s/></text:p>
          </table:table-cell>
          <table:table-cell office:value-type="float" office:value="281318" table:style-name="ce3">
            <text:p>281318.00<text:s/></text:p>
          </table:table-cell>
          <table:table-cell office:value-type="float" office:value="254254" table:style-name="ce3">
            <text:p>254254.00<text:s/></text:p>
          </table:table-cell>
          <table:table-cell office:value-type="float" office:value="867160" table:style-name="ce3">
            <text:p>867160.00<text:s/></text:p>
          </table:table-cell>
          <table:table-cell office:value-type="float" office:value="368176" table:style-name="ce3">
            <text:p>368176.00<text:s/></text:p>
          </table:table-cell>
          <table:table-cell office:value-type="float" office:value="234260" table:style-name="ce3">
            <text:p>234260.00<text:s/></text:p>
          </table:table-cell>
          <table:table-cell office:value-type="float" office:value="185398" table:style-name="ce3">
            <text:p>185398.00<text:s/></text:p>
          </table:table-cell>
          <table:table-cell table:number-columns-repeated="4" table:style-name="ce3"/>
          <table:table-cell table:number-columns-repeated="16319"/>
        </table:table-row>
        <table:table-row table:style-name="ro1">
          <table:table-cell table:style-name="ce1"/>
          <table:table-cell table:number-columns-repeated="64" table:style-name="ce3"/>
          <table:table-cell table:number-columns-repeated="16319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number-style style:name="N37P0">
      <number:number number:decimal-places="2" number:min-integer-digits="1"/>
      <number:text> </number:text>
    </number:number-style>
    <number:number-style style:name="N37">
      <number:text>(</number:text>
      <number:number number:decimal-places="2" number:min-integer-digits="1"/>
      <number:text>)</number:text>
      <style:map style:condition="value()&gt;=0" style:apply-style-name="N37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dmin</meta:initial-creator>
    <dc:creator>admin</dc:creator>
    <meta:creation-date>2021-10-21T07:09:36Z</meta:creation-date>
    <dc:date>2021-10-21T07:14:11Z</dc:date>
  </office:meta>
</office:document-meta>
</file>